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ionmerg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ionNa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egion</text:p>
          </table:table-cell>
        </table:table-row>
        <table:table-row table:style-name="ro1" table:visibility="filter">
          <table:table-cell office:value-type="string" calcext:value-type="string">
            <text:p>National Achives-Accra</text:p>
          </table:table-cell>
          <table:table-cell office:value-type="float" office:value="-0.2078" calcext:value-type="float">
            <text:p>-0.2078</text:p>
          </table:table-cell>
          <table:table-cell office:value-type="float" office:value="5.5612" calcext:value-type="float">
            <text:p>5.5612</text:p>
          </table:table-cell>
          <table:table-cell office:value-type="string" calcext:value-type="string">
            <text:p>Ga Centr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TTC- Nkrumah Circle</text:p>
          </table:table-cell>
          <table:table-cell office:value-type="float" office:value="-0.2084" calcext:value-type="float">
            <text:p>-0.2084</text:p>
          </table:table-cell>
          <table:table-cell office:value-type="float" office:value="5.5742" calcext:value-type="float">
            <text:p>5.5742</text:p>
          </table:table-cell>
          <table:table-cell office:value-type="string" calcext:value-type="string">
            <text:p>Ga Centr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bakoase</text:p>
          </table:table-cell>
          <table:table-cell office:value-type="float" office:value="-0.6333" calcext:value-type="float">
            <text:p>-0.6333</text:p>
          </table:table-cell>
          <table:table-cell office:value-type="float" office:value="6.4167" calcext:value-type="float">
            <text:p>6.4167</text:p>
          </table:table-cell>
          <table:table-cell office:value-type="string" calcext:value-type="string">
            <text:p>Atiwa East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amkrome</text:p>
          </table:table-cell>
          <table:table-cell office:value-type="float" office:value="-0.65" calcext:value-type="float">
            <text:p>-0.65</text:p>
          </table:table-cell>
          <table:table-cell office:value-type="float" office:value="5.8167" calcext:value-type="float">
            <text:p>5.8167</text:p>
          </table:table-cell>
          <table:table-cell office:value-type="string" calcext:value-type="string">
            <text:p>Prestea-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benase</text:p>
          </table:table-cell>
          <table:table-cell office:value-type="float" office:value="-1.05" calcext:value-type="float">
            <text:p>-1.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kyemansa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esewa Gyaman</text:p>
          </table:table-cell>
          <table:table-cell office:value-type="float" office:value="-2.0167" calcext:value-type="float">
            <text:p>-2.0167</text:p>
          </table:table-cell>
          <table:table-cell office:value-type="float" office:value="5.8167" calcext:value-type="float">
            <text:p>5.8167</text:p>
          </table:table-cell>
          <table:table-cell office:value-type="string" calcext:value-type="string">
            <text:p>Wassa Amenfi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betifi</text:p>
          </table:table-cell>
          <table:table-cell office:value-type="float" office:value="-0.7472" calcext:value-type="float">
            <text:p>-0.7472</text:p>
          </table:table-cell>
          <table:table-cell office:value-type="float" office:value="6.6803" calcext:value-type="float">
            <text:p>6.6803</text:p>
          </table:table-cell>
          <table:table-cell office:value-type="string" calcext:value-type="string">
            <text:p>Kwahu East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etifi</text:p>
          </table:table-cell>
          <table:table-cell office:value-type="float" office:value="-0.7472" calcext:value-type="float">
            <text:p>-0.7472</text:p>
          </table:table-cell>
          <table:table-cell office:value-type="float" office:value="6.6803" calcext:value-type="float">
            <text:p>6.6803</text:p>
          </table:table-cell>
          <table:table-cell office:value-type="string" calcext:value-type="string">
            <text:p>Kwahu East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etifi-Kwahu</text:p>
          </table:table-cell>
          <table:table-cell office:value-type="float" office:value="-0.7472" calcext:value-type="float">
            <text:p>-0.7472</text:p>
          </table:table-cell>
          <table:table-cell office:value-type="float" office:value="6.6803" calcext:value-type="float">
            <text:p>6.6803</text:p>
          </table:table-cell>
          <table:table-cell office:value-type="string" calcext:value-type="string">
            <text:p>Kwahu East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oantem</text:p>
          </table:table-cell>
          <table:table-cell office:value-type="float" office:value="-1.4" calcext:value-type="float">
            <text:p>-1.4</text:p>
          </table:table-cell>
          <table:table-cell office:value-type="float" office:value="7.1833" calcext:value-type="float">
            <text:p>7.1833</text:p>
          </table:table-cell>
          <table:table-cell office:value-type="string" calcext:value-type="string">
            <text:p>Ejura-Sekyedumase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bofour</text:p>
          </table:table-cell>
          <table:table-cell office:value-type="float" office:value="-1.7333" calcext:value-type="float">
            <text:p>-1.7333</text:p>
          </table:table-cell>
          <table:table-cell office:value-type="float" office:value="7.1333" calcext:value-type="float">
            <text:p>7.1333</text:p>
          </table:table-cell>
          <table:table-cell office:value-type="string" calcext:value-type="string">
            <text:p>Offinso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bokobi</text:p>
          </table:table-cell>
          <table:table-cell office:value-type="float" office:value="-0.2" calcext:value-type="float">
            <text:p>-0.2</text:p>
          </table:table-cell>
          <table:table-cell office:value-type="float" office:value="5.7333" calcext:value-type="float">
            <text:p>5.7333</text:p>
          </table:table-cell>
          <table:table-cell office:value-type="string" calcext:value-type="string">
            <text:p>Ga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bomo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bomo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bor</text:p>
          </table:table-cell>
          <table:table-cell office:value-type="float" office:value="0.8667" calcext:value-type="float">
            <text:p>0.8667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Keta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boso</text:p>
          </table:table-cell>
          <table:table-cell office:value-type="float" office:value="-1.9667" calcext:value-type="float">
            <text:p>-1.9667</text:p>
          </table:table-cell>
          <table:table-cell office:value-type="float" office:value="5.3667" calcext:value-type="float">
            <text:p>5.3667</text:p>
          </table:table-cell>
          <table:table-cell office:value-type="string" calcext:value-type="string">
            <text:p>Prestea-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boso</text:p>
          </table:table-cell>
          <table:table-cell office:value-type="float" office:value="-1.95" calcext:value-type="float">
            <text:p>-1.95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Prestea-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bra</text:p>
          </table:table-cell>
          <table:table-cell office:value-type="float" office:value="-2.05" calcext:value-type="float">
            <text:p>-2.0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Ahanta We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brafo-Odumase</text:p>
          </table:table-cell>
          <table:table-cell office:value-type="float" office:value="-1.3833" calcext:value-type="float">
            <text:p>-1.3833</text:p>
          </table:table-cell>
          <table:table-cell office:value-type="float" office:value="5.3333" calcext:value-type="float">
            <text:p>5.3333</text:p>
          </table:table-cell>
          <table:table-cell office:value-type="string" calcext:value-type="string">
            <text:p>Twifo/Heman/Lower Denkyir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brem Agona</text:p>
          </table:table-cell>
          <table:table-cell office:value-type="float" office:value="-1.4333" calcext:value-type="float">
            <text:p>-1.4333</text:p>
          </table:table-cell>
          <table:table-cell office:value-type="float" office:value="5.1833" calcext:value-type="float">
            <text:p>5.1833</text:p>
          </table:table-cell>
          <table:table-cell office:value-type="string" calcext:value-type="string">
            <text:p>KEEA Municipal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brumase</text:p>
          </table:table-cell>
          <table:table-cell office:value-type="float" office:value="-1.0167" calcext:value-type="float">
            <text:p>-1.0167</text:p>
          </table:table-cell>
          <table:table-cell office:value-type="float" office:value="8.4833" calcext:value-type="float">
            <text:p>8.4833</text:p>
          </table:table-cell>
          <table:table-cell office:value-type="string" calcext:value-type="string">
            <text:p>East Gonja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Abura-Dunkwa</text:p>
          </table:table-cell>
          <table:table-cell office:value-type="float" office:value="-1.1667" calcext:value-type="float">
            <text:p>-1.1667</text:p>
          </table:table-cell>
          <table:table-cell office:value-type="float" office:value="5.3333" calcext:value-type="float">
            <text:p>5.3333</text:p>
          </table:table-cell>
          <table:table-cell office:value-type="string" calcext:value-type="string">
            <text:p>Abura / Asebu / Kwamankese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buri</text:p>
          </table:table-cell>
          <table:table-cell office:value-type="float" office:value="-0.1743" calcext:value-type="float">
            <text:p>-0.1743</text:p>
          </table:table-cell>
          <table:table-cell office:value-type="float" office:value="5.8513" calcext:value-type="float">
            <text:p>5.8513</text:p>
          </table:table-cell>
          <table:table-cell office:value-type="string" calcext:value-type="string">
            <text:p>Akuapem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uri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Akuapem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butia Teti</text:p>
          </table:table-cell>
          <table:table-cell office:value-type="float" office:value="0.3667" calcext:value-type="float">
            <text:p>0.3667</text:p>
          </table:table-cell>
          <table:table-cell office:value-type="float" office:value="6.5167" calcext:value-type="float">
            <text:p>6.5167</text:p>
          </table:table-cell>
          <table:table-cell office:value-type="string" calcext:value-type="string">
            <text:p>Ho West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ccra</text:p>
          </table:table-cell>
          <table:table-cell office:value-type="float" office:value="-0.45" calcext:value-type="float">
            <text:p>-0.45</text:p>
          </table:table-cell>
          <table:table-cell office:value-type="float" office:value="5.5667" calcext:value-type="float">
            <text:p>5.5667</text:p>
          </table:table-cell>
          <table:table-cell office:value-type="string" calcext:value-type="string">
            <text:p>Awutu Senya E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ccra Academy</text:p>
          </table:table-cell>
          <table:table-cell office:value-type="float" office:value="-0.2445" calcext:value-type="float">
            <text:p>-0.2445</text:p>
          </table:table-cell>
          <table:table-cell office:value-type="float" office:value="5.5731" calcext:value-type="float">
            <text:p>5.5731</text:p>
          </table:table-cell>
          <table:table-cell office:value-type="string" calcext:value-type="string">
            <text:p>Accra Metropolitan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ccra-Korle Bu</text:p>
          </table:table-cell>
          <table:table-cell office:value-type="float" office:value="-0.2229" calcext:value-type="float">
            <text:p>-0.2229</text:p>
          </table:table-cell>
          <table:table-cell office:value-type="float" office:value="5.536" calcext:value-type="float">
            <text:p>5.536</text:p>
          </table:table-cell>
          <table:table-cell office:value-type="string" calcext:value-type="string">
            <text:p>Ablekuma South Metropolitan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chiase</text:p>
          </table:table-cell>
          <table:table-cell office:value-type="float" office:value="-1.9833" calcext:value-type="float">
            <text:p>-1.9833</text:p>
          </table:table-cell>
          <table:table-cell office:value-type="float" office:value="5.8333" calcext:value-type="float">
            <text:p>5.8333</text:p>
          </table:table-cell>
          <table:table-cell office:value-type="string" calcext:value-type="string">
            <text:p>Wassa Amenfi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chichere</text:p>
          </table:table-cell>
          <table:table-cell office:value-type="float" office:value="-2.3167" calcext:value-type="float">
            <text:p>-2.3167</text:p>
          </table:table-cell>
          <table:table-cell office:value-type="float" office:value="5.7167" calcext:value-type="float">
            <text:p>5.7167</text:p>
          </table:table-cell>
          <table:table-cell office:value-type="string" calcext:value-type="string">
            <text:p>Wassa Amenfi Centr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chimota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5.6167" calcext:value-type="float">
            <text:p>5.6167</text:p>
          </table:table-cell>
          <table:table-cell office:value-type="string" calcext:value-type="string">
            <text:p>Ayawaso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chimota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5.6167" calcext:value-type="float">
            <text:p>5.6167</text:p>
          </table:table-cell>
          <table:table-cell office:value-type="string" calcext:value-type="string">
            <text:p>Ayawaso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da</text:p>
          </table:table-cell>
          <table:table-cell office:value-type="float" office:value="0.622" calcext:value-type="float">
            <text:p>0.622</text:p>
          </table:table-cell>
          <table:table-cell office:value-type="float" office:value="5.7777" calcext:value-type="float">
            <text:p>5.7777</text:p>
          </table:table-cell>
          <table:table-cell office:value-type="string" calcext:value-type="string">
            <text:p>Dangme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daklu Abalonu</text:p>
          </table:table-cell>
          <table:table-cell office:value-type="float" office:value="0.6333" calcext:value-type="float">
            <text:p>0.633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Adakl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aklu Aboadi</text:p>
          </table:table-cell>
          <table:table-cell office:value-type="float" office:value="0.5" calcext:value-type="float">
            <text:p>0.5</text:p>
          </table:table-cell>
          <table:table-cell office:value-type="float" office:value="6.5167" calcext:value-type="float">
            <text:p>6.5167</text:p>
          </table:table-cell>
          <table:table-cell office:value-type="string" calcext:value-type="string">
            <text:p>Adakl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aklu Waya</text:p>
          </table:table-cell>
          <table:table-cell office:value-type="float" office:value="0.6287" calcext:value-type="float">
            <text:p>0.6287</text:p>
          </table:table-cell>
          <table:table-cell office:value-type="float" office:value="6.446" calcext:value-type="float">
            <text:p>6.446</text:p>
          </table:table-cell>
          <table:table-cell office:value-type="string" calcext:value-type="string">
            <text:p>Adakl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amanso</text:p>
          </table:table-cell>
          <table:table-cell office:value-type="float" office:value="-2.1" calcext:value-type="float">
            <text:p>-2.1</text:p>
          </table:table-cell>
          <table:table-cell office:value-type="float" office:value="5.6833" calcext:value-type="float">
            <text:p>5.6833</text:p>
          </table:table-cell>
          <table:table-cell office:value-type="string" calcext:value-type="string">
            <text:p>Wassa Amenfi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damso</text:p>
          </table:table-cell>
          <table:table-cell office:value-type="float" office:value="-2.8" calcext:value-type="float">
            <text:p>-2.8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Jaman South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Adawso Akwapim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Akuapem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dawso Kwahu</text:p>
          </table:table-cell>
          <table:table-cell office:value-type="float" office:value="-0.5167" calcext:value-type="float">
            <text:p>-0.516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Kwahu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deiso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Upper West Akim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denta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didome</text:p>
          </table:table-cell>
          <table:table-cell office:value-type="float" office:value="0.5167" calcext:value-type="float">
            <text:p>0.5167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idome</text:p>
          </table:table-cell>
          <table:table-cell office:value-type="float" office:value="0.5167" calcext:value-type="float">
            <text:p>0.5167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ina</text:p>
          </table:table-cell>
          <table:table-cell office:value-type="float" office:value="1.0833" calcext:value-type="float">
            <text:p>1.0833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Ketu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juafua</text:p>
          </table:table-cell>
          <table:table-cell office:value-type="float" office:value="-3.0167" calcext:value-type="float">
            <text:p>-3.0167</text:p>
          </table:table-cell>
          <table:table-cell office:value-type="float" office:value="6.5667" calcext:value-type="float">
            <text:p>6.5667</text:p>
          </table:table-cell>
          <table:table-cell office:value-type="string" calcext:value-type="string">
            <text:p>Bia We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djum</text:p>
          </table:table-cell>
          <table:table-cell office:value-type="float" office:value="-2.6333" calcext:value-type="float">
            <text:p>-2.6333</text:p>
          </table:table-cell>
          <table:table-cell office:value-type="float" office:value="5.6167" calcext:value-type="float">
            <text:p>5.6167</text:p>
          </table:table-cell>
          <table:table-cell office:value-type="string" calcext:value-type="string">
            <text:p>Aowin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dubia Manso</text:p>
          </table:table-cell>
          <table:table-cell office:value-type="float" office:value="-1.95" calcext:value-type="float">
            <text:p>-1.95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mansie West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dubia Manso</text:p>
          </table:table-cell>
          <table:table-cell office:value-type="float" office:value="-1.95" calcext:value-type="float">
            <text:p>-1.95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mansie West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dumadum</text:p>
          </table:table-cell>
          <table:table-cell office:value-type="float" office:value="0.3833" calcext:value-type="float">
            <text:p>0.3833</text:p>
          </table:table-cell>
          <table:table-cell office:value-type="float" office:value="7.7833" calcext:value-type="float">
            <text:p>7.7833</text:p>
          </table:table-cell>
          <table:table-cell office:value-type="string" calcext:value-type="string">
            <text:p>Krachie East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duman</text:p>
          </table:table-cell>
          <table:table-cell office:value-type="float" office:value="0.3833" calcext:value-type="float">
            <text:p>0.38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me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dumasa</text:p>
          </table:table-cell>
          <table:table-cell office:value-type="float" office:value="0.0667" calcext:value-type="float">
            <text:p>0.0667</text:p>
          </table:table-cell>
          <table:table-cell office:value-type="float" office:value="6.3667" calcext:value-type="float">
            <text:p>6.3667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dutor</text:p>
          </table:table-cell>
          <table:table-cell office:value-type="float" office:value="0.7" calcext:value-type="float">
            <text:p>0.7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Sou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fiadenyigba</text:p>
          </table:table-cell>
          <table:table-cell office:value-type="float" office:value="0.9833" calcext:value-type="float">
            <text:p>0.9833</text:p>
          </table:table-cell>
          <table:table-cell office:value-type="float" office:value="6.0167" calcext:value-type="float">
            <text:p>6.0167</text:p>
          </table:table-cell>
          <table:table-cell office:value-type="string" calcext:value-type="string">
            <text:p>Keta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fienya</text:p>
          </table:table-cell>
          <table:table-cell office:value-type="float" office:value="0.0167" calcext:value-type="float">
            <text:p>0.0167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ingo Prampram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fife-Weta</text:p>
          </table:table-cell>
          <table:table-cell office:value-type="float" office:value="0.9167" calcext:value-type="float">
            <text:p>0.9167</text:p>
          </table:table-cell>
          <table:table-cell office:value-type="float" office:value="6.0833" calcext:value-type="float">
            <text:p>6.0833</text:p>
          </table:table-cell>
          <table:table-cell office:value-type="string" calcext:value-type="string">
            <text:p>Ketu Nor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flao</text:p>
          </table:table-cell>
          <table:table-cell office:value-type="float" office:value="1.1833" calcext:value-type="float">
            <text:p>1.1833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Ketu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flao</text:p>
          </table:table-cell>
          <table:table-cell office:value-type="float" office:value="1.1871" calcext:value-type="float">
            <text:p>1.1871</text:p>
          </table:table-cell>
          <table:table-cell office:value-type="float" office:value="6.117" calcext:value-type="float">
            <text:p>6.117</text:p>
          </table:table-cell>
          <table:table-cell office:value-type="string" calcext:value-type="string">
            <text:p>Ketu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framso No. 2</text:p>
          </table:table-cell>
          <table:table-cell office:value-type="float" office:value="-1.25" calcext:value-type="float">
            <text:p>-1.25</text:p>
          </table:table-cell>
          <table:table-cell office:value-type="float" office:value="7.2333" calcext:value-type="float">
            <text:p>7.2333</text:p>
          </table:table-cell>
          <table:table-cell office:value-type="string" calcext:value-type="string">
            <text:p>Sekyere Central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gbagorme</text:p>
          </table:table-cell>
          <table:table-cell office:value-type="float" office:value="0.7167" calcext:value-type="float">
            <text:p>0.7167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Sou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gbosome</text:p>
          </table:table-cell>
          <table:table-cell office:value-type="float" office:value="1.0333" calcext:value-type="float">
            <text:p>1.0333</text:p>
          </table:table-cell>
          <table:table-cell office:value-type="float" office:value="6.0833" calcext:value-type="float">
            <text:p>6.0833</text:p>
          </table:table-cell>
          <table:table-cell office:value-type="string" calcext:value-type="string">
            <text:p>Ketu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gogo</text:p>
          </table:table-cell>
          <table:table-cell office:value-type="float" office:value="-1.0833" calcext:value-type="float">
            <text:p>-1.0833</text:p>
          </table:table-cell>
          <table:table-cell office:value-type="float" office:value="6.7833" calcext:value-type="float">
            <text:p>6.7833</text:p>
          </table:table-cell>
          <table:table-cell office:value-type="string" calcext:value-type="string">
            <text:p>Asante Akim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gomeda</text:p>
          </table:table-cell>
          <table:table-cell office:value-type="float" office:value="0.0167" calcext:value-type="float">
            <text:p>0.0167</text:p>
          </table:table-cell>
          <table:table-cell office:value-type="float" office:value="5.9833" calcext:value-type="float">
            <text:p>5.9833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gona Abodom</text:p>
          </table:table-cell>
          <table:table-cell office:value-type="float" office:value="-0.8167" calcext:value-type="float">
            <text:p>-0.8167</text:p>
          </table:table-cell>
          <table:table-cell office:value-type="float" office:value="5.5333" calcext:value-type="float">
            <text:p>5.5333</text:p>
          </table:table-cell>
          <table:table-cell office:value-type="string" calcext:value-type="string">
            <text:p>Agona E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gona Ahanta</text:p>
          </table:table-cell>
          <table:table-cell office:value-type="float" office:value="-1.9667" calcext:value-type="float">
            <text:p>-1.9667</text:p>
          </table:table-cell>
          <table:table-cell office:value-type="float" office:value="4.8833" calcext:value-type="float">
            <text:p>4.8833</text:p>
          </table:table-cell>
          <table:table-cell office:value-type="string" calcext:value-type="string">
            <text:p>Agona We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gona Ashanti</text:p>
          </table:table-cell>
          <table:table-cell office:value-type="float" office:value="-1.4833" calcext:value-type="float">
            <text:p>-1.4833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Sekyere Sou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gona Swedru</text:p>
          </table:table-cell>
          <table:table-cell office:value-type="float" office:value="-0.7" calcext:value-type="float">
            <text:p>-0.7</text:p>
          </table:table-cell>
          <table:table-cell office:value-type="float" office:value="5.5167" calcext:value-type="float">
            <text:p>5.5167</text:p>
          </table:table-cell>
          <table:table-cell office:value-type="string" calcext:value-type="string">
            <text:p>Agona We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gona Swedru</text:p>
          </table:table-cell>
          <table:table-cell office:value-type="float" office:value="-0.7" calcext:value-type="float">
            <text:p>-0.7</text:p>
          </table:table-cell>
          <table:table-cell office:value-type="float" office:value="5.5167" calcext:value-type="float">
            <text:p>5.5167</text:p>
          </table:table-cell>
          <table:table-cell office:value-type="string" calcext:value-type="string">
            <text:p>Agona We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gona Swedru</text:p>
          </table:table-cell>
          <table:table-cell office:value-type="float" office:value="-0.7" calcext:value-type="float">
            <text:p>-0.7</text:p>
          </table:table-cell>
          <table:table-cell office:value-type="float" office:value="5.5167" calcext:value-type="float">
            <text:p>5.5167</text:p>
          </table:table-cell>
          <table:table-cell office:value-type="string" calcext:value-type="string">
            <text:p>Agona We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Aguna Amenfi</text:p>
          </table:table-cell>
          <table:table-cell office:value-type="float" office:value="-2.3167" calcext:value-type="float">
            <text:p>-2.3167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Wassa Amenfi Centr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Ahibenso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Bodi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Ahunda Adaklu</text:p>
          </table:table-cell>
          <table:table-cell office:value-type="float" office:value="0.55" calcext:value-type="float">
            <text:p>0.5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dakl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jena New</text:p>
          </table:table-cell>
          <table:table-cell office:value-type="float" office:value="0.05" calcext:value-type="float">
            <text:p>0.05</text:p>
          </table:table-cell>
          <table:table-cell office:value-type="float" office:value="6.3667" calcext:value-type="float">
            <text:p>6.3667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aa</text:p>
          </table:table-cell>
          <table:table-cell office:value-type="float" office:value="0.4" calcext:value-type="float">
            <text:p>0.4</text:p>
          </table:table-cell>
          <table:table-cell office:value-type="float" office:value="7.4333" calcext:value-type="float">
            <text:p>7.4333</text:p>
          </table:table-cell>
          <table:table-cell office:value-type="string" calcext:value-type="string">
            <text:p>Jasikan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katsi</text:p>
          </table:table-cell>
          <table:table-cell office:value-type="float" office:value="0.8" calcext:value-type="float">
            <text:p>0.8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Akatsi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katsi School</text:p>
          </table:table-cell>
          <table:table-cell office:value-type="float" office:value="0.8008" calcext:value-type="float">
            <text:p>0.8008</text:p>
          </table:table-cell>
          <table:table-cell office:value-type="float" office:value="6.1256" calcext:value-type="float">
            <text:p>6.1256</text:p>
          </table:table-cell>
          <table:table-cell office:value-type="string" calcext:value-type="string">
            <text:p>Akatsi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kim Akroso</text:p>
          </table:table-cell>
          <table:table-cell office:value-type="float" office:value="-0.7667" calcext:value-type="float">
            <text:p>-0.7667</text:p>
          </table:table-cell>
          <table:table-cell office:value-type="float" office:value="5.7667" calcext:value-type="float">
            <text:p>5.7667</text:p>
          </table:table-cell>
          <table:table-cell office:value-type="string" calcext:value-type="string">
            <text:p>Asene Manso Akros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im Oda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5.9167" calcext:value-type="float">
            <text:p>5.9167</text:p>
          </table:table-cell>
          <table:table-cell office:value-type="string" calcext:value-type="string">
            <text:p>Birim Centr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im Oda</text:p>
          </table:table-cell>
          <table:table-cell office:value-type="float" office:value="-0.9922" calcext:value-type="float">
            <text:p>-0.9922</text:p>
          </table:table-cell>
          <table:table-cell office:value-type="float" office:value="5.9685" calcext:value-type="float">
            <text:p>5.9685</text:p>
          </table:table-cell>
          <table:table-cell office:value-type="string" calcext:value-type="string">
            <text:p>Birim Centr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im Oda</text:p>
          </table:table-cell>
          <table:table-cell office:value-type="float" office:value="-0.9784" calcext:value-type="float">
            <text:p>-0.9784</text:p>
          </table:table-cell>
          <table:table-cell office:value-type="float" office:value="5.9293" calcext:value-type="float">
            <text:p>5.9293</text:p>
          </table:table-cell>
          <table:table-cell office:value-type="string" calcext:value-type="string">
            <text:p>Birim Centr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okoa</text:p>
          </table:table-cell>
          <table:table-cell office:value-type="float" office:value="-1.1667" calcext:value-type="float">
            <text:p>-1.1667</text:p>
          </table:table-cell>
          <table:table-cell office:value-type="float" office:value="7.5833" calcext:value-type="float">
            <text:p>7.5833</text:p>
          </table:table-cell>
          <table:table-cell office:value-type="string" calcext:value-type="string">
            <text:p>Atebubu-Amantin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Akokoaso</text:p>
          </table:table-cell>
          <table:table-cell office:value-type="float" office:value="-1.0667" calcext:value-type="float">
            <text:p>-1.0667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Akyem Mansa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orabo</text:p>
          </table:table-cell>
          <table:table-cell office:value-type="float" office:value="-0.4" calcext:value-type="float">
            <text:p>-0.4</text:p>
          </table:table-cell>
          <table:table-cell office:value-type="float" office:value="6.0167" calcext:value-type="float">
            <text:p>6.0167</text:p>
          </table:table-cell>
          <table:table-cell office:value-type="string" calcext:value-type="string">
            <text:p>Ayensuan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osombo</text:p>
          </table:table-cell>
          <table:table-cell office:value-type="float" office:value="0.05" calcext:value-type="float">
            <text:p>0.0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pafu Todzi</text:p>
          </table:table-cell>
          <table:table-cell office:value-type="float" office:value="0.4833" calcext:value-type="float">
            <text:p>0.4833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Jasikan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Akplabanya</text:p>
          </table:table-cell>
          <table:table-cell office:value-type="float" office:value="0.3833" calcext:value-type="float">
            <text:p>0.3833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Ada We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krofuom Assin</text:p>
          </table:table-cell>
          <table:table-cell office:value-type="float" office:value="-1.2057" calcext:value-type="float">
            <text:p>-1.2057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Akrofuom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krokerri</text:p>
          </table:table-cell>
          <table:table-cell office:value-type="float" office:value="-1.6333" calcext:value-type="float">
            <text:p>-1.633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dansi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krokerri</text:p>
          </table:table-cell>
          <table:table-cell office:value-type="float" office:value="-1.65" calcext:value-type="float">
            <text:p>-1.65</text:p>
          </table:table-cell>
          <table:table-cell office:value-type="float" office:value="6.2999" calcext:value-type="float">
            <text:p>6.2999</text:p>
          </table:table-cell>
          <table:table-cell office:value-type="string" calcext:value-type="string">
            <text:p>Adansi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kropong Akim</text:p>
          </table:table-cell>
          <table:table-cell office:value-type="float" office:value="-0.65" calcext:value-type="float">
            <text:p>-0.65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tiwa West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ropong Akwapim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5.9667" calcext:value-type="float">
            <text:p>5.9667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ropong Akwapim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5.9667" calcext:value-type="float">
            <text:p>5.9667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ropong Wassaw</text:p>
          </table:table-cell>
          <table:table-cell office:value-type="float" office:value="-2.0833" calcext:value-type="float">
            <text:p>-2.0833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roso</text:p>
          </table:table-cell>
          <table:table-cell office:value-type="float" office:value="1.3333" calcext:value-type="float">
            <text:p>1.333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sene Manso Akros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uma</text:p>
          </table:table-cell>
          <table:table-cell office:value-type="float" office:value="-1.7167" calcext:value-type="float">
            <text:p>-1.7167</text:p>
          </table:table-cell>
          <table:table-cell office:value-type="float" office:value="7.4833" calcext:value-type="float">
            <text:p>7.4833</text:p>
          </table:table-cell>
          <table:table-cell office:value-type="string" calcext:value-type="string">
            <text:p>Ejura-Sekyedumase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kumadan</text:p>
          </table:table-cell>
          <table:table-cell office:value-type="float" office:value="-1.95" calcext:value-type="float">
            <text:p>-1.9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Offinso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Akuse</text:p>
          </table:table-cell>
          <table:table-cell office:value-type="float" office:value="0.1193" calcext:value-type="float">
            <text:p>0.1193</text:p>
          </table:table-cell>
          <table:table-cell office:value-type="float" office:value="6.0945" calcext:value-type="float">
            <text:p>6.0945</text:p>
          </table:table-cell>
          <table:table-cell office:value-type="string" calcext:value-type="string">
            <text:p>Yilo Krob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kwantambra</text:p>
          </table:table-cell>
          <table:table-cell office:value-type="float" office:value="-2.8667" calcext:value-type="float">
            <text:p>-2.8667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Sefwi Akontombra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Alavanyo Abehenease</text:p>
          </table:table-cell>
          <table:table-cell office:value-type="float" office:value="-0.4" calcext:value-type="float">
            <text:p>-0.4</text:p>
          </table:table-cell>
          <table:table-cell office:value-type="float" office:value="7.1167" calcext:value-type="float">
            <text:p>7.1167</text:p>
          </table:table-cell>
          <table:table-cell office:value-type="string" calcext:value-type="string">
            <text:p>Kwahu Afram Plains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mankwakrom</text:p>
          </table:table-cell>
          <table:table-cell office:value-type="float" office:value="0.0167" calcext:value-type="float">
            <text:p>0.0167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Kwahu Afram Plains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mankwakrom</text:p>
          </table:table-cell>
          <table:table-cell office:value-type="float" office:value="0.0167" calcext:value-type="float">
            <text:p>0.0167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Kwahu Afram Plains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mate</text:p>
          </table:table-cell>
          <table:table-cell office:value-type="float" office:value="-0.4167" calcext:value-type="float">
            <text:p>-0.4167</text:p>
          </table:table-cell>
          <table:table-cell office:value-type="float" office:value="6.6167" calcext:value-type="float">
            <text:p>6.6167</text:p>
          </table:table-cell>
          <table:table-cell office:value-type="string" calcext:value-type="string">
            <text:p>Fanteakwa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medzofe</text:p>
          </table:table-cell>
          <table:table-cell office:value-type="float" office:value="0.4333" calcext:value-type="float">
            <text:p>0.4333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Ho West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medzofe</text:p>
          </table:table-cell>
          <table:table-cell office:value-type="float" office:value="0.4333" calcext:value-type="float">
            <text:p>0.4333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Ho West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melorkope</text:p>
          </table:table-cell>
          <table:table-cell office:value-type="float" office:value="0.5833" calcext:value-type="float">
            <text:p>0.5833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melorkope</text:p>
          </table:table-cell>
          <table:table-cell office:value-type="float" office:value="0.5833" calcext:value-type="float">
            <text:p>0.5833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mentia</text:p>
          </table:table-cell>
          <table:table-cell office:value-type="float" office:value="-1.1667" calcext:value-type="float">
            <text:p>-1.1667</text:p>
          </table:table-cell>
          <table:table-cell office:value-type="float" office:value="6.2167" calcext:value-type="float">
            <text:p>6.2167</text:p>
          </table:table-cell>
          <table:table-cell office:value-type="string" calcext:value-type="string">
            <text:p>Asante Akim Sou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Amidoekor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me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missano</text:p>
          </table:table-cell>
          <table:table-cell office:value-type="float" office:value="-1.35" calcext:value-type="float">
            <text:p>-1.35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KEEA Municipal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moamang</text:p>
          </table:table-cell>
          <table:table-cell office:value-type="float" office:value="-1.3167" calcext:value-type="float">
            <text:p>-1.3167</text:p>
          </table:table-cell>
          <table:table-cell office:value-type="float" office:value="7.0833" calcext:value-type="float">
            <text:p>7.0833</text:p>
          </table:table-cell>
          <table:table-cell office:value-type="string" calcext:value-type="string">
            <text:p>Sekyere Centr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Ampaam New</text:p>
          </table:table-cell>
          <table:table-cell office:value-type="float" office:value="-0.3333" calcext:value-type="float">
            <text:p>-0.3333</text:p>
          </table:table-cell>
          <table:table-cell office:value-type="float" office:value="6.6167" calcext:value-type="float">
            <text:p>6.6167</text:p>
          </table:table-cell>
          <table:table-cell office:value-type="string" calcext:value-type="string">
            <text:p>Kwahu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Ampenkro</text:p>
          </table:table-cell>
          <table:table-cell office:value-type="float" office:value="-1.5167" calcext:value-type="float">
            <text:p>-1.5167</text:p>
          </table:table-cell>
          <table:table-cell office:value-type="float" office:value="5.4333" calcext:value-type="float">
            <text:p>5.4333</text:p>
          </table:table-cell>
          <table:table-cell office:value-type="string" calcext:value-type="string">
            <text:p>Twifo Hemang Lower Denkyira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mrahia</text:p>
          </table:table-cell>
          <table:table-cell office:value-type="float" office:value="0.1333" calcext:value-type="float">
            <text:p>0.1333</text:p>
          </table:table-cell>
          <table:table-cell office:value-type="float" office:value="5.7667" calcext:value-type="float">
            <text:p>5.7667</text:p>
          </table:table-cell>
          <table:table-cell office:value-type="string" calcext:value-type="string">
            <text:p>Ningo/ Prampram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nanikrom</text:p>
          </table:table-cell>
          <table:table-cell office:value-type="float" office:value="-2.0667" calcext:value-type="float">
            <text:p>-2.0667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Wassa Amenfi Ea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nfoega Akukome</text:p>
          </table:table-cell>
          <table:table-cell office:value-type="float" office:value="0.2833" calcext:value-type="float">
            <text:p>0.2833</text:p>
          </table:table-cell>
          <table:table-cell office:value-type="float" office:value="6.8833" calcext:value-type="float">
            <text:p>6.8833</text:p>
          </table:table-cell>
          <table:table-cell office:value-type="string" calcext:value-type="string">
            <text:p>North Dayi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ngu</text:p>
          </table:table-cell>
          <table:table-cell office:value-type="float" office:value="-1.7667" calcext:value-type="float">
            <text:p>-1.7667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Mpohor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nkaase</text:p>
          </table:table-cell>
          <table:table-cell office:value-type="float" office:value="-1.3833" calcext:value-type="float">
            <text:p>-1.3833</text:p>
          </table:table-cell>
          <table:table-cell office:value-type="float" office:value="6.4667" calcext:value-type="float">
            <text:p>6.4667</text:p>
          </table:table-cell>
          <table:table-cell office:value-type="string" calcext:value-type="string">
            <text:p>Bosome Freho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nkaful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5.1667" calcext:value-type="float">
            <text:p>5.1667</text:p>
          </table:table-cell>
          <table:table-cell office:value-type="string" calcext:value-type="string">
            <text:p>KEEA Municipal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nkako</text:p>
          </table:table-cell>
          <table:table-cell office:value-type="float" office:value="-1.45" calcext:value-type="float">
            <text:p>-1.45</text:p>
          </table:table-cell>
          <table:table-cell office:value-type="float" office:value="5.3833" calcext:value-type="float">
            <text:p>5.3833</text:p>
          </table:table-cell>
          <table:table-cell office:value-type="string" calcext:value-type="string">
            <text:p>Twifo Hemang Lower Denkyira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nkobra</text:p>
          </table:table-cell>
          <table:table-cell office:value-type="float" office:value="-2.1167" calcext:value-type="float">
            <text:p>-2.1167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nloga</text:p>
          </table:table-cell>
          <table:table-cell office:value-type="float" office:value="1.5561" calcext:value-type="float">
            <text:p>1.5561</text:p>
          </table:table-cell>
          <table:table-cell office:value-type="float" office:value="6.3508" calcext:value-type="float">
            <text:p>6.3508</text:p>
          </table:table-cell>
          <table:table-cell office:value-type="string" calcext:value-type="string">
            <text:p>Anloga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ntoakrom</text:p>
          </table:table-cell>
          <table:table-cell office:value-type="float" office:value="-1.8" calcext:value-type="float">
            <text:p>-1.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Amansie West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Anum</text:p>
          </table:table-cell>
          <table:table-cell office:value-type="float" office:value="0.15" calcext:value-type="float">
            <text:p>0.1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nyaboni New</text:p>
          </table:table-cell>
          <table:table-cell office:value-type="float" office:value="-0.05" calcext:value-type="float">
            <text:p>-0.05</text:p>
          </table:table-cell>
          <table:table-cell office:value-type="float" office:value="6.3667" calcext:value-type="float">
            <text:p>6.3667</text:p>
          </table:table-cell>
          <table:table-cell office:value-type="string" calcext:value-type="string">
            <text:p>Upper Many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nyako</text:p>
          </table:table-cell>
          <table:table-cell office:value-type="float" office:value="0.9158" calcext:value-type="float">
            <text:p>0.9158</text:p>
          </table:table-cell>
          <table:table-cell office:value-type="float" office:value="5.9833" calcext:value-type="float">
            <text:p>5.9833</text:p>
          </table:table-cell>
          <table:table-cell office:value-type="string" calcext:value-type="string">
            <text:p>Keta Municipal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nyinam</text:p>
          </table:table-cell>
          <table:table-cell office:value-type="float" office:value="-0.55" calcext:value-type="float">
            <text:p>-0.55</text:p>
          </table:table-cell>
          <table:table-cell office:value-type="float" office:value="6.3833" calcext:value-type="float">
            <text:p>6.3833</text:p>
          </table:table-cell>
          <table:table-cell office:value-type="string" calcext:value-type="string">
            <text:p>Atiwa East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nyinasi</text:p>
          </table:table-cell>
          <table:table-cell office:value-type="float" office:value="-2.4667" calcext:value-type="float">
            <text:p>-2.4667</text:p>
          </table:table-cell>
          <table:table-cell office:value-type="float" office:value="5.0333" calcext:value-type="float">
            <text:p>5.0333</text:p>
          </table:table-cell>
          <table:table-cell office:value-type="string" calcext:value-type="string">
            <text:p>Nzema Ea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pam</text:p>
          </table:table-cell>
          <table:table-cell office:value-type="float" office:value="-0.7333" calcext:value-type="float">
            <text:p>-0.7333</text:p>
          </table:table-cell>
          <table:table-cell office:value-type="float" office:value="5.2833" calcext:value-type="float">
            <text:p>5.2833</text:p>
          </table:table-cell>
          <table:table-cell office:value-type="string" calcext:value-type="string">
            <text:p>Gomoa West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pam</text:p>
          </table:table-cell>
          <table:table-cell office:value-type="float" office:value="-0.7333" calcext:value-type="float">
            <text:p>-0.7333</text:p>
          </table:table-cell>
          <table:table-cell office:value-type="float" office:value="5.2833" calcext:value-type="float">
            <text:p>5.2833</text:p>
          </table:table-cell>
          <table:table-cell office:value-type="string" calcext:value-type="string">
            <text:p>Gomoa West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pedua</text:p>
          </table:table-cell>
          <table:table-cell office:value-type="float" office:value="-0.5" calcext:value-type="float">
            <text:p>-0.5</text:p>
          </table:table-cell>
          <table:table-cell office:value-type="float" office:value="6.1333" calcext:value-type="float">
            <text:p>6.1333</text:p>
          </table:table-cell>
          <table:table-cell office:value-type="string" calcext:value-type="string">
            <text:p>East Aki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peradi</text:p>
          </table:table-cell>
          <table:table-cell office:value-type="float" office:value="-1.1" calcext:value-type="float">
            <text:p>-1.1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Birim Sou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pinamang</text:p>
          </table:table-cell>
          <table:table-cell office:value-type="float" office:value="-0.7" calcext:value-type="float">
            <text:p>-0.7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afo Akim</text:p>
          </table:table-cell>
          <table:table-cell office:value-type="float" office:value="-0.4667" calcext:value-type="float">
            <text:p>-0.4667</text:p>
          </table:table-cell>
          <table:table-cell office:value-type="float" office:value="6.1667" calcext:value-type="float">
            <text:p>6.1667</text:p>
          </table:table-cell>
          <table:table-cell office:value-type="string" calcext:value-type="string">
            <text:p>Abuakwa Sou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amama</text:p>
          </table:table-cell>
          <table:table-cell office:value-type="float" office:value="-0.6667" calcext:value-type="float">
            <text:p>-0.6667</text:p>
          </table:table-cell>
          <table:table-cell office:value-type="float" office:value="6.3333" calcext:value-type="float">
            <text:p>6.3333</text:p>
          </table:table-cell>
          <table:table-cell office:value-type="string" calcext:value-type="string">
            <text:p>Atiwa West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amankese</text:p>
          </table:table-cell>
          <table:table-cell office:value-type="float" office:value="-0.6667" calcext:value-type="float">
            <text:p>-0.6667</text:p>
          </table:table-cell>
          <table:table-cell office:value-type="float" office:value="5.8667" calcext:value-type="float">
            <text:p>5.8667</text:p>
          </table:table-cell>
          <table:table-cell office:value-type="string" calcext:value-type="string">
            <text:p>West Aki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amankese</text:p>
          </table:table-cell>
          <table:table-cell office:value-type="float" office:value="-0.6667" calcext:value-type="float">
            <text:p>-0.6667</text:p>
          </table:table-cell>
          <table:table-cell office:value-type="float" office:value="5.8667" calcext:value-type="float">
            <text:p>5.8667</text:p>
          </table:table-cell>
          <table:table-cell office:value-type="string" calcext:value-type="string">
            <text:p>West Aki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ankragwa</text:p>
          </table:table-cell>
          <table:table-cell office:value-type="float" office:value="-2.4333" calcext:value-type="float">
            <text:p>-2.433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Amenfi We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sankran Dunkwa</text:p>
          </table:table-cell>
          <table:table-cell office:value-type="float" office:value="-2.5333" calcext:value-type="float">
            <text:p>-2.5333</text:p>
          </table:table-cell>
          <table:table-cell office:value-type="float" office:value="5.7667" calcext:value-type="float">
            <text:p>5.7667</text:p>
          </table:table-cell>
          <table:table-cell office:value-type="string" calcext:value-type="string">
            <text:p>Upper Denkyira East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ante Krom (Dodi)</text:p>
          </table:table-cell>
          <table:table-cell office:value-type="float" office:value="0.15" calcext:value-type="float">
            <text:p>0.15</text:p>
          </table:table-cell>
          <table:table-cell office:value-type="float" office:value="6.5333" calcext:value-type="float">
            <text:p>6.5333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ebu</text:p>
          </table:table-cell>
          <table:table-cell office:value-type="float" office:value="-1.2167" calcext:value-type="float">
            <text:p>-1.2167</text:p>
          </table:table-cell>
          <table:table-cell office:value-type="float" office:value="5.2167" calcext:value-type="float">
            <text:p>5.2167</text:p>
          </table:table-cell>
          <table:table-cell office:value-type="string" calcext:value-type="string">
            <text:p>Abura Asebu Kwamankese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ebu</text:p>
          </table:table-cell>
          <table:table-cell office:value-type="float" office:value="-1.2167" calcext:value-type="float">
            <text:p>-1.2167</text:p>
          </table:table-cell>
          <table:table-cell office:value-type="float" office:value="5.2167" calcext:value-type="float">
            <text:p>5.2167</text:p>
          </table:table-cell>
          <table:table-cell office:value-type="string" calcext:value-type="string">
            <text:p>Abura Asebu Kwamankese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empaneye</text:p>
          </table:table-cell>
          <table:table-cell office:value-type="float" office:value="-2.9167" calcext:value-type="float">
            <text:p>-2.916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Juaboso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Asesewa</text:p>
          </table:table-cell>
          <table:table-cell office:value-type="float" office:value="-0.1333" calcext:value-type="float">
            <text:p>-0.1333</text:p>
          </table:table-cell>
          <table:table-cell office:value-type="float" office:value="6.3833" calcext:value-type="float">
            <text:p>6.3833</text:p>
          </table:table-cell>
          <table:table-cell office:value-type="string" calcext:value-type="string">
            <text:p>Upper Many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hanti-Mampong</text:p>
          </table:table-cell>
          <table:table-cell office:value-type="float" office:value="-1.4" calcext:value-type="float">
            <text:p>-1.4</text:p>
          </table:table-cell>
          <table:table-cell office:value-type="float" office:value="7.0667" calcext:value-type="float">
            <text:p>7.0667</text:p>
          </table:table-cell>
          <table:table-cell office:value-type="string" calcext:value-type="string">
            <text:p>Mampong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Ashanti-Mampong</text:p>
          </table:table-cell>
          <table:table-cell office:value-type="float" office:value="-1.3998" calcext:value-type="float">
            <text:p>-1.3998</text:p>
          </table:table-cell>
          <table:table-cell office:value-type="float" office:value="7.0514" calcext:value-type="float">
            <text:p>7.0514</text:p>
          </table:table-cell>
          <table:table-cell office:value-type="string" calcext:value-type="string">
            <text:p>Mampong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Ashiaman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5.6833" calcext:value-type="float">
            <text:p>5.6833</text:p>
          </table:table-cell>
          <table:table-cell office:value-type="string" calcext:value-type="string">
            <text:p>Ashaiman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shiaman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5.6833" calcext:value-type="float">
            <text:p>5.6833</text:p>
          </table:table-cell>
          <table:table-cell office:value-type="string" calcext:value-type="string">
            <text:p>Ashaiman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sidowhui</text:p>
          </table:table-cell>
          <table:table-cell office:value-type="float" office:value="0.65" calcext:value-type="float">
            <text:p>0.65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South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ssin Bereku</text:p>
          </table:table-cell>
          <table:table-cell office:value-type="float" office:value="-1.35" calcext:value-type="float">
            <text:p>-1.35</text:p>
          </table:table-cell>
          <table:table-cell office:value-type="float" office:value="5.8667" calcext:value-type="float">
            <text:p>5.8667</text:p>
          </table:table-cell>
          <table:table-cell office:value-type="string" calcext:value-type="string">
            <text:p>Assin North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sin Darmang</text:p>
          </table:table-cell>
          <table:table-cell office:value-type="float" office:value="-1.15" calcext:value-type="float">
            <text:p>-1.1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Assin South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sin Foso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5.7667" calcext:value-type="float">
            <text:p>5.7667</text:p>
          </table:table-cell>
          <table:table-cell office:value-type="string" calcext:value-type="string">
            <text:p>Assin Fosu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sin Manso</text:p>
          </table:table-cell>
          <table:table-cell office:value-type="float" office:value="-1.1667" calcext:value-type="float">
            <text:p>-1.1667</text:p>
          </table:table-cell>
          <table:table-cell office:value-type="float" office:value="5.5167" calcext:value-type="float">
            <text:p>5.5167</text:p>
          </table:table-cell>
          <table:table-cell office:value-type="string" calcext:value-type="string">
            <text:p>Assin South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sin Nyankumasi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ssin Nyankomase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uakaw</text:p>
          </table:table-cell>
          <table:table-cell office:value-type="float" office:value="-2.6167" calcext:value-type="float">
            <text:p>-2.6167</text:p>
          </table:table-cell>
          <table:table-cell office:value-type="float" office:value="7.7333" calcext:value-type="float">
            <text:p>7.7333</text:p>
          </table:table-cell>
          <table:table-cell office:value-type="string" calcext:value-type="string">
            <text:p>Asuakaw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Asuansi</text:p>
          </table:table-cell>
          <table:table-cell office:value-type="float" office:value="-1.2333" calcext:value-type="float">
            <text:p>-1.2333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bura Asebu Kwamankese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suboi</text:p>
          </table:table-cell>
          <table:table-cell office:value-type="float" office:value="-0.4167" calcext:value-type="float">
            <text:p>-0.4167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Suhum/Kraboa/Coaltar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unso</text:p>
          </table:table-cell>
          <table:table-cell office:value-type="float" office:value="-2.8667" calcext:value-type="float">
            <text:p>-2.8667</text:p>
          </table:table-cell>
          <table:table-cell office:value-type="float" office:value="7.3833" calcext:value-type="float">
            <text:p>7.3833</text:p>
          </table:table-cell>
          <table:table-cell office:value-type="string" calcext:value-type="string">
            <text:p>Dormaa Municipal</text:p>
          </table:table-cell>
          <table:table-cell office:value-type="string" calcext:value-type="string">
            <text:p>Bono </text:p>
          </table:table-cell>
        </table:table-row>
        <table:table-row table:style-name="ro1" table:visibility="filter">
          <table:table-cell office:value-type="string" calcext:value-type="string">
            <text:p>Asuom</text:p>
          </table:table-cell>
          <table:table-cell office:value-type="float" office:value="-0.8833" calcext:value-type="float">
            <text:p>-0.8833</text:p>
          </table:table-cell>
          <table:table-cell office:value-type="float" office:value="6.2667" calcext:value-type="float">
            <text:p>6.2667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sutsuare</text:p>
          </table:table-cell>
          <table:table-cell office:value-type="float" office:value="0.1833" calcext:value-type="float">
            <text:p>0.1833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Asutuare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sutsuare</text:p>
          </table:table-cell>
          <table:table-cell office:value-type="float" office:value="0.1963" calcext:value-type="float">
            <text:p>0.1963</text:p>
          </table:table-cell>
          <table:table-cell office:value-type="float" office:value="6.0757" calcext:value-type="float">
            <text:p>6.0757</text:p>
          </table:table-cell>
          <table:table-cell office:value-type="string" calcext:value-type="string">
            <text:p>Asutuare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Atebubu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tebubu-Amantin Municipal</text:p>
          </table:table-cell>
          <table:table-cell office:value-type="string" calcext:value-type="string">
            <text:p>Bono East </text:p>
          </table:table-cell>
        </table:table-row>
        <table:table-row table:style-name="ro1" table:visibility="filter">
          <table:table-cell office:value-type="string" calcext:value-type="string">
            <text:p>Atiavi</text:p>
          </table:table-cell>
          <table:table-cell office:value-type="float" office:value="0.85" calcext:value-type="float">
            <text:p>0.85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Keta Municipal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tieku</text:p>
          </table:table-cell>
          <table:table-cell office:value-type="float" office:value="-1.7" calcext:value-type="float">
            <text:p>-1.7</text:p>
          </table:table-cell>
          <table:table-cell office:value-type="float" office:value="5.5667" calcext:value-type="float">
            <text:p>5.5667</text:p>
          </table:table-cell>
          <table:table-cell office:value-type="string" calcext:value-type="string">
            <text:p>Wassa Ea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troni</text:p>
          </table:table-cell>
          <table:table-cell office:value-type="float" office:value="-2.6667" calcext:value-type="float">
            <text:p>-2.6667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Dormaa East</text:p>
          </table:table-cell>
          <table:table-cell office:value-type="string" calcext:value-type="string">
            <text:p>Bono </text:p>
          </table:table-cell>
        </table:table-row>
        <table:table-row table:style-name="ro1" table:visibility="filter">
          <table:table-cell office:value-type="string" calcext:value-type="string">
            <text:p>Atuabo</text:p>
          </table:table-cell>
          <table:table-cell office:value-type="float" office:value="-2.5667" calcext:value-type="float">
            <text:p>-2.5667</text:p>
          </table:table-cell>
          <table:table-cell office:value-type="float" office:value="4.9833" calcext:value-type="float">
            <text:p>4.9833</text:p>
          </table:table-cell>
          <table:table-cell office:value-type="string" calcext:value-type="string">
            <text:p>Jomoro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tuna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7.4833" calcext:value-type="float">
            <text:p>7.4833</text:p>
          </table:table-cell>
          <table:table-cell office:value-type="string" calcext:value-type="string">
            <text:p>Jaman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Avedotoe</text:p>
          </table:table-cell>
          <table:table-cell office:value-type="float" office:value="0.6333" calcext:value-type="float">
            <text:p>0.6333</text:p>
          </table:table-cell>
          <table:table-cell office:value-type="float" office:value="6.1333" calcext:value-type="float">
            <text:p>6.1333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veyime</text:p>
          </table:table-cell>
          <table:table-cell office:value-type="float" office:value="0.3667" calcext:value-type="float">
            <text:p>0.3667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Avrebo</text:p>
          </table:table-cell>
          <table:table-cell office:value-type="float" office:value="-2.1667" calcext:value-type="float">
            <text:p>-2.1667</text:p>
          </table:table-cell>
          <table:table-cell office:value-type="float" office:value="4.9167" calcext:value-type="float">
            <text:p>4.9167</text:p>
          </table:table-cell>
          <table:table-cell office:value-type="string" calcext:value-type="string">
            <text:p>Nzema Ea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waso</text:p>
          </table:table-cell>
          <table:table-cell office:value-type="float" office:value="-2.2833" calcext:value-type="float">
            <text:p>-2.2833</text:p>
          </table:table-cell>
          <table:table-cell office:value-type="float" office:value="6.2333" calcext:value-type="float">
            <text:p>6.2333</text:p>
          </table:table-cell>
          <table:table-cell office:value-type="string" calcext:value-type="string">
            <text:p>BAB Municipal</text:p>
          </table:table-cell>
          <table:table-cell office:value-type="string" calcext:value-type="string">
            <text:p>Western North </text:p>
          </table:table-cell>
        </table:table-row>
        <table:table-row table:style-name="ro1" table:visibility="filter">
          <table:table-cell office:value-type="string" calcext:value-type="string">
            <text:p>Axim</text:p>
          </table:table-cell>
          <table:table-cell office:value-type="float" office:value="-2.2333" calcext:value-type="float">
            <text:p>-2.2333</text:p>
          </table:table-cell>
          <table:table-cell office:value-type="float" office:value="4.8667" calcext:value-type="float">
            <text:p>4.8667</text:p>
          </table:table-cell>
          <table:table-cell office:value-type="string" calcext:value-type="string">
            <text:p>Nzema East Municipal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xim</text:p>
          </table:table-cell>
          <table:table-cell office:value-type="float" office:value="-2.2333" calcext:value-type="float">
            <text:p>-2.2333</text:p>
          </table:table-cell>
          <table:table-cell office:value-type="float" office:value="4.8667" calcext:value-type="float">
            <text:p>4.8667</text:p>
          </table:table-cell>
          <table:table-cell office:value-type="string" calcext:value-type="string">
            <text:p>Nzema East Municipal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Ayensuako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5.7167" calcext:value-type="float">
            <text:p>5.7167</text:p>
          </table:table-cell>
          <table:table-cell office:value-type="string" calcext:value-type="string">
            <text:p>Awutu Senya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Ayikuma</text:p>
          </table:table-cell>
          <table:table-cell office:value-type="float" office:value="-0.05" calcext:value-type="float">
            <text:p>-0.05</text:p>
          </table:table-cell>
          <table:table-cell office:value-type="float" office:value="5.9167" calcext:value-type="float">
            <text:p>5.9167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Ayirebi</text:p>
          </table:table-cell>
          <table:table-cell office:value-type="float" office:value="-1.15" calcext:value-type="float">
            <text:p>-1.15</text:p>
          </table:table-cell>
          <table:table-cell office:value-type="float" office:value="6.0833" calcext:value-type="float">
            <text:p>6.0833</text:p>
          </table:table-cell>
          <table:table-cell office:value-type="string" calcext:value-type="string">
            <text:p>Akyemans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Babile</text:p>
          </table:table-cell>
          <table:table-cell office:value-type="float" office:value="-2.8167" calcext:value-type="float">
            <text:p>-2.8167</text:p>
          </table:table-cell>
          <table:table-cell office:value-type="float" office:value="10.5167" calcext:value-type="float">
            <text:p>10.5167</text:p>
          </table:table-cell>
          <table:table-cell office:value-type="string" calcext:value-type="string">
            <text:p>Jirapa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Baglo</text:p>
          </table:table-cell>
          <table:table-cell office:value-type="float" office:value="-0.6333" calcext:value-type="float">
            <text:p>-0.633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Sekyere Afram Plains Nor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amboi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8.1667" calcext:value-type="float">
            <text:p>8.1667</text:p>
          </table:table-cell>
          <table:table-cell office:value-type="string" calcext:value-type="string">
            <text:p>Bole</text:p>
          </table:table-cell>
          <table:table-cell office:value-type="string" calcext:value-type="string">
            <text:p>Savannah </text:p>
          </table:table-cell>
        </table:table-row>
        <table:table-row table:style-name="ro1" table:visibility="filter">
          <table:table-cell office:value-type="string" calcext:value-type="string">
            <text:p>Bana Hill</text:p>
          </table:table-cell>
          <table:table-cell office:value-type="float" office:value="0" calcext:value-type="float">
            <text:p>0</text:p>
          </table:table-cell>
          <table:table-cell office:value-type="float" office:value="6.1667" calcext:value-type="float">
            <text:p>6.1667</text:p>
          </table:table-cell>
          <table:table-cell office:value-type="string" calcext:value-type="string">
            <text:p>Lower Many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Banda</text:p>
          </table:table-cell>
          <table:table-cell office:value-type="float" office:value="-2.35" calcext:value-type="float">
            <text:p>-2.35</text:p>
          </table:table-cell>
          <table:table-cell office:value-type="float" office:value="8.1667" calcext:value-type="float">
            <text:p>8.1667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Bono </text:p>
          </table:table-cell>
        </table:table-row>
        <table:table-row table:style-name="ro1" table:visibility="filter">
          <table:table-cell office:value-type="string" calcext:value-type="string">
            <text:p>Banko</text:p>
          </table:table-cell>
          <table:table-cell office:value-type="float" office:value="-1.3833" calcext:value-type="float">
            <text:p>-1.3833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Sekyere Kumawu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anko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8.3167" calcext:value-type="float">
            <text:p>8.3167</text:p>
          </table:table-cell>
          <table:table-cell office:value-type="string" calcext:value-type="string">
            <text:p>Krachi Nchumuru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Barekese</text:p>
          </table:table-cell>
          <table:table-cell office:value-type="float" office:value="-1.7333" calcext:value-type="float">
            <text:p>-1.7333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Atwima Nwabiagya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asa</text:p>
          </table:table-cell>
          <table:table-cell office:value-type="float" office:value="-0.4167" calcext:value-type="float">
            <text:p>-0.4167</text:p>
          </table:table-cell>
          <table:table-cell office:value-type="float" office:value="7.7833" calcext:value-type="float">
            <text:p>7.7833</text:p>
          </table:table-cell>
          <table:table-cell office:value-type="string" calcext:value-type="string">
            <text:p>Sene West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Bawku</text:p>
          </table:table-cell>
          <table:table-cell office:value-type="float" office:value="-0.2333" calcext:value-type="float">
            <text:p>-0.2333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Bawku Municipal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echem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7.0833" calcext:value-type="float">
            <text:p>7.0833</text:p>
          </table:table-cell>
          <table:table-cell office:value-type="string" calcext:value-type="string">
            <text:p>Tano South</text:p>
          </table:table-cell>
          <table:table-cell office:value-type="string" calcext:value-type="string">
            <text:p>Ahafo </text:p>
          </table:table-cell>
        </table:table-row>
        <table:table-row table:style-name="ro1" table:visibility="filter">
          <table:table-cell office:value-type="string" calcext:value-type="string">
            <text:p>Bedeku</text:p>
          </table:table-cell>
          <table:table-cell office:value-type="float" office:value="0.55" calcext:value-type="float">
            <text:p>0.55</text:p>
          </table:table-cell>
          <table:table-cell office:value-type="float" office:value="5.8833" calcext:value-type="float">
            <text:p>5.8833</text:p>
          </table:table-cell>
          <table:table-cell office:value-type="string" calcext:value-type="string">
            <text:p>Ada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Begoro</text:p>
          </table:table-cell>
          <table:table-cell office:value-type="float" office:value="-0.3833" calcext:value-type="float">
            <text:p>-0.3833</text:p>
          </table:table-cell>
          <table:table-cell office:value-type="float" office:value="6.3833" calcext:value-type="float">
            <text:p>6.3833</text:p>
          </table:table-cell>
          <table:table-cell office:value-type="string" calcext:value-type="string">
            <text:p>Fanteakw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Bejamso</text:p>
          </table:table-cell>
          <table:table-cell office:value-type="float" office:value="0" calcext:value-type="float">
            <text:p>0</text:p>
          </table:table-cell>
          <table:table-cell office:value-type="float" office:value="8.0667" calcext:value-type="float">
            <text:p>8.0667</text:p>
          </table:table-cell>
          <table:table-cell office:value-type="string" calcext:value-type="string">
            <text:p>Krachi West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Bekwai - Ashanti</text:p>
          </table:table-cell>
          <table:table-cell office:value-type="float" office:value="-1.5667" calcext:value-type="float">
            <text:p>-1.5667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Bekwa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ekwai-Ashanti</text:p>
          </table:table-cell>
          <table:table-cell office:value-type="float" office:value="-1.5667" calcext:value-type="float">
            <text:p>-1.5667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Bekwa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enchema</text:p>
          </table:table-cell>
          <table:table-cell office:value-type="float" office:value="-2.7667" calcext:value-type="float">
            <text:p>-2.7667</text:p>
          </table:table-cell>
          <table:table-cell office:value-type="float" office:value="6.4333" calcext:value-type="float">
            <text:p>6.4333</text:p>
          </table:table-cell>
          <table:table-cell office:value-type="string" calcext:value-type="string">
            <text:p>Juabeso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Bende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Bunkpurugu Nakpanduri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Benso</text:p>
          </table:table-cell>
          <table:table-cell office:value-type="float" office:value="-1.9" calcext:value-type="float">
            <text:p>-1.9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Mpohor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Bepoase</text:p>
          </table:table-cell>
          <table:table-cell office:value-type="float" office:value="-1.562" calcext:value-type="float">
            <text:p>-1.562</text:p>
          </table:table-cell>
          <table:table-cell office:value-type="float" office:value="7.0876" calcext:value-type="float">
            <text:p>7.0876</text:p>
          </table:table-cell>
          <table:table-cell office:value-type="string" calcext:value-type="string">
            <text:p>Sekyere Sou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erekum</text:p>
          </table:table-cell>
          <table:table-cell office:value-type="float" office:value="-2.5833" calcext:value-type="float">
            <text:p>-2.5833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Berekum Municipal</text:p>
          </table:table-cell>
          <table:table-cell office:value-type="string" calcext:value-type="string">
            <text:p>Bono </text:p>
          </table:table-cell>
        </table:table-row>
        <table:table-row table:style-name="ro1" table:visibility="filter">
          <table:table-cell office:value-type="string" calcext:value-type="string">
            <text:p>Bibiani</text:p>
          </table:table-cell>
          <table:table-cell office:value-type="float" office:value="-2.35" calcext:value-type="float">
            <text:p>-2.35</text:p>
          </table:table-cell>
          <table:table-cell office:value-type="float" office:value="6.4667" calcext:value-type="float">
            <text:p>6.4667</text:p>
          </table:table-cell>
          <table:table-cell office:value-type="string" calcext:value-type="string">
            <text:p>BAB Municipal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Bieni</text:p>
          </table:table-cell>
          <table:table-cell office:value-type="float" office:value="-0.9333" calcext:value-type="float">
            <text:p>-0.9333</text:p>
          </table:table-cell>
          <table:table-cell office:value-type="float" office:value="5.8667" calcext:value-type="float">
            <text:p>5.8667</text:p>
          </table:table-cell>
          <table:table-cell office:value-type="string" calcext:value-type="string">
            <text:p>Achiase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Bimbila</text:p>
          </table:table-cell>
          <table:table-cell office:value-type="float" office:value="0.0667" calcext:value-type="float">
            <text:p>0.0667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Bimbila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Binaba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10.7833" calcext:value-type="float">
            <text:p>10.7833</text:p>
          </table:table-cell>
          <table:table-cell office:value-type="string" calcext:value-type="string">
            <text:p>Bawku West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induri</text:p>
          </table:table-cell>
          <table:table-cell office:value-type="float" office:value="-0.3" calcext:value-type="float">
            <text:p>-0.3</text:p>
          </table:table-cell>
          <table:table-cell office:value-type="float" office:value="10.9667" calcext:value-type="float">
            <text:p>10.9667</text:p>
          </table:table-cell>
          <table:table-cell office:value-type="string" calcext:value-type="string">
            <text:p>Binduri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induri</text:p>
          </table:table-cell>
          <table:table-cell office:value-type="float" office:value="-0.3" calcext:value-type="float">
            <text:p>-0.3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Binduri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isa</text:p>
          </table:table-cell>
          <table:table-cell office:value-type="float" office:value="-0.1167" calcext:value-type="float">
            <text:p>-0.1167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Upper Manya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iseasi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Ajumako Enyan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Boakyekrom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6.8667" calcext:value-type="float">
            <text:p>6.8667</text:p>
          </table:table-cell>
          <table:table-cell office:value-type="string" calcext:value-type="string">
            <text:p>Kwahu Afram Plains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obiri</text:p>
          </table:table-cell>
          <table:table-cell office:value-type="float" office:value="-1.35" calcext:value-type="float">
            <text:p>-1.35</text:p>
          </table:table-cell>
          <table:table-cell office:value-type="float" office:value="6.6833" calcext:value-type="float">
            <text:p>6.6833</text:p>
          </table:table-cell>
          <table:table-cell office:value-type="string" calcext:value-type="string">
            <text:p>Ejisu Juaben Municipal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Bodom</text:p>
          </table:table-cell>
          <table:table-cell office:value-type="float" office:value="-1.75" calcext:value-type="float">
            <text:p>-1.75</text:p>
          </table:table-cell>
          <table:table-cell office:value-type="float" office:value="7.7167" calcext:value-type="float">
            <text:p>7.7167</text:p>
          </table:table-cell>
          <table:table-cell office:value-type="string" calcext:value-type="string">
            <text:p>Nkoranza North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Bodwesango</text:p>
          </table:table-cell>
          <table:table-cell office:value-type="float" office:value="-1.4167" calcext:value-type="float">
            <text:p>-1.4167</text:p>
          </table:table-cell>
          <table:table-cell office:value-type="float" office:value="6.2833" calcext:value-type="float">
            <text:p>6.2833</text:p>
          </table:table-cell>
          <table:table-cell office:value-type="string" calcext:value-type="string">
            <text:p>Adansi Asokwa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Bogoso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Bogoso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5.5667" calcext:value-type="float">
            <text:p>5.5667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Bole</text:p>
          </table:table-cell>
          <table:table-cell office:value-type="float" office:value="-2.4833" calcext:value-type="float">
            <text:p>-2.4833</text:p>
          </table:table-cell>
          <table:table-cell office:value-type="float" office:value="9.0333" calcext:value-type="float">
            <text:p>9.0333</text:p>
          </table:table-cell>
          <table:table-cell office:value-type="string" calcext:value-type="string">
            <text:p>Bole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Bolgatanga</text:p>
          </table:table-cell>
          <table:table-cell office:value-type="float" office:value="-0.85" calcext:value-type="float">
            <text:p>-0.85</text:p>
          </table:table-cell>
          <table:table-cell office:value-type="float" office:value="10.7833" calcext:value-type="float">
            <text:p>10.7833</text:p>
          </table:table-cell>
          <table:table-cell office:value-type="string" calcext:value-type="string">
            <text:p>Bolgatanga Municipal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olgatanga</text:p>
          </table:table-cell>
          <table:table-cell office:value-type="float" office:value="-0.8667" calcext:value-type="float">
            <text:p>-0.8667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olgatanga Municipal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ompata</text:p>
          </table:table-cell>
          <table:table-cell office:value-type="float" office:value="-1.05" calcext:value-type="float">
            <text:p>-1.05</text:p>
          </table:table-cell>
          <table:table-cell office:value-type="float" office:value="6.6333" calcext:value-type="float">
            <text:p>6.6333</text:p>
          </table:table-cell>
          <table:table-cell office:value-type="string" calcext:value-type="string">
            <text:p>Asante Akim South Municipal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Bondaye</text:p>
          </table:table-cell>
          <table:table-cell office:value-type="float" office:value="-2.1667" calcext:value-type="float">
            <text:p>-2.1667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Bondaye</text:p>
          </table:table-cell>
          <table:table-cell office:value-type="float" office:value="-2.1667" calcext:value-type="float">
            <text:p>-2.1667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Bongo</text:p>
          </table:table-cell>
          <table:table-cell office:value-type="float" office:value="-0.8" calcext:value-type="float">
            <text:p>-0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ongo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onyere</text:p>
          </table:table-cell>
          <table:table-cell office:value-type="float" office:value="-2.7333" calcext:value-type="float">
            <text:p>-2.7333</text:p>
          </table:table-cell>
          <table:table-cell office:value-type="float" office:value="5.0167" calcext:value-type="float">
            <text:p>5.0167</text:p>
          </table:table-cell>
          <table:table-cell office:value-type="string" calcext:value-type="string">
            <text:p>Jomoro Mu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Bopa</text:p>
          </table:table-cell>
          <table:table-cell office:value-type="float" office:value="-2.6" calcext:value-type="float">
            <text:p>-2.6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efwi Akontombra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Borae</text:p>
          </table:table-cell>
          <table:table-cell office:value-type="float" office:value="-0.05" calcext:value-type="float">
            <text:p>-0.0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Krachi Nchumuru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Boso</text:p>
          </table:table-cell>
          <table:table-cell office:value-type="float" office:value="0.1667" calcext:value-type="float">
            <text:p>0.1667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oso</text:p>
          </table:table-cell>
          <table:table-cell office:value-type="float" office:value="0.17" calcext:value-type="float">
            <text:p>0.17</text:p>
          </table:table-cell>
          <table:table-cell office:value-type="float" office:value="6.5464" calcext:value-type="float">
            <text:p>6.5464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osuso</text:p>
          </table:table-cell>
          <table:table-cell office:value-type="float" office:value="-0.4167" calcext:value-type="float">
            <text:p>-0.4167</text:p>
          </table:table-cell>
          <table:table-cell office:value-type="float" office:value="6.3167" calcext:value-type="float">
            <text:p>6.3167</text:p>
          </table:table-cell>
          <table:table-cell office:value-type="string" calcext:value-type="string">
            <text:p>Fanteakwa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oti Falls</text:p>
          </table:table-cell>
          <table:table-cell office:value-type="float" office:value="-0.2" calcext:value-type="float">
            <text:p>-0.2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kere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otoku</text:p>
          </table:table-cell>
          <table:table-cell office:value-type="float" office:value="0.2667" calcext:value-type="float">
            <text:p>0.2667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orth Dayi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Bowiri Odumase</text:p>
          </table:table-cell>
          <table:table-cell office:value-type="float" office:value="0.2833" calcext:value-type="float">
            <text:p>0.2833</text:p>
          </table:table-cell>
          <table:table-cell office:value-type="float" office:value="7.3333" calcext:value-type="float">
            <text:p>7.3333</text:p>
          </table:table-cell>
          <table:table-cell office:value-type="string" calcext:value-type="string">
            <text:p>Biakoye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Brakwa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sikuma-Odoben-Brakw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Branam Camp</text:p>
          </table:table-cell>
          <table:table-cell office:value-type="float" office:value="-2.05" calcext:value-type="float">
            <text:p>-2.05</text:p>
          </table:table-cell>
          <table:table-cell office:value-type="float" office:value="7.9833" calcext:value-type="float">
            <text:p>7.9833</text:p>
          </table:table-cell>
          <table:table-cell office:value-type="string" calcext:value-type="string">
            <text:p>Wenchi Mu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Breman Asikuma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Asikuma-Odoben-Brakw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Breniase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kwanta South Municipal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Brimso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5.1833" calcext:value-type="float">
            <text:p>5.1833</text:p>
          </table:table-cell>
          <table:table-cell office:value-type="string" calcext:value-type="string">
            <text:p>Abura Asebu Kwamankese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Brofoyedru</text:p>
          </table:table-cell>
          <table:table-cell office:value-type="float" office:value="-1.4833" calcext:value-type="float">
            <text:p>-1.4833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dansi Asokwa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Buaku</text:p>
          </table:table-cell>
          <table:table-cell office:value-type="float" office:value="-2.5667" calcext:value-type="float">
            <text:p>-2.5667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Bawku East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Bui</text:p>
          </table:table-cell>
          <table:table-cell office:value-type="float" office:value="-2.2667" calcext:value-type="float">
            <text:p>-2.2667</text:p>
          </table:table-cell>
          <table:table-cell office:value-type="float" office:value="8.2833" calcext:value-type="float">
            <text:p>8.2833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Buipe</text:p>
          </table:table-cell>
          <table:table-cell office:value-type="float" office:value="-1.4667" calcext:value-type="float">
            <text:p>-1.4667</text:p>
          </table:table-cell>
          <table:table-cell office:value-type="float" office:value="8.7833" calcext:value-type="float">
            <text:p>8.7833</text:p>
          </table:table-cell>
          <table:table-cell office:value-type="string" calcext:value-type="string">
            <text:p>Central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Bunkpurugu</text:p>
          </table:table-cell>
          <table:table-cell office:value-type="float" office:value="0.1" calcext:value-type="float">
            <text:p>0.1</text:p>
          </table:table-cell>
          <table:table-cell office:value-type="float" office:value="10.5167" calcext:value-type="float">
            <text:p>10.5167</text:p>
          </table:table-cell>
          <table:table-cell office:value-type="string" calcext:value-type="string">
            <text:p>Bunkpurugu-Yunyoo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Bunso</text:p>
          </table:table-cell>
          <table:table-cell office:value-type="float" office:value="-0.4667" calcext:value-type="float">
            <text:p>-0.4667</text:p>
          </table:table-cell>
          <table:table-cell office:value-type="float" office:value="6.2833" calcext:value-type="float">
            <text:p>6.2833</text:p>
          </table:table-cell>
          <table:table-cell office:value-type="string" calcext:value-type="string">
            <text:p>Abuakwa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unso</text:p>
          </table:table-cell>
          <table:table-cell office:value-type="float" office:value="-0.4667" calcext:value-type="float">
            <text:p>-0.4667</text:p>
          </table:table-cell>
          <table:table-cell office:value-type="float" office:value="6.2833" calcext:value-type="float">
            <text:p>6.2833</text:p>
          </table:table-cell>
          <table:table-cell office:value-type="string" calcext:value-type="string">
            <text:p>Abuakwa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Busa</text:p>
          </table:table-cell>
          <table:table-cell office:value-type="float" office:value="-2.5" calcext:value-type="float">
            <text:p>-2.5</text:p>
          </table:table-cell>
          <table:table-cell office:value-type="float" office:value="10.4833" calcext:value-type="float">
            <text:p>10.4833</text:p>
          </table:table-cell>
          <table:table-cell office:value-type="string" calcext:value-type="string">
            <text:p>Daffiama-Bussie-Issa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Busunu</text:p>
          </table:table-cell>
          <table:table-cell office:value-type="float" office:value="-1.5" calcext:value-type="float">
            <text:p>-1.5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We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Cape Coast</text:p>
          </table:table-cell>
          <table:table-cell office:value-type="float" office:value="-1.2652" calcext:value-type="float">
            <text:p>-1.2652</text:p>
          </table:table-cell>
          <table:table-cell office:value-type="float" office:value="5.1025" calcext:value-type="float">
            <text:p>5.1025</text:p>
          </table:table-cell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Cape Coast</text:p>
          </table:table-cell>
          <table:table-cell office:value-type="float" office:value="-1.2652" calcext:value-type="float">
            <text:p>-1.2652</text:p>
          </table:table-cell>
          <table:table-cell office:value-type="float" office:value="5.1025" calcext:value-type="float">
            <text:p>5.1025</text:p>
          </table:table-cell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Cape Coast</text:p>
          </table:table-cell>
          <table:table-cell office:value-type="float" office:value="-1.25" calcext:value-type="float">
            <text:p>-1.25</text:p>
          </table:table-cell>
          <table:table-cell office:value-type="float" office:value="5.1151" calcext:value-type="float">
            <text:p>5.1151</text:p>
          </table:table-cell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Cape Coast</text:p>
          </table:table-cell>
          <table:table-cell office:value-type="float" office:value="-1.2641" calcext:value-type="float">
            <text:p>-1.2641</text:p>
          </table:table-cell>
          <table:table-cell office:value-type="float" office:value="5.1174" calcext:value-type="float">
            <text:p>5.1174</text:p>
          </table:table-cell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Cape Coast</text:p>
          </table:table-cell>
          <table:table-cell office:value-type="float" office:value="-1.25" calcext:value-type="float">
            <text:p>-1.2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Charikpong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Nadowli-Kaleo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Chereponi</text:p>
          </table:table-cell>
          <table:table-cell office:value-type="float" office:value="0.2833" calcext:value-type="float">
            <text:p>0.2833</text:p>
          </table:table-cell>
          <table:table-cell office:value-type="float" office:value="10.1333" calcext:value-type="float">
            <text:p>10.1333</text:p>
          </table:table-cell>
          <table:table-cell office:value-type="string" calcext:value-type="string">
            <text:p>Chereponi</text:p>
          </table:table-cell>
          <table:table-cell office:value-type="string" calcext:value-type="string">
            <text:p>North East</text:p>
          </table:table-cell>
        </table:table-row>
        <table:table-row table:style-name="ro1" table:visibility="filter">
          <table:table-cell office:value-type="string" calcext:value-type="string">
            <text:p>Chinderi</text:p>
          </table:table-cell>
          <table:table-cell office:value-type="float" office:value="-0.1333" calcext:value-type="float">
            <text:p>-0.133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Krachi Nchumuru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Chinderi</text:p>
          </table:table-cell>
          <table:table-cell office:value-type="float" office:value="-0.1333" calcext:value-type="float">
            <text:p>-0.133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Krachi Nchumuru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Chiraa</text:p>
          </table:table-cell>
          <table:table-cell office:value-type="float" office:value="-2.1833" calcext:value-type="float">
            <text:p>-2.183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hiraa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Dabala</text:p>
          </table:table-cell>
          <table:table-cell office:value-type="float" office:value="0.6833" calcext:value-type="float">
            <text:p>0.6833</text:p>
          </table:table-cell>
          <table:table-cell office:value-type="float" office:value="5.9833" calcext:value-type="float">
            <text:p>5.9833</text:p>
          </table:table-cell>
          <table:table-cell office:value-type="string" calcext:value-type="string">
            <text:p>Dabala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Daboasi</text:p>
          </table:table-cell>
          <table:table-cell office:value-type="float" office:value="-1.7" calcext:value-type="float">
            <text:p>-1.7</text:p>
          </table:table-cell>
          <table:table-cell office:value-type="float" office:value="5.1333" calcext:value-type="float">
            <text:p>5.1333</text:p>
          </table:table-cell>
          <table:table-cell office:value-type="string" calcext:value-type="string">
            <text:p>Wassa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Daboya</text:p>
          </table:table-cell>
          <table:table-cell office:value-type="float" office:value="-1.3833" calcext:value-type="float">
            <text:p>-1.3833</text:p>
          </table:table-cell>
          <table:table-cell office:value-type="float" office:value="9.5667" calcext:value-type="float">
            <text:p>9.5667</text:p>
          </table:table-cell>
          <table:table-cell office:value-type="string" calcext:value-type="string">
            <text:p>North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Dadieso</text:p>
          </table:table-cell>
          <table:table-cell office:value-type="float" office:value="-3.0333" calcext:value-type="float">
            <text:p>-3.0333</text:p>
          </table:table-cell>
          <table:table-cell office:value-type="float" office:value="6.1333" calcext:value-type="float">
            <text:p>6.1333</text:p>
          </table:table-cell>
          <table:table-cell office:value-type="string" calcext:value-type="string">
            <text:p>Suaman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Dafiema</text:p>
          </table:table-cell>
          <table:table-cell office:value-type="float" office:value="-2.5667" calcext:value-type="float">
            <text:p>-2.5667</text:p>
          </table:table-cell>
          <table:table-cell office:value-type="float" office:value="10.4167" calcext:value-type="float">
            <text:p>10.4167</text:p>
          </table:table-cell>
          <table:table-cell office:value-type="string" calcext:value-type="string">
            <text:p>Daffiama-Bussie-Issa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Dagonkade</text:p>
          </table:table-cell>
          <table:table-cell office:value-type="float" office:value="-2.5667" calcext:value-type="float">
            <text:p>-2.5667</text:p>
          </table:table-cell>
          <table:table-cell office:value-type="float" office:value="10.4167" calcext:value-type="float">
            <text:p>10.4167</text:p>
          </table:table-cell>
          <table:table-cell office:value-type="string" calcext:value-type="string">
            <text:p>North Ea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Dakpe</text:p>
          </table:table-cell>
          <table:table-cell office:value-type="float" office:value="0.85" calcext:value-type="float">
            <text:p>0.85</text:p>
          </table:table-cell>
          <table:table-cell office:value-type="float" office:value="6.3667" calcext:value-type="float">
            <text:p>6.3667</text:p>
          </table:table-cell>
          <table:table-cell office:value-type="string" calcext:value-type="string">
            <text:p>Akatsi Nor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Dambai</text:p>
          </table:table-cell>
          <table:table-cell office:value-type="float" office:value="0.2167" calcext:value-type="float">
            <text:p>0.2167</text:p>
          </table:table-cell>
          <table:table-cell office:value-type="float" office:value="8.0833" calcext:value-type="float">
            <text:p>8.0833</text:p>
          </table:table-cell>
          <table:table-cell office:value-type="string" calcext:value-type="string">
            <text:p>Krachi East Municipal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Damongo</text:p>
          </table:table-cell>
          <table:table-cell office:value-type="float" office:value="-1.8167" calcext:value-type="float">
            <text:p>-1.8167</text:p>
          </table:table-cell>
          <table:table-cell office:value-type="float" office:value="9.0667" calcext:value-type="float">
            <text:p>9.0667</text:p>
          </table:table-cell>
          <table:table-cell office:value-type="string" calcext:value-type="string">
            <text:p>We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Damongo</text:p>
          </table:table-cell>
          <table:table-cell office:value-type="float" office:value="-1.8167" calcext:value-type="float">
            <text:p>-1.8167</text:p>
          </table:table-cell>
          <table:table-cell office:value-type="float" office:value="9.0667" calcext:value-type="float">
            <text:p>9.0667</text:p>
          </table:table-cell>
          <table:table-cell office:value-type="string" calcext:value-type="string">
            <text:p>We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Damongo</text:p>
          </table:table-cell>
          <table:table-cell office:value-type="float" office:value="-1.8112" calcext:value-type="float">
            <text:p>-1.8112</text:p>
          </table:table-cell>
          <table:table-cell office:value-type="float" office:value="9.0849" calcext:value-type="float">
            <text:p>9.0849</text:p>
          </table:table-cell>
          <table:table-cell office:value-type="string" calcext:value-type="string">
            <text:p>We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Danfa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Ga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Dawhenya</text:p>
          </table:table-cell>
          <table:table-cell office:value-type="float" office:value="0.05" calcext:value-type="float">
            <text:p>0.05</text:p>
          </table:table-cell>
          <table:table-cell office:value-type="float" office:value="5.7667" calcext:value-type="float">
            <text:p>5.7667</text:p>
          </table:table-cell>
          <table:table-cell office:value-type="string" calcext:value-type="string">
            <text:p>Ningo Prampram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Dawurampong</text:p>
          </table:table-cell>
          <table:table-cell office:value-type="float" office:value="-0.7833" calcext:value-type="float">
            <text:p>-0.7833</text:p>
          </table:table-cell>
          <table:table-cell office:value-type="float" office:value="5.4333" calcext:value-type="float">
            <text:p>5.4333</text:p>
          </table:table-cell>
          <table:table-cell office:value-type="string" calcext:value-type="string">
            <text:p>Gomoa We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Debibi</text:p>
          </table:table-cell>
          <table:table-cell office:value-type="float" office:value="-0.7833" calcext:value-type="float">
            <text:p>-0.7833</text:p>
          </table:table-cell>
          <table:table-cell office:value-type="float" office:value="5.4333" calcext:value-type="float">
            <text:p>5.4333</text:p>
          </table:table-cell>
          <table:table-cell office:value-type="string" calcext:value-type="string">
            <text:p>Tain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Dede Sawirako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6.5333" calcext:value-type="float">
            <text:p>6.5333</text:p>
          </table:table-cell>
          <table:table-cell office:value-type="string" calcext:value-type="string">
            <text:p>Fanteakwa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Dededo (Tiam-Awalime)</text:p>
          </table:table-cell>
          <table:table-cell office:value-type="float" office:value="0.2" calcext:value-type="float">
            <text:p>0.2</text:p>
          </table:table-cell>
          <table:table-cell office:value-type="float" office:value="6.2167" calcext:value-type="float">
            <text:p>6.2167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Dedeso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6.5833" calcext:value-type="float">
            <text:p>6.5833</text:p>
          </table:table-cell>
          <table:table-cell office:value-type="string" calcext:value-type="string">
            <text:p>Fanteakwa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Demon</text:p>
          </table:table-cell>
          <table:table-cell office:value-type="float" office:value="0.2" calcext:value-type="float">
            <text:p>0.2</text:p>
          </table:table-cell>
          <table:table-cell office:value-type="float" office:value="9.4833" calcext:value-type="float">
            <text:p>9.4833</text:p>
          </table:table-cell>
          <table:table-cell office:value-type="string" calcext:value-type="string">
            <text:p>Saboba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Denkyira Asikuma</text:p>
          </table:table-cell>
          <table:table-cell office:value-type="float" office:value="-1.8333" calcext:value-type="float">
            <text:p>-1.8333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sikuma Odoben Brakw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Denu</text:p>
          </table:table-cell>
          <table:table-cell office:value-type="float" office:value="1.1167" calcext:value-type="float">
            <text:p>1.1167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Ketu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Diabakrom</text:p>
          </table:table-cell>
          <table:table-cell office:value-type="float" office:value="-2.9833" calcext:value-type="float">
            <text:p>-2.9833</text:p>
          </table:table-cell>
          <table:table-cell office:value-type="float" office:value="7.0667" calcext:value-type="float">
            <text:p>7.0667</text:p>
          </table:table-cell>
          <table:table-cell office:value-type="string" calcext:value-type="string">
            <text:p>Dormaa West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Diaso</text:p>
          </table:table-cell>
          <table:table-cell office:value-type="float" office:value="-2.15" calcext:value-type="float">
            <text:p>-2.15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Upper Denkyira We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Dixcove</text:p>
          </table:table-cell>
          <table:table-cell office:value-type="float" office:value="-1.95" calcext:value-type="float">
            <text:p>-1.95</text:p>
          </table:table-cell>
          <table:table-cell office:value-type="float" office:value="4.7833" calcext:value-type="float">
            <text:p>4.7833</text:p>
          </table:table-cell>
          <table:table-cell office:value-type="string" calcext:value-type="string">
            <text:p>Ahanta We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Doba</text:p>
          </table:table-cell>
          <table:table-cell office:value-type="float" office:value="-1.0833" calcext:value-type="float">
            <text:p>-1.0833</text:p>
          </table:table-cell>
          <table:table-cell office:value-type="float" office:value="10.8833" calcext:value-type="float">
            <text:p>10.8833</text:p>
          </table:table-cell>
          <table:table-cell office:value-type="string" calcext:value-type="string">
            <text:p>Kassena-Nankana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Dodo Amanfro</text:p>
          </table:table-cell>
          <table:table-cell office:value-type="float" office:value="0.5167" calcext:value-type="float">
            <text:p>0.5167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Kajebi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Dodowa</text:p>
          </table:table-cell>
          <table:table-cell office:value-type="float" office:value="-0.1167" calcext:value-type="float">
            <text:p>-0.1167</text:p>
          </table:table-cell>
          <table:table-cell office:value-type="float" office:value="5.8833" calcext:value-type="float">
            <text:p>5.8833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Dodowa</text:p>
          </table:table-cell>
          <table:table-cell office:value-type="float" office:value="-0.1167" calcext:value-type="float">
            <text:p>-0.1167</text:p>
          </table:table-cell>
          <table:table-cell office:value-type="float" office:value="5.8833" calcext:value-type="float">
            <text:p>5.8833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Domenase</text:p>
          </table:table-cell>
          <table:table-cell office:value-type="float" office:value="-0.2333" calcext:value-type="float">
            <text:p>-0.2333</text:p>
          </table:table-cell>
          <table:table-cell office:value-type="float" office:value="6.5167" calcext:value-type="float">
            <text:p>6.5167</text:p>
          </table:table-cell>
          <table:table-cell office:value-type="string" calcext:value-type="string">
            <text:p>Fanteakwa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Dompin No. 1</text:p>
          </table:table-cell>
          <table:table-cell office:value-type="float" office:value="-1.6667" calcext:value-type="float">
            <text:p>-1.666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hama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Dompoasi</text:p>
          </table:table-cell>
          <table:table-cell office:value-type="float" office:value="-1.5333" calcext:value-type="float">
            <text:p>-1.533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dansi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Donkorkrom</text:p>
          </table:table-cell>
          <table:table-cell office:value-type="float" office:value="-0.1" calcext:value-type="float">
            <text:p>-0.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Kwahu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Donkoro Nkwanta</text:p>
          </table:table-cell>
          <table:table-cell office:value-type="float" office:value="-1.6667" calcext:value-type="float">
            <text:p>-1.6667</text:p>
          </table:table-cell>
          <table:table-cell office:value-type="float" office:value="7.4167" calcext:value-type="float">
            <text:p>7.4167</text:p>
          </table:table-cell>
          <table:table-cell office:value-type="string" calcext:value-type="string">
            <text:p>Nkoranza South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Dorimon</text:p>
          </table:table-cell>
          <table:table-cell office:value-type="float" office:value="-2.6833" calcext:value-type="float">
            <text:p>-2.6833</text:p>
          </table:table-cell>
          <table:table-cell office:value-type="float" office:value="10.0333" calcext:value-type="float">
            <text:p>10.0333</text:p>
          </table:table-cell>
          <table:table-cell office:value-type="string" calcext:value-type="string">
            <text:p>Wa West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Dormaa Ahenkro</text:p>
          </table:table-cell>
          <table:table-cell office:value-type="float" office:value="-2.8833" calcext:value-type="float">
            <text:p>-2.8833</text:p>
          </table:table-cell>
          <table:table-cell office:value-type="float" office:value="7.2833" calcext:value-type="float">
            <text:p>7.2833</text:p>
          </table:table-cell>
          <table:table-cell office:value-type="string" calcext:value-type="string">
            <text:p>Dormaa Ahenkro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Dormaa Ahenkro</text:p>
          </table:table-cell>
          <table:table-cell office:value-type="float" office:value="-2.8833" calcext:value-type="float">
            <text:p>-2.8833</text:p>
          </table:table-cell>
          <table:table-cell office:value-type="float" office:value="7.2833" calcext:value-type="float">
            <text:p>7.2833</text:p>
          </table:table-cell>
          <table:table-cell office:value-type="string" calcext:value-type="string">
            <text:p>Dormaa Ahenkro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Dormaa Ahenkro</text:p>
          </table:table-cell>
          <table:table-cell office:value-type="float" office:value="-2.8833" calcext:value-type="float">
            <text:p>-2.8833</text:p>
          </table:table-cell>
          <table:table-cell office:value-type="float" office:value="7.2833" calcext:value-type="float">
            <text:p>7.2833</text:p>
          </table:table-cell>
          <table:table-cell office:value-type="string" calcext:value-type="string">
            <text:p>Dormaa Ahenkro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Drabonso</text:p>
          </table:table-cell>
          <table:table-cell office:value-type="float" office:value="-1.1167" calcext:value-type="float">
            <text:p>-1.1167</text:p>
          </table:table-cell>
          <table:table-cell office:value-type="float" office:value="7.0667" calcext:value-type="float">
            <text:p>7.0667</text:p>
          </table:table-cell>
          <table:table-cell office:value-type="string" calcext:value-type="string">
            <text:p>Sekyere Afram Plains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Duayaw Nkwanta</text:p>
          </table:table-cell>
          <table:table-cell office:value-type="float" office:value="-2.1" calcext:value-type="float">
            <text:p>-2.1</text:p>
          </table:table-cell>
          <table:table-cell office:value-type="float" office:value="7.1667" calcext:value-type="float">
            <text:p>7.1667</text:p>
          </table:table-cell>
          <table:table-cell office:value-type="string" calcext:value-type="string">
            <text:p>Tano North</text:p>
          </table:table-cell>
          <table:table-cell office:value-type="string" calcext:value-type="string">
            <text:p>Ahafo</text:p>
          </table:table-cell>
        </table:table-row>
        <table:table-row table:style-name="ro1" table:visibility="filter">
          <table:table-cell office:value-type="string" calcext:value-type="string">
            <text:p>Duffor Adidome</text:p>
          </table:table-cell>
          <table:table-cell office:value-type="float" office:value="0.1333" calcext:value-type="float">
            <text:p>0.1333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Shai Osudi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Dukusen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6.9667" calcext:value-type="float">
            <text:p>6.9667</text:p>
          </table:table-cell>
          <table:table-cell office:value-type="string" calcext:value-type="string">
            <text:p>Asante Akim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Dunkwa</text:p>
          </table:table-cell>
          <table:table-cell office:value-type="float" office:value="-1.7833" calcext:value-type="float">
            <text:p>-1.7833</text:p>
          </table:table-cell>
          <table:table-cell office:value-type="float" office:value="5.9667" calcext:value-type="float">
            <text:p>5.9667</text:p>
          </table:table-cell>
          <table:table-cell office:value-type="string" calcext:value-type="string">
            <text:p>Upper Denkyira E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Dunkwa</text:p>
          </table:table-cell>
          <table:table-cell office:value-type="float" office:value="-1.7886" calcext:value-type="float">
            <text:p>-1.7886</text:p>
          </table:table-cell>
          <table:table-cell office:value-type="float" office:value="5.9772" calcext:value-type="float">
            <text:p>5.9772</text:p>
          </table:table-cell>
          <table:table-cell office:value-type="string" calcext:value-type="string">
            <text:p>Upper Denkyira E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Dzita</text:p>
          </table:table-cell>
          <table:table-cell office:value-type="float" office:value="0.7675" calcext:value-type="float">
            <text:p>0.7675</text:p>
          </table:table-cell>
          <table:table-cell office:value-type="float" office:value="5.7769" calcext:value-type="float">
            <text:p>5.7769</text:p>
          </table:table-cell>
          <table:table-cell office:value-type="string" calcext:value-type="string">
            <text:p>Keta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Dzolokpuita</text:p>
          </table:table-cell>
          <table:table-cell office:value-type="float" office:value="0.4333" calcext:value-type="float">
            <text:p>0.4333</text:p>
          </table:table-cell>
          <table:table-cell office:value-type="float" office:value="6.7833" calcext:value-type="float">
            <text:p>6.7833</text:p>
          </table:table-cell>
          <table:table-cell office:value-type="string" calcext:value-type="string">
            <text:p>Ho West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Effiduasi</text:p>
          </table:table-cell>
          <table:table-cell office:value-type="float" office:value="-1.4" calcext:value-type="float">
            <text:p>-1.4</text:p>
          </table:table-cell>
          <table:table-cell office:value-type="float" office:value="6.9167" calcext:value-type="float">
            <text:p>6.9167</text:p>
          </table:table-cell>
          <table:table-cell office:value-type="string" calcext:value-type="string">
            <text:p>Sekyere East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Ehie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Ketu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Eikwe</text:p>
          </table:table-cell>
          <table:table-cell office:value-type="float" office:value="-2.4667" calcext:value-type="float">
            <text:p>-2.4667</text:p>
          </table:table-cell>
          <table:table-cell office:value-type="float" office:value="4.9667" calcext:value-type="float">
            <text:p>4.9667</text:p>
          </table:table-cell>
          <table:table-cell office:value-type="string" calcext:value-type="string">
            <text:p>Ellembelle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Ejura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7.3833" calcext:value-type="float">
            <text:p>7.3833</text:p>
          </table:table-cell>
          <table:table-cell office:value-type="string" calcext:value-type="string">
            <text:p>Ejura Sekyedumase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Ejura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7.3833" calcext:value-type="float">
            <text:p>7.3833</text:p>
          </table:table-cell>
          <table:table-cell office:value-type="string" calcext:value-type="string">
            <text:p>Ejura Sekyedumase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Ekrawfo</text:p>
          </table:table-cell>
          <table:table-cell office:value-type="float" office:value="-0.9167" calcext:value-type="float">
            <text:p>-0.9167</text:p>
          </table:table-cell>
          <table:table-cell office:value-type="float" office:value="5.3333" calcext:value-type="float">
            <text:p>5.3333</text:p>
          </table:table-cell>
          <table:table-cell office:value-type="string" calcext:value-type="string">
            <text:p>Ekumfi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Elmina</text:p>
          </table:table-cell>
          <table:table-cell office:value-type="float" office:value="-1.35" calcext:value-type="float">
            <text:p>-1.35</text:p>
          </table:table-cell>
          <table:table-cell office:value-type="float" office:value="5.0833" calcext:value-type="float">
            <text:p>5.0833</text:p>
          </table:table-cell>
          <table:table-cell office:value-type="string" calcext:value-type="string">
            <text:p>Edin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Elubo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Jomo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Enchi</text:p>
          </table:table-cell>
          <table:table-cell office:value-type="float" office:value="-2.8167" calcext:value-type="float">
            <text:p>-2.8167</text:p>
          </table:table-cell>
          <table:table-cell office:value-type="float" office:value="5.8167" calcext:value-type="float">
            <text:p>5.8167</text:p>
          </table:table-cell>
          <table:table-cell office:value-type="string" calcext:value-type="string">
            <text:p>Aowin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Enyan Nkodwo</text:p>
          </table:table-cell>
          <table:table-cell office:value-type="float" office:value="-0.9667" calcext:value-type="float">
            <text:p>-0.9667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Ajumako-Enyan-Essiam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Esiam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Enyan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Esiama</text:p>
          </table:table-cell>
          <table:table-cell office:value-type="float" office:value="-2.35" calcext:value-type="float">
            <text:p>-2.35</text:p>
          </table:table-cell>
          <table:table-cell office:value-type="float" office:value="4.9333" calcext:value-type="float">
            <text:p>4.9333</text:p>
          </table:table-cell>
          <table:table-cell office:value-type="string" calcext:value-type="string">
            <text:p>Nzema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Esuaso</text:p>
          </table:table-cell>
          <table:table-cell office:value-type="float" office:value="-1.9333" calcext:value-type="float">
            <text:p>-1.933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Fawade</text:p>
          </table:table-cell>
          <table:table-cell office:value-type="float" office:value="-1.5833" calcext:value-type="float">
            <text:p>-1.5833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figya Kwabre Sou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Fiasi (Tease)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Kwahu Afram Plains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Fomena</text:p>
          </table:table-cell>
          <table:table-cell office:value-type="float" office:value="-1.5167" calcext:value-type="float">
            <text:p>-1.5167</text:p>
          </table:table-cell>
          <table:table-cell office:value-type="float" office:value="6.2833" calcext:value-type="float">
            <text:p>6.2833</text:p>
          </table:table-cell>
          <table:table-cell office:value-type="string" calcext:value-type="string">
            <text:p>Adansi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Forifori</text:p>
          </table:table-cell>
          <table:table-cell office:value-type="float" office:value="-0.3333" calcext:value-type="float">
            <text:p>-0.3333</text:p>
          </table:table-cell>
          <table:table-cell office:value-type="float" office:value="6.8333" calcext:value-type="float">
            <text:p>6.8333</text:p>
          </table:table-cell>
          <table:table-cell office:value-type="string" calcext:value-type="string">
            <text:p>Kwahu Afram Plains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Foso-North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ssin Central Municipal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Frankadua</text:p>
          </table:table-cell>
          <table:table-cell office:value-type="float" office:value="0.5114" calcext:value-type="float">
            <text:p>0.5114</text:p>
          </table:table-cell>
          <table:table-cell office:value-type="float" office:value="6.0732" calcext:value-type="float">
            <text:p>6.0732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Fumbisi</text:p>
          </table:table-cell>
          <table:table-cell office:value-type="float" office:value="-1.45" calcext:value-type="float">
            <text:p>-1.45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Bulsa South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Fumso</text:p>
          </table:table-cell>
          <table:table-cell office:value-type="float" office:value="-1.45" calcext:value-type="float">
            <text:p>-1.4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dansi Asokwa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Funsi</text:p>
          </table:table-cell>
          <table:table-cell office:value-type="float" office:value="-1.9833" calcext:value-type="float">
            <text:p>-1.9833</text:p>
          </table:table-cell>
          <table:table-cell office:value-type="float" office:value="10.2833" calcext:value-type="float">
            <text:p>10.2833</text:p>
          </table:table-cell>
          <table:table-cell office:value-type="string" calcext:value-type="string">
            <text:p>Wa East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Fwefwe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6.7333" calcext:value-type="float">
            <text:p>6.7333</text:p>
          </table:table-cell>
          <table:table-cell office:value-type="string" calcext:value-type="string">
            <text:p>Kwahu East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Galotse</text:p>
          </table:table-cell>
          <table:table-cell office:value-type="float" office:value="0.6833" calcext:value-type="float">
            <text:p>0.6833</text:p>
          </table:table-cell>
          <table:table-cell office:value-type="float" office:value="5.8833" calcext:value-type="float">
            <text:p>5.8833</text:p>
          </table:table-cell>
          <table:table-cell office:value-type="string" calcext:value-type="string">
            <text:p>Sou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Gambaga</text:p>
          </table:table-cell>
          <table:table-cell office:value-type="float" office:value="-0.45" calcext:value-type="float">
            <text:p>-0.45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East Mamprusi</text:p>
          </table:table-cell>
          <table:table-cell office:value-type="string" calcext:value-type="string">
            <text:p>North East</text:p>
          </table:table-cell>
        </table:table-row>
        <table:table-row table:style-name="ro1" table:visibility="filter">
          <table:table-cell office:value-type="string" calcext:value-type="string">
            <text:p>Garu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Garu-Tempane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Garu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Garu-Tempane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Goaso</text:p>
          </table:table-cell>
          <table:table-cell office:value-type="float" office:value="-2.5167" calcext:value-type="float">
            <text:p>-2.516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sunafo North Municipal</text:p>
          </table:table-cell>
          <table:table-cell office:value-type="string" calcext:value-type="string">
            <text:p>Ahafo</text:p>
          </table:table-cell>
        </table:table-row>
        <table:table-row table:style-name="ro1" table:visibility="filter">
          <table:table-cell office:value-type="string" calcext:value-type="string">
            <text:p>Goaso</text:p>
          </table:table-cell>
          <table:table-cell office:value-type="float" office:value="-2.5167" calcext:value-type="float">
            <text:p>-2.516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sunafo North Municipal</text:p>
          </table:table-cell>
          <table:table-cell office:value-type="string" calcext:value-type="string">
            <text:p>Ahafo</text:p>
          </table:table-cell>
        </table:table-row>
        <table:table-row table:style-name="ro1" table:visibility="filter">
          <table:table-cell office:value-type="string" calcext:value-type="string">
            <text:p>Gomoa</text:p>
          </table:table-cell>
          <table:table-cell office:value-type="float" office:value="-0.85" calcext:value-type="float">
            <text:p>-0.8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omo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Grube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Krachi Nchumur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Guabuluga</text:p>
          </table:table-cell>
          <table:table-cell office:value-type="float" office:value="-0.7" calcext:value-type="float">
            <text:p>-0.7</text:p>
          </table:table-cell>
          <table:table-cell office:value-type="float" office:value="10.4167" calcext:value-type="float">
            <text:p>10.4167</text:p>
          </table:table-cell>
          <table:table-cell office:value-type="string" calcext:value-type="string">
            <text:p>West Mamprusi Municipal</text:p>
          </table:table-cell>
          <table:table-cell office:value-type="string" calcext:value-type="string">
            <text:p>North East</text:p>
          </table:table-cell>
        </table:table-row>
        <table:table-row table:style-name="ro1" table:visibility="filter">
          <table:table-cell office:value-type="string" calcext:value-type="string">
            <text:p>Guashiegu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9.9167" calcext:value-type="float">
            <text:p>9.9167</text:p>
          </table:table-cell>
          <table:table-cell office:value-type="string" calcext:value-type="string">
            <text:p>Guashiegu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Gyengyen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7.8333" calcext:value-type="float">
            <text:p>7.8333</text:p>
          </table:table-cell>
          <table:table-cell office:value-type="string" calcext:value-type="string">
            <text:p>Sene East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Half Assini</text:p>
          </table:table-cell>
          <table:table-cell office:value-type="float" office:value="-2.8833" calcext:value-type="float">
            <text:p>-2.8833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Jomoro Mu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Han</text:p>
          </table:table-cell>
          <table:table-cell office:value-type="float" office:value="-2.4333" calcext:value-type="float">
            <text:p>-2.4333</text:p>
          </table:table-cell>
          <table:table-cell office:value-type="float" office:value="10.6833" calcext:value-type="float">
            <text:p>10.6833</text:p>
          </table:table-cell>
          <table:table-cell office:value-type="string" calcext:value-type="string">
            <text:p>Jirapa Municipal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Havi</text:p>
          </table:table-cell>
          <table:table-cell office:value-type="float" office:value="0.7833" calcext:value-type="float">
            <text:p>0.7833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Akatsi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avi</text:p>
          </table:table-cell>
          <table:table-cell office:value-type="float" office:value="0.7833" calcext:value-type="float">
            <text:p>0.7833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Akatsi Sou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elu</text:p>
          </table:table-cell>
          <table:table-cell office:value-type="float" office:value="0.5167" calcext:value-type="float">
            <text:p>0.5167</text:p>
          </table:table-cell>
          <table:table-cell office:value-type="float" office:value="7.0667" calcext:value-type="float">
            <text:p>7.0667</text:p>
          </table:table-cell>
          <table:table-cell office:value-type="string" calcext:value-type="string">
            <text:p>Hohoe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emang Twifu</text:p>
          </table:table-cell>
          <table:table-cell office:value-type="float" office:value="-1.5333" calcext:value-type="float">
            <text:p>-1.5333</text:p>
          </table:table-cell>
          <table:table-cell office:value-type="float" office:value="5.4833" calcext:value-type="float">
            <text:p>5.4833</text:p>
          </table:table-cell>
          <table:table-cell office:value-type="string" calcext:value-type="string">
            <text:p>Heman Mpenkro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Hiawa</text:p>
          </table:table-cell>
          <table:table-cell office:value-type="float" office:value="-2.1667" calcext:value-type="float">
            <text:p>-2.1667</text:p>
          </table:table-cell>
          <table:table-cell office:value-type="float" office:value="5.6167" calcext:value-type="float">
            <text:p>5.6167</text:p>
          </table:table-cell>
          <table:table-cell office:value-type="string" calcext:value-type="string">
            <text:p>Prestea-Huni Valley Mu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Ho</text:p>
          </table:table-cell>
          <table:table-cell office:value-type="float" office:value="0.4667" calcext:value-type="float">
            <text:p>0.4667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o</text:p>
          </table:table-cell>
          <table:table-cell office:value-type="float" office:value="0.4667" calcext:value-type="float">
            <text:p>0.4667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odzo</text:p>
          </table:table-cell>
          <table:table-cell office:value-type="float" office:value="0.6167" calcext:value-type="float">
            <text:p>0.6167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H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ohoe</text:p>
          </table:table-cell>
          <table:table-cell office:value-type="float" office:value="0.4833" calcext:value-type="float">
            <text:p>0.4833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Hohoe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ohoe</text:p>
          </table:table-cell>
          <table:table-cell office:value-type="float" office:value="0.4833" calcext:value-type="float">
            <text:p>0.4833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Hohoe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onuta</text:p>
          </table:table-cell>
          <table:table-cell office:value-type="float" office:value="0.5167" calcext:value-type="float">
            <text:p>0.5167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Djelokofe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Huhunya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6.1667" calcext:value-type="float">
            <text:p>6.1667</text:p>
          </table:table-cell>
          <table:table-cell office:value-type="string" calcext:value-type="string">
            <text:p>Yilo Krobo Mu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Huhunya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6.1667" calcext:value-type="float">
            <text:p>6.1667</text:p>
          </table:table-cell>
          <table:table-cell office:value-type="string" calcext:value-type="string">
            <text:p>Yilo Krobo Mu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Hwidiem</text:p>
          </table:table-cell>
          <table:table-cell office:value-type="float" office:value="-2.35" calcext:value-type="float">
            <text:p>-2.35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Asitifi</text:p>
          </table:table-cell>
          <table:table-cell office:value-type="string" calcext:value-type="string">
            <text:p>Ahafo</text:p>
          </table:table-cell>
        </table:table-row>
        <table:table-row table:style-name="ro1" table:visibility="filter">
          <table:table-cell office:value-type="string" calcext:value-type="string">
            <text:p>Inchaban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4.9833" calcext:value-type="float">
            <text:p>4.9833</text:p>
          </table:table-cell>
          <table:table-cell office:value-type="string" calcext:value-type="string">
            <text:p>Shama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Insu</text:p>
          </table:table-cell>
          <table:table-cell office:value-type="float" office:value="-1.9333" calcext:value-type="float">
            <text:p>-1.9333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Prestea-Huni Valley Mu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Jabeso</text:p>
          </table:table-cell>
          <table:table-cell office:value-type="float" office:value="-2.8333" calcext:value-type="float">
            <text:p>-2.8333</text:p>
          </table:table-cell>
          <table:table-cell office:value-type="float" office:value="6.3333" calcext:value-type="float">
            <text:p>6.3333</text:p>
          </table:table-cell>
          <table:table-cell office:value-type="string" calcext:value-type="string">
            <text:p>Juabes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Jama</text:p>
          </table:table-cell>
          <table:table-cell office:value-type="float" office:value="-2.1833" calcext:value-type="float">
            <text:p>-2.183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Bole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Jamasi</text:p>
          </table:table-cell>
          <table:table-cell office:value-type="float" office:value="-1.4833" calcext:value-type="float">
            <text:p>-1.4833</text:p>
          </table:table-cell>
          <table:table-cell office:value-type="float" office:value="6.9667" calcext:value-type="float">
            <text:p>6.9667</text:p>
          </table:table-cell>
          <table:table-cell office:value-type="string" calcext:value-type="string">
            <text:p>Sekyere Sou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Japekrom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7.5833" calcext:value-type="float">
            <text:p>7.5833</text:p>
          </table:table-cell>
          <table:table-cell office:value-type="string" calcext:value-type="string">
            <text:p>Jaman South Mu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Jasikan</text:p>
          </table:table-cell>
          <table:table-cell office:value-type="float" office:value="0.4667" calcext:value-type="float">
            <text:p>0.4667</text:p>
          </table:table-cell>
          <table:table-cell office:value-type="float" office:value="7.4167" calcext:value-type="float">
            <text:p>7.4167</text:p>
          </table:table-cell>
          <table:table-cell office:value-type="string" calcext:value-type="string">
            <text:p>Jasikan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Jema</text:p>
          </table:table-cell>
          <table:table-cell office:value-type="float" office:value="-2.6833" calcext:value-type="float">
            <text:p>-2.6833</text:p>
          </table:table-cell>
          <table:table-cell office:value-type="float" office:value="5.4167" calcext:value-type="float">
            <text:p>5.4167</text:p>
          </table:table-cell>
          <table:table-cell office:value-type="string" calcext:value-type="string">
            <text:p>Aowin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Jerigo-Lagu</text:p>
          </table:table-cell>
          <table:table-cell office:value-type="float" office:value="-0.7167" calcext:value-type="float">
            <text:p>-0.7167</text:p>
          </table:table-cell>
          <table:table-cell office:value-type="float" office:value="9.3167" calcext:value-type="float">
            <text:p>9.3167</text:p>
          </table:table-cell>
          <table:table-cell office:value-type="string" calcext:value-type="string">
            <text:p>North Ea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Jirapa</text:p>
          </table:table-cell>
          <table:table-cell office:value-type="float" office:value="-2.7" calcext:value-type="float">
            <text:p>-2.7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Jirapa Municipal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Juaso</text:p>
          </table:table-cell>
          <table:table-cell office:value-type="float" office:value="-1.1167" calcext:value-type="float">
            <text:p>-1.1167</text:p>
          </table:table-cell>
          <table:table-cell office:value-type="float" office:value="6.5833" calcext:value-type="float">
            <text:p>6.5833</text:p>
          </table:table-cell>
          <table:table-cell office:value-type="string" calcext:value-type="string">
            <text:p>Asante Akim Sou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Jukwa</text:p>
          </table:table-cell>
          <table:table-cell office:value-type="float" office:value="-1.3333" calcext:value-type="float">
            <text:p>-1.333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Twifo Hemang Lower Denkyir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KIAMO-Accra</text:p>
          </table:table-cell>
          <table:table-cell office:value-type="float" office:value="-0.168" calcext:value-type="float">
            <text:p>-0.168</text:p>
          </table:table-cell>
          <table:table-cell office:value-type="float" office:value="5.6098" calcext:value-type="float">
            <text:p>5.6098</text:p>
          </table:table-cell>
          <table:table-cell office:value-type="string" calcext:value-type="string">
            <text:p>Okaikoi South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Kade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ade</text:p>
          </table:table-cell>
          <table:table-cell office:value-type="float" office:value="-0.8167" calcext:value-type="float">
            <text:p>-0.8167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ade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ade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adjebi</text:p>
          </table:table-cell>
          <table:table-cell office:value-type="float" office:value="0.4833" calcext:value-type="float">
            <text:p>0.4833</text:p>
          </table:table-cell>
          <table:table-cell office:value-type="float" office:value="7.5167" calcext:value-type="float">
            <text:p>7.5167</text:p>
          </table:table-cell>
          <table:table-cell office:value-type="string" calcext:value-type="string">
            <text:p>Kadjebi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Kalba</text:p>
          </table:table-cell>
          <table:table-cell office:value-type="float" office:value="-2.65" calcext:value-type="float">
            <text:p>-2.65</text:p>
          </table:table-cell>
          <table:table-cell office:value-type="float" office:value="9.5667" calcext:value-type="float">
            <text:p>9.5667</text:p>
          </table:table-cell>
          <table:table-cell office:value-type="string" calcext:value-type="string">
            <text:p>Sawla-Tuna-Kalb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Kaleo</text:p>
          </table:table-cell>
          <table:table-cell office:value-type="float" office:value="-2.55" calcext:value-type="float">
            <text:p>-2.55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Nadowli-Kaleo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Kanayerebo</text:p>
          </table:table-cell>
          <table:table-cell office:value-type="float" office:value="-2.2833" calcext:value-type="float">
            <text:p>-2.2833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BAB Municipal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Kanayerobo</text:p>
          </table:table-cell>
          <table:table-cell office:value-type="float" office:value="-2.2833" calcext:value-type="float">
            <text:p>-2.2833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BAB Municipal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Kankan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Atiwa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araga</text:p>
          </table:table-cell>
          <table:table-cell office:value-type="float" office:value="-0.4333" calcext:value-type="float">
            <text:p>-0.4333</text:p>
          </table:table-cell>
          <table:table-cell office:value-type="float" office:value="9.9167" calcext:value-type="float">
            <text:p>9.9167</text:p>
          </table:table-cell>
          <table:table-cell office:value-type="string" calcext:value-type="string">
            <text:p>Karaga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aratashie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mpane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Kasunya</text:p>
          </table:table-cell>
          <table:table-cell office:value-type="float" office:value="0.25" calcext:value-type="float">
            <text:p>0.25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Katamansu</text:p>
          </table:table-cell>
          <table:table-cell office:value-type="float" office:value="0.0833" calcext:value-type="float">
            <text:p>0.0833</text:p>
          </table:table-cell>
          <table:table-cell office:value-type="float" office:value="5.7167" calcext:value-type="float">
            <text:p>5.7167</text:p>
          </table:table-cell>
          <table:table-cell office:value-type="string" calcext:value-type="string">
            <text:p>Ningo Prampram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Katanka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7.6833" calcext:value-type="float">
            <text:p>7.6833</text:p>
          </table:table-cell>
          <table:table-cell office:value-type="string" calcext:value-type="string">
            <text:p>Sene East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Katiejeli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8.4167" calcext:value-type="float">
            <text:p>8.4167</text:p>
          </table:table-cell>
          <table:table-cell office:value-type="string" calcext:value-type="string">
            <text:p>Kpandai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ayoro</text:p>
          </table:table-cell>
          <table:table-cell office:value-type="float" office:value="-1.3167" calcext:value-type="float">
            <text:p>-1.3167</text:p>
          </table:table-cell>
          <table:table-cell office:value-type="float" office:value="10.9833" calcext:value-type="float">
            <text:p>10.9833</text:p>
          </table:table-cell>
          <table:table-cell office:value-type="string" calcext:value-type="string">
            <text:p>Kasena Nankana West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Kengen</text:p>
          </table:table-cell>
          <table:table-cell office:value-type="float" office:value="-2.65" calcext:value-type="float">
            <text:p>-2.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mo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Kenyasi</text:p>
          </table:table-cell>
          <table:table-cell office:value-type="float" office:value="-2.65" calcext:value-type="float">
            <text:p>-2.65</text:p>
          </table:table-cell>
          <table:table-cell office:value-type="float" office:value="7.0667" calcext:value-type="float">
            <text:p>7.0667</text:p>
          </table:table-cell>
          <table:table-cell office:value-type="string" calcext:value-type="string">
            <text:p>Asutifi North</text:p>
          </table:table-cell>
          <table:table-cell office:value-type="string" calcext:value-type="string">
            <text:p>Ahafo</text:p>
          </table:table-cell>
        </table:table-row>
        <table:table-row table:style-name="ro1" table:visibility="filter">
          <table:table-cell office:value-type="string" calcext:value-type="string">
            <text:p>Keta</text:p>
          </table:table-cell>
          <table:table-cell office:value-type="float" office:value="0.9833" calcext:value-type="float">
            <text:p>0.9833</text:p>
          </table:table-cell>
          <table:table-cell office:value-type="float" office:value="5.9167" calcext:value-type="float">
            <text:p>5.9167</text:p>
          </table:table-cell>
          <table:table-cell office:value-type="string" calcext:value-type="string">
            <text:p>Keta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Kete-Krachi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7.8167" calcext:value-type="float">
            <text:p>7.8167</text:p>
          </table:table-cell>
          <table:table-cell office:value-type="string" calcext:value-type="string">
            <text:p>Krachi West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Kibi</text:p>
          </table:table-cell>
          <table:table-cell office:value-type="float" office:value="-0.55" calcext:value-type="float">
            <text:p>-0.55</text:p>
          </table:table-cell>
          <table:table-cell office:value-type="float" office:value="6.1667" calcext:value-type="float">
            <text:p>6.1667</text:p>
          </table:table-cell>
          <table:table-cell office:value-type="string" calcext:value-type="string">
            <text:p>East Akim Mu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intampo</text:p>
          </table:table-cell>
          <table:table-cell office:value-type="float" office:value="-1.7167" calcext:value-type="float">
            <text:p>-1.7167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Kintampo North Municipal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Kitare</text:p>
          </table:table-cell>
          <table:table-cell office:value-type="float" office:value="0.1667" calcext:value-type="float">
            <text:p>0.1667</text:p>
          </table:table-cell>
          <table:table-cell office:value-type="float" office:value="8.2667" calcext:value-type="float">
            <text:p>8.2667</text:p>
          </table:table-cell>
          <table:table-cell office:value-type="string" calcext:value-type="string">
            <text:p>Kpandai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lukpo</text:p>
          </table:table-cell>
          <table:table-cell office:value-type="float" office:value="0.5333" calcext:value-type="float">
            <text:p>0.5333</text:p>
          </table:table-cell>
          <table:table-cell office:value-type="float" office:value="6.1333" calcext:value-type="float">
            <text:p>6.1333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Kluma</text:p>
          </table:table-cell>
          <table:table-cell office:value-type="float" office:value="0.15" calcext:value-type="float">
            <text:p>0.15</text:p>
          </table:table-cell>
          <table:table-cell office:value-type="float" office:value="6.2167" calcext:value-type="float">
            <text:p>6.2167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Ko</text:p>
          </table:table-cell>
          <table:table-cell office:value-type="float" office:value="-2.5667" calcext:value-type="float">
            <text:p>-2.5667</text:p>
          </table:table-cell>
          <table:table-cell office:value-type="float" office:value="10.7333" calcext:value-type="float">
            <text:p>10.7333</text:p>
          </table:table-cell>
          <table:table-cell office:value-type="string" calcext:value-type="string">
            <text:p>Jirapa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Kofi Pare</text:p>
          </table:table-cell>
          <table:table-cell office:value-type="float" office:value="-0.5667" calcext:value-type="float">
            <text:p>-0.5667</text:p>
          </table:table-cell>
          <table:table-cell office:value-type="float" office:value="5.9333" calcext:value-type="float">
            <text:p>5.9333</text:p>
          </table:table-cell>
          <table:table-cell office:value-type="string" calcext:value-type="string">
            <text:p>Ayensuan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ofiase</text:p>
          </table:table-cell>
          <table:table-cell office:value-type="float" office:value="-1.4833" calcext:value-type="float">
            <text:p>-1.4833</text:p>
          </table:table-cell>
          <table:table-cell office:value-type="float" office:value="7.1333" calcext:value-type="float">
            <text:p>7.1333</text:p>
          </table:table-cell>
          <table:table-cell office:value-type="string" calcext:value-type="string">
            <text:p>Mampong Municipal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Koforidua</text:p>
          </table:table-cell>
          <table:table-cell office:value-type="float" office:value="-0.25" calcext:value-type="float">
            <text:p>-0.25</text:p>
          </table:table-cell>
          <table:table-cell office:value-type="float" office:value="6.0833" calcext:value-type="float">
            <text:p>6.0833</text:p>
          </table:table-cell>
          <table:table-cell office:value-type="string" calcext:value-type="string">
            <text:p>New-Juaben Mu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oforidua</text:p>
          </table:table-cell>
          <table:table-cell office:value-type="float" office:value="-0.25" calcext:value-type="float">
            <text:p>-0.25</text:p>
          </table:table-cell>
          <table:table-cell office:value-type="float" office:value="6.0833" calcext:value-type="float">
            <text:p>6.0833</text:p>
          </table:table-cell>
          <table:table-cell office:value-type="string" calcext:value-type="string">
            <text:p>New-Juaben Mu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oforidua</text:p>
          </table:table-cell>
          <table:table-cell office:value-type="float" office:value="0.2708" calcext:value-type="float">
            <text:p>0.2708</text:p>
          </table:table-cell>
          <table:table-cell office:value-type="float" office:value="6.0864" calcext:value-type="float">
            <text:p>6.0864</text:p>
          </table:table-cell>
          <table:table-cell office:value-type="string" calcext:value-type="string">
            <text:p>New-Juaben Mu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Kojopere</text:p>
          </table:table-cell>
          <table:table-cell office:value-type="float" office:value="-2.25" calcext:value-type="float">
            <text:p>-2.25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Daffiama Bussie Issa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Kokoti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Ofinso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Kologu</text:p>
          </table:table-cell>
          <table:table-cell office:value-type="float" office:value="-1.0833" calcext:value-type="float">
            <text:p>-1.0833</text:p>
          </table:table-cell>
          <table:table-cell office:value-type="float" office:value="10.7333" calcext:value-type="float">
            <text:p>10.7333</text:p>
          </table:table-cell>
          <table:table-cell office:value-type="string" calcext:value-type="string">
            <text:p>Kasena Nankana East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Komenda</text:p>
          </table:table-cell>
          <table:table-cell office:value-type="float" office:value="-1.4833" calcext:value-type="float">
            <text:p>-1.4833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Komenda</text:p>
          </table:table-cell>
          <table:table-cell office:value-type="float" office:value="-1.5011" calcext:value-type="float">
            <text:p>-1.5011</text:p>
          </table:table-cell>
          <table:table-cell office:value-type="float" office:value="5.0664" calcext:value-type="float">
            <text:p>5.0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Konongo</text:p>
          </table:table-cell>
          <table:table-cell office:value-type="float" office:value="-1.2167" calcext:value-type="float">
            <text:p>-1.2167</text:p>
          </table:table-cell>
          <table:table-cell office:value-type="float" office:value="6.6167" calcext:value-type="float">
            <text:p>6.6167</text:p>
          </table:table-cell>
          <table:table-cell office:value-type="string" calcext:value-type="string">
            <text:p>Asante Akim Central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Konongo</text:p>
          </table:table-cell>
          <table:table-cell office:value-type="float" office:value="-1.2167" calcext:value-type="float">
            <text:p>-1.2167</text:p>
          </table:table-cell>
          <table:table-cell office:value-type="float" office:value="6.6167" calcext:value-type="float">
            <text:p>6.6167</text:p>
          </table:table-cell>
          <table:table-cell office:value-type="string" calcext:value-type="string">
            <text:p>Asante Akim Central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Kpandae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8.4333" calcext:value-type="float">
            <text:p>8.4333</text:p>
          </table:table-cell>
          <table:table-cell office:value-type="string" calcext:value-type="string">
            <text:p>Kpandai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pando</text:p>
          </table:table-cell>
          <table:table-cell office:value-type="float" office:value="0.2833" calcext:value-type="float">
            <text:p>0.28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pand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Kpando</text:p>
          </table:table-cell>
          <table:table-cell office:value-type="float" office:value="0.2833" calcext:value-type="float">
            <text:p>0.28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pand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Kpando</text:p>
          </table:table-cell>
          <table:table-cell office:value-type="float" office:value="0.2813" calcext:value-type="float">
            <text:p>0.2813</text:p>
          </table:table-cell>
          <table:table-cell office:value-type="float" office:value="6.9991" calcext:value-type="float">
            <text:p>6.9991</text:p>
          </table:table-cell>
          <table:table-cell office:value-type="string" calcext:value-type="string">
            <text:p>Kpando Municipal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Kpedze</text:p>
          </table:table-cell>
          <table:table-cell office:value-type="float" office:value="0.0333" calcext:value-type="float">
            <text:p>0.0333</text:p>
          </table:table-cell>
          <table:table-cell office:value-type="float" office:value="7.9333" calcext:value-type="float">
            <text:p>7.9333</text:p>
          </table:table-cell>
          <table:table-cell office:value-type="string" calcext:value-type="string">
            <text:p>Ho-West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Kpedzeglo Mafi</text:p>
          </table:table-cell>
          <table:table-cell office:value-type="float" office:value="0.55" calcext:value-type="float">
            <text:p>0.55</text:p>
          </table:table-cell>
          <table:table-cell office:value-type="float" office:value="6.2333" calcext:value-type="float">
            <text:p>6.2333</text:p>
          </table:table-cell>
          <table:table-cell office:value-type="string" calcext:value-type="string">
            <text:p>Hohoe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Kpetoe Botoe</text:p>
          </table:table-cell>
          <table:table-cell office:value-type="float" office:value="0.7" calcext:value-type="float">
            <text:p>0.7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Agortime Ziope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Kpeve</text:p>
          </table:table-cell>
          <table:table-cell office:value-type="float" office:value="0.3333" calcext:value-type="float">
            <text:p>0.3333</text:p>
          </table:table-cell>
          <table:table-cell office:value-type="float" office:value="6.6833" calcext:value-type="float">
            <text:p>6.6833</text:p>
          </table:table-cell>
          <table:table-cell office:value-type="string" calcext:value-type="string">
            <text:p>South Dayi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Kpong</text:p>
          </table:table-cell>
          <table:table-cell office:value-type="float" office:value="0.0667" calcext:value-type="float">
            <text:p>0.0667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Kpone Katamanso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Kpong</text:p>
          </table:table-cell>
          <table:table-cell office:value-type="float" office:value="0.068" calcext:value-type="float">
            <text:p>0.068</text:p>
          </table:table-cell>
          <table:table-cell office:value-type="float" office:value="6.1685" calcext:value-type="float">
            <text:p>6.1685</text:p>
          </table:table-cell>
          <table:table-cell office:value-type="string" calcext:value-type="string">
            <text:p>Kpone Katamanso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Kpoviadzi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Krachi Nkwanta</text:p>
          </table:table-cell>
          <table:table-cell office:value-type="float" office:value="0.5" calcext:value-type="float">
            <text:p>0.5</text:p>
          </table:table-cell>
          <table:table-cell office:value-type="float" office:value="8.2667" calcext:value-type="float">
            <text:p>8.2667</text:p>
          </table:table-cell>
          <table:table-cell office:value-type="string" calcext:value-type="string">
            <text:p>Krachi West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Krachi Nkwanta</text:p>
          </table:table-cell>
          <table:table-cell office:value-type="float" office:value="0.5167" calcext:value-type="float">
            <text:p>0.5167</text:p>
          </table:table-cell>
          <table:table-cell office:value-type="float" office:value="8.2667" calcext:value-type="float">
            <text:p>8.2667</text:p>
          </table:table-cell>
          <table:table-cell office:value-type="string" calcext:value-type="string">
            <text:p>Krachi West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Kudani</text:p>
          </table:table-cell>
          <table:table-cell office:value-type="float" office:value="0.0167" calcext:value-type="float">
            <text:p>0.016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Gushegu Municipal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ue</text:p>
          </table:table-cell>
          <table:table-cell office:value-type="float" office:value="0.5833" calcext:value-type="float">
            <text:p>0.5833</text:p>
          </table:table-cell>
          <table:table-cell office:value-type="float" office:value="8.5167" calcext:value-type="float">
            <text:p>8.5167</text:p>
          </table:table-cell>
          <table:table-cell office:value-type="string" calcext:value-type="string">
            <text:p>Nkwanta South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Kugri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10.7667" calcext:value-type="float">
            <text:p>10.7667</text:p>
          </table:table-cell>
          <table:table-cell office:value-type="string" calcext:value-type="string">
            <text:p>Garu Tempane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Kukuom Ahafo</text:p>
          </table:table-cell>
          <table:table-cell office:value-type="float" office:value="-2.45" calcext:value-type="float">
            <text:p>-2.4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sunafo Sou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kurantumi</text:p>
          </table:table-cell>
          <table:table-cell office:value-type="float" office:value="-0.3667" calcext:value-type="float">
            <text:p>-0.3667</text:p>
          </table:table-cell>
          <table:table-cell office:value-type="float" office:value="6.1833" calcext:value-type="float">
            <text:p>6.1833</text:p>
          </table:table-cell>
          <table:table-cell office:value-type="string" calcext:value-type="string">
            <text:p>Abuakwa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Kumasi</text:p>
          </table:table-cell>
          <table:table-cell office:value-type="float" office:value="-1.5916" calcext:value-type="float">
            <text:p>-1.5916</text:p>
          </table:table-cell>
          <table:table-cell office:value-type="float" office:value="6.7169" calcext:value-type="float">
            <text:p>6.7169</text:p>
          </table:table-cell>
          <table:table-cell office:value-type="string" calcext:value-type="string">
            <text:p>Kumas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masi</text:p>
          </table:table-cell>
          <table:table-cell office:value-type="float" office:value="-1.6" calcext:value-type="float">
            <text:p>-1.6</text:p>
          </table:table-cell>
          <table:table-cell office:value-type="float" office:value="6.7167" calcext:value-type="float">
            <text:p>6.7167</text:p>
          </table:table-cell>
          <table:table-cell office:value-type="string" calcext:value-type="string">
            <text:p>Kumas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masi</text:p>
          </table:table-cell>
          <table:table-cell office:value-type="float" office:value="-1.6" calcext:value-type="float">
            <text:p>-1.6</text:p>
          </table:table-cell>
          <table:table-cell office:value-type="float" office:value="6.7167" calcext:value-type="float">
            <text:p>6.7167</text:p>
          </table:table-cell>
          <table:table-cell office:value-type="string" calcext:value-type="string">
            <text:p>Kumas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masi</text:p>
          </table:table-cell>
          <table:table-cell office:value-type="float" office:value="-1.6453" calcext:value-type="float">
            <text:p>-1.6453</text:p>
          </table:table-cell>
          <table:table-cell office:value-type="float" office:value="6.6639" calcext:value-type="float">
            <text:p>6.6639</text:p>
          </table:table-cell>
          <table:table-cell office:value-type="string" calcext:value-type="string">
            <text:p>Kumas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masi</text:p>
          </table:table-cell>
          <table:table-cell office:value-type="float" office:value="-1.6" calcext:value-type="float">
            <text:p>-1.6</text:p>
          </table:table-cell>
          <table:table-cell office:value-type="float" office:value="6.7167" calcext:value-type="float">
            <text:p>6.7167</text:p>
          </table:table-cell>
          <table:table-cell office:value-type="string" calcext:value-type="string">
            <text:p>Kumas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mawu</text:p>
          </table:table-cell>
          <table:table-cell office:value-type="float" office:value="-1.2667" calcext:value-type="float">
            <text:p>-1.2667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ekyere Kumawu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mbungu</text:p>
          </table:table-cell>
          <table:table-cell office:value-type="float" office:value="-0.95" calcext:value-type="float">
            <text:p>-0.95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Kumbungu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unkungu</text:p>
          </table:table-cell>
          <table:table-cell office:value-type="float" office:value="-1.75" calcext:value-type="float">
            <text:p>-1.75</text:p>
          </table:table-cell>
          <table:table-cell office:value-type="float" office:value="10.1333" calcext:value-type="float">
            <text:p>10.1333</text:p>
          </table:table-cell>
          <table:table-cell office:value-type="string" calcext:value-type="string">
            <text:p>Kumbungu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unsu</text:p>
          </table:table-cell>
          <table:table-cell office:value-type="float" office:value="-1.0833" calcext:value-type="float">
            <text:p>-1.0833</text:p>
          </table:table-cell>
          <table:table-cell office:value-type="float" office:value="6.4667" calcext:value-type="float">
            <text:p>6.4667</text:p>
          </table:table-cell>
          <table:table-cell office:value-type="string" calcext:value-type="string">
            <text:p>Asante Akim Sou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usawgu</text:p>
          </table:table-cell>
          <table:table-cell office:value-type="float" office:value="-1.0333" calcext:value-type="float">
            <text:p>-1.0333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Gonja Central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Kusi</text:p>
          </table:table-cell>
          <table:table-cell office:value-type="float" office:value="-0.8667" calcext:value-type="float">
            <text:p>-0.8667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Denkyembour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Kwabeng</text:p>
          </table:table-cell>
          <table:table-cell office:value-type="float" office:value="-0.5833" calcext:value-type="float">
            <text:p>-0.5833</text:p>
          </table:table-cell>
          <table:table-cell office:value-type="float" office:value="6.3167" calcext:value-type="float">
            <text:p>6.3167</text:p>
          </table:table-cell>
          <table:table-cell office:value-type="string" calcext:value-type="string">
            <text:p>Atiw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Kwadaso</text:p>
          </table:table-cell>
          <table:table-cell office:value-type="float" office:value="-1.65" calcext:value-type="float">
            <text:p>-1.6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Kumas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wamang</text:p>
          </table:table-cell>
          <table:table-cell office:value-type="float" office:value="-1.6167" calcext:value-type="float">
            <text:p>-1.6167</text:p>
          </table:table-cell>
          <table:table-cell office:value-type="float" office:value="6.8833" calcext:value-type="float">
            <text:p>6.8833</text:p>
          </table:table-cell>
          <table:table-cell office:value-type="string" calcext:value-type="string">
            <text:p>Sekyere Kumawu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Kwame Danso</text:p>
          </table:table-cell>
          <table:table-cell office:value-type="float" office:value="-0.6833" calcext:value-type="float">
            <text:p>-0.6833</text:p>
          </table:table-cell>
          <table:table-cell office:value-type="float" office:value="7.7333" calcext:value-type="float">
            <text:p>7.7333</text:p>
          </table:table-cell>
          <table:table-cell office:value-type="string" calcext:value-type="string">
            <text:p>Sene West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Kwamikrom</text:p>
          </table:table-cell>
          <table:table-cell office:value-type="float" office:value="0.3167" calcext:value-type="float">
            <text:p>0.3167</text:p>
          </table:table-cell>
          <table:table-cell office:value-type="float" office:value="7.3167" calcext:value-type="float">
            <text:p>7.3167</text:p>
          </table:table-cell>
          <table:table-cell office:value-type="string" calcext:value-type="string">
            <text:p>Biakoye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Kwanyako</text:p>
          </table:table-cell>
          <table:table-cell office:value-type="float" office:value="-0.6333" calcext:value-type="float">
            <text:p>-0.633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gona East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Lawra</text:p>
          </table:table-cell>
          <table:table-cell office:value-type="float" office:value="-2.8667" calcext:value-type="float">
            <text:p>-2.8667</text:p>
          </table:table-cell>
          <table:table-cell office:value-type="float" office:value="10.65" calcext:value-type="float">
            <text:p>10.65</text:p>
          </table:table-cell>
          <table:table-cell office:value-type="string" calcext:value-type="string">
            <text:p>Lawra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Legon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Ga East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Leklebi Dafo</text:p>
          </table:table-cell>
          <table:table-cell office:value-type="float" office:value="0.5" calcext:value-type="float">
            <text:p>0.5</text:p>
          </table:table-cell>
          <table:table-cell office:value-type="float" office:value="6.9667" calcext:value-type="float">
            <text:p>6.9667</text:p>
          </table:table-cell>
          <table:table-cell office:value-type="string" calcext:value-type="string">
            <text:p>Afadzato South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Likpe</text:p>
          </table:table-cell>
          <table:table-cell office:value-type="float" office:value="0.6167" calcext:value-type="float">
            <text:p>0.6167</text:p>
          </table:table-cell>
          <table:table-cell office:value-type="float" office:value="7.1833" calcext:value-type="float">
            <text:p>7.1833</text:p>
          </table:table-cell>
          <table:table-cell office:value-type="string" calcext:value-type="string">
            <text:p>Guan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Lupunya</text:p>
          </table:table-cell>
          <table:table-cell office:value-type="float" office:value="0.2333" calcext:value-type="float">
            <text:p>0.2333</text:p>
          </table:table-cell>
          <table:table-cell office:value-type="float" office:value="6.0833" calcext:value-type="float">
            <text:p>6.0833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Mafi Anfoe</text:p>
          </table:table-cell>
          <table:table-cell office:value-type="float" office:value="0.1667" calcext:value-type="float">
            <text:p>0.1667</text:p>
          </table:table-cell>
          <table:table-cell office:value-type="float" office:value="6.3333" calcext:value-type="float">
            <text:p>6.3333</text:p>
          </table:table-cell>
          <table:table-cell office:value-type="string" calcext:value-type="string">
            <text:p>Bisikro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alshugu</text:p>
          </table:table-cell>
          <table:table-cell office:value-type="float" office:value="-0.8833" calcext:value-type="float">
            <text:p>-0.8833</text:p>
          </table:table-cell>
          <table:table-cell office:value-type="float" office:value="9.4667" calcext:value-type="float">
            <text:p>9.4667</text:p>
          </table:table-cell>
          <table:table-cell office:value-type="string" calcext:value-type="string">
            <text:p>Tamale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Mamobi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5.5917" calcext:value-type="float">
            <text:p>5.5917</text:p>
          </table:table-cell>
          <table:table-cell office:value-type="string" calcext:value-type="string">
            <text:p>Ayawaso East Sub Metro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Mampong-Akwapim</text:p>
          </table:table-cell>
          <table:table-cell office:value-type="float" office:value="-0.15" calcext:value-type="float">
            <text:p>-0.15</text:p>
          </table:table-cell>
          <table:table-cell office:value-type="float" office:value="5.9167" calcext:value-type="float">
            <text:p>5.9167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anga Bawku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11.0167" calcext:value-type="float">
            <text:p>11.0167</text:p>
          </table:table-cell>
          <table:table-cell office:value-type="string" calcext:value-type="string">
            <text:p>Bawku Municipal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Mangoase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ankango</text:p>
          </table:table-cell>
          <table:table-cell office:value-type="float" office:value="-0.6" calcext:value-type="float">
            <text:p>-0.6</text:p>
          </table:table-cell>
          <table:table-cell office:value-type="float" office:value="8.3333" calcext:value-type="float">
            <text:p>8.3333</text:p>
          </table:table-cell>
          <table:table-cell office:value-type="string" calcext:value-type="string">
            <text:p>North Ea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Mankesim</text:p>
          </table:table-cell>
          <table:table-cell office:value-type="float" office:value="-1.0167" calcext:value-type="float">
            <text:p>-1.0167</text:p>
          </table:table-cell>
          <table:table-cell office:value-type="float" office:value="5.2667" calcext:value-type="float">
            <text:p>5.2667</text:p>
          </table:table-cell>
          <table:table-cell office:value-type="string" calcext:value-type="string">
            <text:p>Mfantsiman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Mankranso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6.8167" calcext:value-type="float">
            <text:p>6.8167</text:p>
          </table:table-cell>
          <table:table-cell office:value-type="string" calcext:value-type="string">
            <text:p>Ahafo Ano Sou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Manso Amenfi</text:p>
          </table:table-cell>
          <table:table-cell office:value-type="float" office:value="-2.25" calcext:value-type="float">
            <text:p>-2.25</text:p>
          </table:table-cell>
          <table:table-cell office:value-type="float" office:value="5.6333" calcext:value-type="float">
            <text:p>5.6333</text:p>
          </table:table-cell>
          <table:table-cell office:value-type="string" calcext:value-type="string">
            <text:p>Wassa Amenfi Centr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Manso Wassaw</text:p>
          </table:table-cell>
          <table:table-cell office:value-type="float" office:value="-1.8333" calcext:value-type="float">
            <text:p>-1.8333</text:p>
          </table:table-cell>
          <table:table-cell office:value-type="float" office:value="5.0833" calcext:value-type="float">
            <text:p>5.0833</text:p>
          </table:table-cell>
          <table:table-cell office:value-type="string" calcext:value-type="string">
            <text:p>Mpohor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Mape/Omape</text:p>
          </table:table-cell>
          <table:table-cell office:value-type="float" office:value="-2.7333" calcext:value-type="float">
            <text:p>-2.733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owin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Marbang</text:p>
          </table:table-cell>
          <table:table-cell office:value-type="float" office:value="-1.7333" calcext:value-type="float">
            <text:p>-1.7333</text:p>
          </table:table-cell>
          <table:table-cell office:value-type="float" office:value="6.8167" calcext:value-type="float">
            <text:p>6.8167</text:p>
          </table:table-cell>
          <table:table-cell office:value-type="string" calcext:value-type="string">
            <text:p>Atwima Nwabiagya Nor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Maso</text:p>
          </table:table-cell>
          <table:table-cell office:value-type="float" office:value="-1.85" calcext:value-type="float">
            <text:p>-1.85</text:p>
          </table:table-cell>
          <table:table-cell office:value-type="float" office:value="7.7167" calcext:value-type="float">
            <text:p>7.7167</text:p>
          </table:table-cell>
          <table:table-cell office:value-type="string" calcext:value-type="string">
            <text:p>Nkoranza North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Matse Have</text:p>
          </table:table-cell>
          <table:table-cell office:value-type="float" office:value="0.4833" calcext:value-type="float">
            <text:p>0.4833</text:p>
          </table:table-cell>
          <table:table-cell office:value-type="float" office:value="6.6833" calcext:value-type="float">
            <text:p>6.6833</text:p>
          </table:table-cell>
          <table:table-cell office:value-type="string" calcext:value-type="string">
            <text:p>Ho Municipal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Mem Chemfere</text:p>
          </table:table-cell>
          <table:table-cell office:value-type="float" office:value="-0.05" calcext:value-type="float">
            <text:p>-0.05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Kwahu Afram Plains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em Chemfere</text:p>
          </table:table-cell>
          <table:table-cell office:value-type="float" office:value="-0.05" calcext:value-type="float">
            <text:p>-0.05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Kwahu Afram Plains Nor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enuso</text:p>
          </table:table-cell>
          <table:table-cell office:value-type="float" office:value="0.5167" calcext:value-type="float">
            <text:p>0.5167</text:p>
          </table:table-cell>
          <table:table-cell office:value-type="float" office:value="7.5667" calcext:value-type="float">
            <text:p>7.5667</text:p>
          </table:table-cell>
          <table:table-cell office:value-type="string" calcext:value-type="string">
            <text:p>Kadjebi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Mepe</text:p>
          </table:table-cell>
          <table:table-cell office:value-type="float" office:value="0.4333" calcext:value-type="float">
            <text:p>0.4333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Mepom</text:p>
          </table:table-cell>
          <table:table-cell office:value-type="float" office:value="-0.6" calcext:value-type="float">
            <text:p>-0.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Upper West Aki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frama</text:p>
          </table:table-cell>
          <table:table-cell office:value-type="float" office:value="-0.7" calcext:value-type="float">
            <text:p>-0.7</text:p>
          </table:table-cell>
          <table:table-cell office:value-type="float" office:value="7.6333" calcext:value-type="float">
            <text:p>7.6333</text:p>
          </table:table-cell>
          <table:table-cell office:value-type="string" calcext:value-type="string">
            <text:p>Sene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Mim</text:p>
          </table:table-cell>
          <table:table-cell office:value-type="float" office:value="-2.55" calcext:value-type="float">
            <text:p>-2.5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sunafo North</text:p>
          </table:table-cell>
          <table:table-cell office:value-type="string" calcext:value-type="string">
            <text:p>Ahafo</text:p>
          </table:table-cell>
        </table:table-row>
        <table:table-row table:style-name="ro1" table:visibility="filter">
          <table:table-cell office:value-type="string" calcext:value-type="string">
            <text:p>Mirigu</text:p>
          </table:table-cell>
          <table:table-cell office:value-type="float" office:value="-0.9833" calcext:value-type="float">
            <text:p>-0.9833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Kasenna Nankana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Mobole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5.8167" calcext:value-type="float">
            <text:p>5.8167</text:p>
          </table:table-cell>
          <table:table-cell office:value-type="string" calcext:value-type="string">
            <text:p>Ningo Prampram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Mole</text:p>
          </table:table-cell>
          <table:table-cell office:value-type="float" office:value="-2.038" calcext:value-type="float">
            <text:p>-2.038</text:p>
          </table:table-cell>
          <table:table-cell office:value-type="float" office:value="9.5069" calcext:value-type="float">
            <text:p>9.5069</text:p>
          </table:table-cell>
          <table:table-cell office:value-type="string" calcext:value-type="string">
            <text:p>West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Morontuo</text:p>
          </table:table-cell>
          <table:table-cell office:value-type="float" office:value="-1.4333" calcext:value-type="float">
            <text:p>-1.4333</text:p>
          </table:table-cell>
          <table:table-cell office:value-type="float" office:value="6.4667" calcext:value-type="float">
            <text:p>6.4667</text:p>
          </table:table-cell>
          <table:table-cell office:value-type="string" calcext:value-type="string">
            <text:p>Bosome Frehor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Mpakadan</text:p>
          </table:table-cell>
          <table:table-cell office:value-type="float" office:value="0.1167" calcext:value-type="float">
            <text:p>0.1167</text:p>
          </table:table-cell>
          <table:table-cell office:value-type="float" office:value="6.3167" calcext:value-type="float">
            <text:p>6.3167</text:p>
          </table:table-cell>
          <table:table-cell office:value-type="string" calcext:value-type="string">
            <text:p>Asuogyeman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Mpataba</text:p>
          </table:table-cell>
          <table:table-cell office:value-type="float" office:value="-2.5833" calcext:value-type="float">
            <text:p>-2.583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Jomo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Mpehuasem</text:p>
          </table:table-cell>
          <table:table-cell office:value-type="float" office:value="-0.1645" calcext:value-type="float">
            <text:p>-0.1645</text:p>
          </table:table-cell>
          <table:table-cell office:value-type="float" office:value="5.652" calcext:value-type="float">
            <text:p>5.652</text:p>
          </table:table-cell>
          <table:table-cell office:value-type="string" calcext:value-type="string">
            <text:p>Ayawaso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Mpesaso</text:p>
          </table:table-cell>
          <table:table-cell office:value-type="float" office:value="-2.1333" calcext:value-type="float">
            <text:p>-2.1333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hafo Ano Sou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Mpeyo</text:p>
          </table:table-cell>
          <table:table-cell office:value-type="float" office:value="0.55" calcext:value-type="float">
            <text:p>0.55</text:p>
          </table:table-cell>
          <table:table-cell office:value-type="float" office:value="7.7833" calcext:value-type="float">
            <text:p>7.7833</text:p>
          </table:table-cell>
          <table:table-cell office:value-type="string" calcext:value-type="string">
            <text:p>Kadjebi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Mpraeso</text:p>
          </table:table-cell>
          <table:table-cell office:value-type="float" office:value="-0.7333" calcext:value-type="float">
            <text:p>-0.7333</text:p>
          </table:table-cell>
          <table:table-cell office:value-type="float" office:value="6.5833" calcext:value-type="float">
            <text:p>6.5833</text:p>
          </table:table-cell>
          <table:table-cell office:value-type="string" calcext:value-type="string">
            <text:p>Kwahu Sou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adawli</text:p>
          </table:table-cell>
          <table:table-cell office:value-type="float" office:value="-2.6667" calcext:value-type="float">
            <text:p>-2.6667</text:p>
          </table:table-cell>
          <table:table-cell office:value-type="float" office:value="10.3667" calcext:value-type="float">
            <text:p>10.3667</text:p>
          </table:table-cell>
          <table:table-cell office:value-type="string" calcext:value-type="string">
            <text:p>Nadwoli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Nakrong</text:p>
          </table:table-cell>
          <table:table-cell office:value-type="float" office:value="-1.4667" calcext:value-type="float">
            <text:p>-1.4667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Kasenna Nankana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Nalerigu</text:p>
          </table:table-cell>
          <table:table-cell office:value-type="float" office:value="-0.3667" calcext:value-type="float">
            <text:p>-0.3667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East Mamprusi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Nandom</text:p>
          </table:table-cell>
          <table:table-cell office:value-type="float" office:value="-2.75" calcext:value-type="float">
            <text:p>-2.75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Nandom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Nangodi</text:p>
          </table:table-cell>
          <table:table-cell office:value-type="float" office:value="-0.65" calcext:value-type="float">
            <text:p>-0.65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Nabdam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Nankese</text:p>
          </table:table-cell>
          <table:table-cell office:value-type="float" office:value="-0.3833" calcext:value-type="float">
            <text:p>-0.383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uhu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ankpanduri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10.6333" calcext:value-type="float">
            <text:p>10.6333</text:p>
          </table:table-cell>
          <table:table-cell office:value-type="string" calcext:value-type="string">
            <text:p>Bumkpurugu-Nakpanduri</text:p>
          </table:table-cell>
          <table:table-cell office:value-type="string" calcext:value-type="string">
            <text:p>North East</text:p>
          </table:table-cell>
        </table:table-row>
        <table:table-row table:style-name="ro1" table:visibility="filter">
          <table:table-cell office:value-type="string" calcext:value-type="string">
            <text:p>Nante</text:p>
          </table:table-cell>
          <table:table-cell office:value-type="float" office:value="-1.7333" calcext:value-type="float">
            <text:p>-1.7333</text:p>
          </table:table-cell>
          <table:table-cell office:value-type="float" office:value="7.9667" calcext:value-type="float">
            <text:p>7.9667</text:p>
          </table:table-cell>
          <table:table-cell office:value-type="string" calcext:value-type="string">
            <text:p>Kintampo South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Nasia</text:p>
          </table:table-cell>
          <table:table-cell office:value-type="float" office:value="-0.8" calcext:value-type="float">
            <text:p>-0.8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Gazeb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atriku</text:p>
          </table:table-cell>
          <table:table-cell office:value-type="float" office:value="0.1167" calcext:value-type="float">
            <text:p>0.1167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Akuse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avrongo</text:p>
          </table:table-cell>
          <table:table-cell office:value-type="float" office:value="-1.0832" calcext:value-type="float">
            <text:p>-1.0832</text:p>
          </table:table-cell>
          <table:table-cell office:value-type="float" office:value="10.8784" calcext:value-type="float">
            <text:p>10.8784</text:p>
          </table:table-cell>
          <table:table-cell office:value-type="string" calcext:value-type="string">
            <text:p>Kassena- Nankana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Nawchugu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10.0667" calcext:value-type="float">
            <text:p>10.0667</text:p>
          </table:table-cell>
          <table:table-cell office:value-type="string" calcext:value-type="string">
            <text:p>Gushegu Municipal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Nchira</text:p>
          </table:table-cell>
          <table:table-cell office:value-type="float" office:value="-1.9833" calcext:value-type="float">
            <text:p>-1.9833</text:p>
          </table:table-cell>
          <table:table-cell office:value-type="float" office:value="7.8833" calcext:value-type="float">
            <text:p>7.8833</text:p>
          </table:table-cell>
          <table:table-cell office:value-type="string" calcext:value-type="string">
            <text:p>Wenchi Mu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New Ayoma</text:p>
          </table:table-cell>
          <table:table-cell office:value-type="float" office:value="0.5833" calcext:value-type="float">
            <text:p>0.5833</text:p>
          </table:table-cell>
          <table:table-cell office:value-type="float" office:value="7.2833" calcext:value-type="float">
            <text:p>7.2833</text:p>
          </table:table-cell>
          <table:table-cell office:value-type="string" calcext:value-type="string">
            <text:p>Kukurantumi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ew Longoro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Kintampo South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New Ningo</text:p>
          </table:table-cell>
          <table:table-cell office:value-type="float" office:value="0.1667" calcext:value-type="float">
            <text:p>0.1667</text:p>
          </table:table-cell>
          <table:table-cell office:value-type="float" office:value="5.7333" calcext:value-type="float">
            <text:p>5.7333</text:p>
          </table:table-cell>
          <table:table-cell office:value-type="string" calcext:value-type="string">
            <text:p>New Ningo</text:p>
          </table:table-cell>
          <table:table-cell office:value-type="string" calcext:value-type="string">
            <text:p>Greater <text:s/>Accra</text:p>
          </table:table-cell>
        </table:table-row>
        <table:table-row table:style-name="ro1" table:visibility="filter">
          <table:table-cell office:value-type="string" calcext:value-type="string">
            <text:p>Nkawie</text:p>
          </table:table-cell>
          <table:table-cell office:value-type="float" office:value="-1.6667" calcext:value-type="float">
            <text:p>-1.6667</text:p>
          </table:table-cell>
          <table:table-cell office:value-type="float" office:value="6.6667" calcext:value-type="float">
            <text:p>6.6667</text:p>
          </table:table-cell>
          <table:table-cell office:value-type="string" calcext:value-type="string">
            <text:p>Atwima Nwabiagya North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Nkawkaw</text:p>
          </table:table-cell>
          <table:table-cell office:value-type="float" office:value="0.5167" calcext:value-type="float">
            <text:p>0.5167</text:p>
          </table:table-cell>
          <table:table-cell office:value-type="float" office:value="8.2667" calcext:value-type="float">
            <text:p>8.2667</text:p>
          </table:table-cell>
          <table:table-cell office:value-type="string" calcext:value-type="string">
            <text:p>Nkwanta South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Nkawkaw</text:p>
          </table:table-cell>
          <table:table-cell office:value-type="float" office:value="-0.7667" calcext:value-type="float">
            <text:p>-0.7667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Kwahu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kawkubew</text:p>
          </table:table-cell>
          <table:table-cell office:value-type="float" office:value="0.1667" calcext:value-type="float">
            <text:p>0.1667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kinkanso</text:p>
          </table:table-cell>
          <table:table-cell office:value-type="float" office:value="-1.8833" calcext:value-type="float">
            <text:p>-1.883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Offinso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Nkonya Ahenkro</text:p>
          </table:table-cell>
          <table:table-cell office:value-type="float" office:value="0.3167" calcext:value-type="float">
            <text:p>0.3167</text:p>
          </table:table-cell>
          <table:table-cell office:value-type="float" office:value="7.1167" calcext:value-type="float">
            <text:p>7.1167</text:p>
          </table:table-cell>
          <table:table-cell office:value-type="string" calcext:value-type="string">
            <text:p>Biakoye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Nkoranza</text:p>
          </table:table-cell>
          <table:table-cell office:value-type="float" office:value="-1.7167" calcext:value-type="float">
            <text:p>-1.7167</text:p>
          </table:table-cell>
          <table:table-cell office:value-type="float" office:value="7.5667" calcext:value-type="float">
            <text:p>7.5667</text:p>
          </table:table-cell>
          <table:table-cell office:value-type="string" calcext:value-type="string">
            <text:p>Nkoranza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Nkroful</text:p>
          </table:table-cell>
          <table:table-cell office:value-type="float" office:value="-2.3232" calcext:value-type="float">
            <text:p>-2.3232</text:p>
          </table:table-cell>
          <table:table-cell office:value-type="float" office:value="4.9667" calcext:value-type="float">
            <text:p>4.9667</text:p>
          </table:table-cell>
          <table:table-cell office:value-type="string" calcext:value-type="string">
            <text:p>Ellembelle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Nkwanta No. 1</text:p>
          </table:table-cell>
          <table:table-cell office:value-type="float" office:value="-2.35" calcext:value-type="float">
            <text:p>-2.3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kwanta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Nsawam</text:p>
          </table:table-cell>
          <table:table-cell office:value-type="float" office:value="-0.35" calcext:value-type="float">
            <text:p>-0.35</text:p>
          </table:table-cell>
          <table:table-cell office:value-type="float" office:value="5.8167" calcext:value-type="float">
            <text:p>5.8167</text:p>
          </table:table-cell>
          <table:table-cell office:value-type="string" calcext:value-type="string">
            <text:p>Nsawan-Aoagyire Minicipal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sawkaw</text:p>
          </table:table-cell>
          <table:table-cell office:value-type="float" office:value="-2.3167" calcext:value-type="float">
            <text:p>-2.3167</text:p>
          </table:table-cell>
          <table:table-cell office:value-type="float" office:value="7.8667" calcext:value-type="float">
            <text:p>7.8667</text:p>
          </table:table-cell>
          <table:table-cell office:value-type="string" calcext:value-type="string">
            <text:p>Tain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Nsoatre</text:p>
          </table:table-cell>
          <table:table-cell office:value-type="float" office:value="-2.4667" calcext:value-type="float">
            <text:p>-2.466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unyani West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Nsuaem-Kadadwene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kwa Nsuaem Municipal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Nsukawkaw</text:p>
          </table:table-cell>
          <table:table-cell office:value-type="float" office:value="0.3333" calcext:value-type="float">
            <text:p>0.3333</text:p>
          </table:table-cell>
          <table:table-cell office:value-type="float" office:value="7.7167" calcext:value-type="float">
            <text:p>7.7167</text:p>
          </table:table-cell>
          <table:table-cell office:value-type="string" calcext:value-type="string">
            <text:p>Krachi East Municipal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Nsuta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7.0167" calcext:value-type="float">
            <text:p>7.0167</text:p>
          </table:table-cell>
          <table:table-cell office:value-type="string" calcext:value-type="string">
            <text:p>Sekyere Centr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Ntoabema</text:p>
          </table:table-cell>
          <table:table-cell office:value-type="float" office:value="0.0333" calcext:value-type="float">
            <text:p>0.0333</text:p>
          </table:table-cell>
          <table:table-cell office:value-type="float" office:value="7.2333" calcext:value-type="float">
            <text:p>7.2333</text:p>
          </table:table-cell>
          <table:table-cell office:value-type="string" calcext:value-type="string">
            <text:p>Sene East</text:p>
          </table:table-cell>
          <table:table-cell office:value-type="string" calcext:value-type="string">
            <text:p>Bono East </text:p>
          </table:table-cell>
        </table:table-row>
        <table:table-row table:style-name="ro1" table:visibility="filter">
          <table:table-cell office:value-type="string" calcext:value-type="string">
            <text:p>Ntonso</text:p>
          </table:table-cell>
          <table:table-cell office:value-type="float" office:value="-1.5167" calcext:value-type="float">
            <text:p>-1.5167</text:p>
          </table:table-cell>
          <table:table-cell office:value-type="float" office:value="6.8333" calcext:value-type="float">
            <text:p>6.8333</text:p>
          </table:table-cell>
          <table:table-cell office:value-type="string" calcext:value-type="string">
            <text:p>Kwabre East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Ntotroso</text:p>
          </table:table-cell>
          <table:table-cell office:value-type="float" office:value="-2.3167" calcext:value-type="float">
            <text:p>-2.3167</text:p>
          </table:table-cell>
          <table:table-cell office:value-type="float" office:value="7.0667" calcext:value-type="float">
            <text:p>7.0667</text:p>
          </table:table-cell>
          <table:table-cell office:value-type="string" calcext:value-type="string">
            <text:p>Asutifi North</text:p>
          </table:table-cell>
          <table:table-cell office:value-type="string" calcext:value-type="string">
            <text:p>Ahafo </text:p>
          </table:table-cell>
        </table:table-row>
        <table:table-row table:style-name="ro1" table:visibility="filter">
          <table:table-cell office:value-type="string" calcext:value-type="string">
            <text:p>Ntronang</text:p>
          </table:table-cell>
          <table:table-cell office:value-type="float" office:value="-1.0833" calcext:value-type="float">
            <text:p>-1.0833</text:p>
          </table:table-cell>
          <table:table-cell office:value-type="float" office:value="6.3333" calcext:value-type="float">
            <text:p>6.3333</text:p>
          </table:table-cell>
          <table:table-cell office:value-type="string" calcext:value-type="string">
            <text:p>New Abire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Nungua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Gulf Of Guinea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ungua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Gulf Of Guinea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yakrom</text:p>
          </table:table-cell>
          <table:table-cell office:value-type="float" office:value="-0.7833" calcext:value-type="float">
            <text:p>-0.783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gona West Municipal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Nyamoase</text:p>
          </table:table-cell>
          <table:table-cell office:value-type="float" office:value="-0.9167" calcext:value-type="float">
            <text:p>-0.916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tebubu-Amantin</text:p>
          </table:table-cell>
          <table:table-cell office:value-type="string" calcext:value-type="string">
            <text:p>Bono East </text:p>
          </table:table-cell>
        </table:table-row>
        <table:table-row table:style-name="ro1" table:visibility="filter">
          <table:table-cell office:value-type="string" calcext:value-type="string">
            <text:p>Nyankpala</text:p>
          </table:table-cell>
          <table:table-cell office:value-type="float" office:value="-0.9667" calcext:value-type="float">
            <text:p>-0.966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Tolon</text:p>
          </table:table-cell>
          <table:table-cell office:value-type="string" calcext:value-type="string">
            <text:p>Savanna </text:p>
          </table:table-cell>
        </table:table-row>
        <table:table-row table:style-name="ro1" table:visibility="filter">
          <table:table-cell office:value-type="string" calcext:value-type="string">
            <text:p>Nyankpala</text:p>
          </table:table-cell>
          <table:table-cell office:value-type="float" office:value="-0.9667" calcext:value-type="float">
            <text:p>-0.966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Tolon</text:p>
          </table:table-cell>
          <table:table-cell office:value-type="string" calcext:value-type="string">
            <text:p>Savanna </text:p>
          </table:table-cell>
        </table:table-row>
        <table:table-row table:style-name="ro1" table:visibility="filter">
          <table:table-cell office:value-type="string" calcext:value-type="string">
            <text:p>Nyanyanu</text:p>
          </table:table-cell>
          <table:table-cell office:value-type="float" office:value="-0.4" calcext:value-type="float">
            <text:p>-0.4</text:p>
          </table:table-cell>
          <table:table-cell office:value-type="float" office:value="5.4667" calcext:value-type="float">
            <text:p>5.4667</text:p>
          </table:table-cell>
          <table:table-cell office:value-type="string" calcext:value-type="string">
            <text:p>Gomoa East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Nyinahin</text:p>
          </table:table-cell>
          <table:table-cell office:value-type="float" office:value="-2.1167" calcext:value-type="float">
            <text:p>-2.1167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Atwima Mponua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bo-Kwahu</text:p>
          </table:table-cell>
          <table:table-cell office:value-type="float" office:value="-0.8167" calcext:value-type="float">
            <text:p>-0.8167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Kwahu Sou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buasi</text:p>
          </table:table-cell>
          <table:table-cell office:value-type="float" office:value="-1.6667" calcext:value-type="float">
            <text:p>-1.666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Obuas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buasi</text:p>
          </table:table-cell>
          <table:table-cell office:value-type="float" office:value="-1.6667" calcext:value-type="float">
            <text:p>-1.666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Obuas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buasi <text:s/>Ashanti</text:p>
          </table:table-cell>
          <table:table-cell office:value-type="float" office:value="-1.6667" calcext:value-type="float">
            <text:p>-1.666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Obuas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buasi Dankyira</text:p>
          </table:table-cell>
          <table:table-cell office:value-type="float" office:value="-2.05" calcext:value-type="float">
            <text:p>-2.0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buas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butu</text:p>
          </table:table-cell>
          <table:table-cell office:value-type="float" office:value="-0.5" calcext:value-type="float">
            <text:p>-0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omoa East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Odumase/Kunadukrom</text:p>
          </table:table-cell>
          <table:table-cell office:value-type="float" office:value="0.2333" calcext:value-type="float">
            <text:p>0.2333</text:p>
          </table:table-cell>
          <table:table-cell office:value-type="float" office:value="6.8833" calcext:value-type="float">
            <text:p>6.8833</text:p>
          </table:table-cell>
          <table:table-cell office:value-type="string" calcext:value-type="string">
            <text:p>North Dayi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Odumasi</text:p>
          </table:table-cell>
          <table:table-cell office:value-type="float" office:value="-0.2" calcext:value-type="float">
            <text:p>-0.2</text:p>
          </table:table-cell>
          <table:table-cell office:value-type="float" office:value="5.9667" calcext:value-type="float">
            <text:p>5.9667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Offinso</text:p>
          </table:table-cell>
          <table:table-cell office:value-type="float" office:value="-1.65" calcext:value-type="float">
            <text:p>-1.6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Kwabre East / Offinso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goli</text:p>
          </table:table-cell>
          <table:table-cell office:value-type="float" office:value="0.1" calcext:value-type="float">
            <text:p>0.1</text:p>
          </table:table-cell>
          <table:table-cell office:value-type="float" office:value="6.1833" calcext:value-type="float">
            <text:p>6.1833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hawu</text:p>
          </table:table-cell>
          <table:table-cell office:value-type="float" office:value="0.9" calcext:value-type="float">
            <text:p>0.9</text:p>
          </table:table-cell>
          <table:table-cell office:value-type="float" office:value="6.1333" calcext:value-type="float">
            <text:p>6.1333</text:p>
          </table:table-cell>
          <table:table-cell office:value-type="string" calcext:value-type="string">
            <text:p>Ketu North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Ohiamankyene</text:p>
          </table:table-cell>
          <table:table-cell office:value-type="float" office:value="-0.1" calcext:value-type="float">
            <text:p>-0.1</text:p>
          </table:table-cell>
          <table:table-cell office:value-type="float" office:value="7.9833" calcext:value-type="float">
            <text:p>7.9833</text:p>
          </table:table-cell>
          <table:table-cell office:value-type="string" calcext:value-type="string">
            <text:p>Krachi West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Oketsew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5.6333" calcext:value-type="float">
            <text:p>5.6333</text:p>
          </table:table-cell>
          <table:table-cell office:value-type="string" calcext:value-type="string">
            <text:p>Awutu Senya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Onuku</text:p>
          </table:table-cell>
          <table:table-cell office:value-type="float" office:value="-0.3167" calcext:value-type="float">
            <text:p>-0.3167</text:p>
          </table:table-cell>
          <table:table-cell office:value-type="float" office:value="6.4667" calcext:value-type="float">
            <text:p>6.4667</text:p>
          </table:table-cell>
          <table:table-cell office:value-type="string" calcext:value-type="string">
            <text:p>Somanya / Fanteakw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pon Valley</text:p>
          </table:table-cell>
          <table:table-cell office:value-type="float" office:value="-1.85" calcext:value-type="float">
            <text:p>-1.85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Wassa Amenfi East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Oponsokese</text:p>
          </table:table-cell>
          <table:table-cell office:value-type="float" office:value="-1.8" calcext:value-type="float">
            <text:p>-1.8</text:p>
          </table:table-cell>
          <table:table-cell office:value-type="float" office:value="5.7667" calcext:value-type="float">
            <text:p>5.7667</text:p>
          </table:table-cell>
          <table:table-cell office:value-type="string" calcext:value-type="string">
            <text:p>Upper Denkyira East Municipal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Osenase</text:p>
          </table:table-cell>
          <table:table-cell office:value-type="float" office:value="-0.75" calcext:value-type="float">
            <text:p>-0.75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West Akim Municipal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shiyie</text:p>
          </table:table-cell>
          <table:table-cell office:value-type="float" office:value="-0.15" calcext:value-type="float">
            <text:p>-0.15</text:p>
          </table:table-cell>
          <table:table-cell office:value-type="float" office:value="5.7333" calcext:value-type="float">
            <text:p>5.7333</text:p>
          </table:table-cell>
          <table:table-cell office:value-type="string" calcext:value-type="string">
            <text:p>Adenta Municip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Osino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Fanteakwa Sou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sino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Fanteakwa South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su Presby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5.555" calcext:value-type="float">
            <text:p>5.555</text:p>
          </table:table-cell>
          <table:table-cell office:value-type="string" calcext:value-type="string">
            <text:p>Klorley Klotey Municip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Osu-Accra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Klorley Klotey Municip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Osudoku</text:p>
          </table:table-cell>
          <table:table-cell office:value-type="float" office:value="0.1833" calcext:value-type="float">
            <text:p>0.1833</text:p>
          </table:table-cell>
          <table:table-cell office:value-type="float" office:value="6.0167" calcext:value-type="float">
            <text:p>6.0167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Otumi</text:p>
          </table:table-cell>
          <table:table-cell office:value-type="float" office:value="-0.9" calcext:value-type="float">
            <text:p>-0.9</text:p>
          </table:table-cell>
          <table:table-cell office:value-type="float" office:value="6.2167" calcext:value-type="float">
            <text:p>6.2167</text:p>
          </table:table-cell>
          <table:table-cell office:value-type="string" calcext:value-type="string">
            <text:p>Kwaebibire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wabi</text:p>
          </table:table-cell>
          <table:table-cell office:value-type="float" office:value="-1.7167" calcext:value-type="float">
            <text:p>-1.7167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Owabi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Owuram</text:p>
          </table:table-cell>
          <table:table-cell office:value-type="float" office:value="-0.6" calcext:value-type="float">
            <text:p>-0.6</text:p>
          </table:table-cell>
          <table:table-cell office:value-type="float" office:value="5.9333" calcext:value-type="float">
            <text:p>5.9333</text:p>
          </table:table-cell>
          <table:table-cell office:value-type="string" calcext:value-type="string">
            <text:p>West Akim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Oyarifa</text:p>
          </table:table-cell>
          <table:table-cell office:value-type="float" office:value="-0.1833" calcext:value-type="float">
            <text:p>-0.1833</text:p>
          </table:table-cell>
          <table:table-cell office:value-type="float" office:value="5.7333" calcext:value-type="float">
            <text:p>5.7333</text:p>
          </table:table-cell>
          <table:table-cell office:value-type="string" calcext:value-type="string">
            <text:p>Pantang We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Oyoko</text:p>
          </table:table-cell>
          <table:table-cell office:value-type="float" office:value="-0.3" calcext:value-type="float">
            <text:p>-0.3</text:p>
          </table:table-cell>
          <table:table-cell office:value-type="float" office:value="6.1333" calcext:value-type="float">
            <text:p>6.1333</text:p>
          </table:table-cell>
          <table:table-cell office:value-type="string" calcext:value-type="string">
            <text:p>New Juaben North Municipal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Paga</text:p>
          </table:table-cell>
          <table:table-cell office:value-type="float" office:value="-1.1" calcext:value-type="float">
            <text:p>-1.1</text:p>
          </table:table-cell>
          <table:table-cell office:value-type="float" office:value="10.9667" calcext:value-type="float">
            <text:p>10.9667</text:p>
          </table:table-cell>
          <table:table-cell office:value-type="string" calcext:value-type="string">
            <text:p>Kasena Nankana West</text:p>
          </table:table-cell>
          <table:table-cell office:value-type="string" calcext:value-type="string">
            <text:p>Upper East </text:p>
          </table:table-cell>
        </table:table-row>
        <table:table-row table:style-name="ro1" table:visibility="filter">
          <table:table-cell office:value-type="string" calcext:value-type="string">
            <text:p>Pakyi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Amansie West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Palbe</text:p>
          </table:table-cell>
          <table:table-cell office:value-type="float" office:value="-0.55" calcext:value-type="float">
            <text:p>-0.5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North East Gonja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Pankese</text:p>
          </table:table-cell>
          <table:table-cell office:value-type="float" office:value="0.51" calcext:value-type="float">
            <text:p>0.51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Glinyigbatakpo ( Ahorlikope)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Papasi</text:p>
          </table:table-cell>
          <table:table-cell office:value-type="float" office:value="0.5" calcext:value-type="float">
            <text:p>0.5</text:p>
          </table:table-cell>
          <table:table-cell office:value-type="float" office:value="7.6667" calcext:value-type="float">
            <text:p>7.6667</text:p>
          </table:table-cell>
          <table:table-cell office:value-type="string" calcext:value-type="string">
            <text:p>Kadjebi</text:p>
          </table:table-cell>
          <table:table-cell office:value-type="string" calcext:value-type="string">
            <text:p>Oti </text:p>
          </table:table-cell>
        </table:table-row>
        <table:table-row table:style-name="ro1" table:visibility="filter">
          <table:table-cell office:value-type="string" calcext:value-type="string">
            <text:p>Peki Blengo</text:p>
          </table:table-cell>
          <table:table-cell office:value-type="float" office:value="0.2333" calcext:value-type="float">
            <text:p>0.2333</text:p>
          </table:table-cell>
          <table:table-cell office:value-type="float" office:value="6.5333" calcext:value-type="float">
            <text:p>6.5333</text:p>
          </table:table-cell>
          <table:table-cell office:value-type="string" calcext:value-type="string">
            <text:p>South Dayi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Pion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9.6167" calcext:value-type="float">
            <text:p>9.6167</text:p>
          </table:table-cell>
          <table:table-cell office:value-type="string" calcext:value-type="string">
            <text:p>Yendi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Poano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6.4333" calcext:value-type="float">
            <text:p>6.4333</text:p>
          </table:table-cell>
          <table:table-cell office:value-type="string" calcext:value-type="string">
            <text:p>Bekwai Municipal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Pokoase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5.6833" calcext:value-type="float">
            <text:p>5.6833</text:p>
          </table:table-cell>
          <table:table-cell office:value-type="string" calcext:value-type="string">
            <text:p>Ga West Municip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Pokoase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5.6833" calcext:value-type="float">
            <text:p>5.6833</text:p>
          </table:table-cell>
          <table:table-cell office:value-type="string" calcext:value-type="string">
            <text:p>Ga West Municip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Pokukrom</text:p>
          </table:table-cell>
          <table:table-cell office:value-type="float" office:value="-1.95" calcext:value-type="float">
            <text:p>-1.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waman</text:p>
          </table:table-cell>
          <table:table-cell office:value-type="string" calcext:value-type="string">
            <text:p>Ashanti </text:p>
          </table:table-cell>
        </table:table-row>
        <table:table-row table:style-name="ro1" table:visibility="filter">
          <table:table-cell office:value-type="string" calcext:value-type="string">
            <text:p>Pomadze</text:p>
          </table:table-cell>
          <table:table-cell office:value-type="float" office:value="-0.2333" calcext:value-type="float">
            <text:p>-0.2333</text:p>
          </table:table-cell>
          <table:table-cell office:value-type="float" office:value="5.9167" calcext:value-type="float">
            <text:p>5.9167</text:p>
          </table:table-cell>
          <table:table-cell office:value-type="string" calcext:value-type="string">
            <text:p>Effutu Municipal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Pong Tamale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9.6667" calcext:value-type="float">
            <text:p>9.6667</text:p>
          </table:table-cell>
          <table:table-cell office:value-type="string" calcext:value-type="string">
            <text:p>Savelugu-Nanton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Pore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Potsin</text:p>
          </table:table-cell>
          <table:table-cell office:value-type="float" office:value="-0.6" calcext:value-type="float">
            <text:p>-0.6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Gomoa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Prang</text:p>
          </table:table-cell>
          <table:table-cell office:value-type="float" office:value="-0.8833" calcext:value-type="float">
            <text:p>-0.8833</text:p>
          </table:table-cell>
          <table:table-cell office:value-type="float" office:value="7.9833" calcext:value-type="float">
            <text:p>7.9833</text:p>
          </table:table-cell>
          <table:table-cell office:value-type="string" calcext:value-type="string">
            <text:p>Pru East</text:p>
          </table:table-cell>
          <table:table-cell office:value-type="string" calcext:value-type="string">
            <text:p>Bono East </text:p>
          </table:table-cell>
        </table:table-row>
        <table:table-row table:style-name="ro1" table:visibility="filter">
          <table:table-cell office:value-type="string" calcext:value-type="string">
            <text:p>Prestea</text:p>
          </table:table-cell>
          <table:table-cell office:value-type="float" office:value="-2.15" calcext:value-type="float">
            <text:p>-2.15</text:p>
          </table:table-cell>
          <table:table-cell office:value-type="float" office:value="5.4333" calcext:value-type="float">
            <text:p>5.4333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Prestea SHTS</text:p>
          </table:table-cell>
          <table:table-cell office:value-type="float" office:value="-2.1339" calcext:value-type="float">
            <text:p>-2.1339</text:p>
          </table:table-cell>
          <table:table-cell office:value-type="float" office:value="5.4469" calcext:value-type="float">
            <text:p>5.4469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Pretsea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4.9333" calcext:value-type="float">
            <text:p>4.9333</text:p>
          </table:table-cell>
          <table:table-cell office:value-type="string" calcext:value-type="string">
            <text:p>Prestea- Huni Valley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Primase</text:p>
          </table:table-cell>
          <table:table-cell office:value-type="float" office:value="-0.3" calcext:value-type="float">
            <text:p>-0.3</text:p>
          </table:table-cell>
          <table:table-cell office:value-type="float" office:value="7.7833" calcext:value-type="float">
            <text:p>7.7833</text:p>
          </table:table-cell>
          <table:table-cell office:value-type="string" calcext:value-type="string">
            <text:p>Sene East</text:p>
          </table:table-cell>
          <table:table-cell office:value-type="string" calcext:value-type="string">
            <text:p>Bono East </text:p>
          </table:table-cell>
        </table:table-row>
        <table:table-row table:style-name="ro1" table:visibility="filter">
          <table:table-cell office:value-type="string" calcext:value-type="string">
            <text:p>Princes Town</text:p>
          </table:table-cell>
          <table:table-cell office:value-type="float" office:value="-2.1333" calcext:value-type="float">
            <text:p>-2.133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hanta West Municipal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Pusiga</text:p>
          </table:table-cell>
          <table:table-cell office:value-type="float" office:value="-0.1167" calcext:value-type="float">
            <text:p>-0.1167</text:p>
          </table:table-cell>
          <table:table-cell office:value-type="float" office:value="11.0833" calcext:value-type="float">
            <text:p>11.0833</text:p>
          </table:table-cell>
          <table:table-cell office:value-type="string" calcext:value-type="string">
            <text:p>Pusiga</text:p>
          </table:table-cell>
          <table:table-cell office:value-type="string" calcext:value-type="string">
            <text:p>Upper East </text:p>
          </table:table-cell>
        </table:table-row>
        <table:table-row table:style-name="ro1" table:visibility="filter">
          <table:table-cell office:value-type="string" calcext:value-type="string">
            <text:p>Pute</text:p>
          </table:table-cell>
          <table:table-cell office:value-type="float" office:value="0.5333" calcext:value-type="float">
            <text:p>0.5333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Ada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Pwalugu</text:p>
          </table:table-cell>
          <table:table-cell office:value-type="float" office:value="-0.85" calcext:value-type="float">
            <text:p>-0.8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Pwalagu</text:p>
          </table:table-cell>
          <table:table-cell office:value-type="string" calcext:value-type="string">
            <text:p>Upper East </text:p>
          </table:table-cell>
        </table:table-row>
        <table:table-row table:style-name="ro1" table:visibility="filter">
          <table:table-cell office:value-type="string" calcext:value-type="string">
            <text:p>Saboba</text:p>
          </table:table-cell>
          <table:table-cell office:value-type="float" office:value="0.3" calcext:value-type="float">
            <text:p>0.3</text:p>
          </table:table-cell>
          <table:table-cell office:value-type="float" office:value="9.7167" calcext:value-type="float">
            <text:p>9.7167</text:p>
          </table:table-cell>
          <table:table-cell office:value-type="string" calcext:value-type="string">
            <text:p>Saboba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Saboba</text:p>
          </table:table-cell>
          <table:table-cell office:value-type="float" office:value="-0.3" calcext:value-type="float">
            <text:p>-0.3</text:p>
          </table:table-cell>
          <table:table-cell office:value-type="float" office:value="9.7167" calcext:value-type="float">
            <text:p>9.7167</text:p>
          </table:table-cell>
          <table:table-cell office:value-type="string" calcext:value-type="string">
            <text:p>Saboba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Sakogu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10.5833" calcext:value-type="float">
            <text:p>10.5833</text:p>
          </table:table-cell>
          <table:table-cell office:value-type="string" calcext:value-type="string">
            <text:p>East Mamprusi</text:p>
          </table:table-cell>
          <table:table-cell office:value-type="string" calcext:value-type="string">
            <text:p>Northern East </text:p>
          </table:table-cell>
        </table:table-row>
        <table:table-row table:style-name="ro1" table:visibility="filter">
          <table:table-cell office:value-type="string" calcext:value-type="string">
            <text:p>Salaga</text:p>
          </table:table-cell>
          <table:table-cell office:value-type="float" office:value="-0.5167" calcext:value-type="float">
            <text:p>-0.5167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Salaga</text:p>
          </table:table-cell>
          <table:table-cell office:value-type="string" calcext:value-type="string">
            <text:p>Savanna </text:p>
          </table:table-cell>
        </table:table-row>
        <table:table-row table:style-name="ro1" table:visibility="filter">
          <table:table-cell office:value-type="string" calcext:value-type="string">
            <text:p>Saltpond</text:p>
          </table:table-cell>
          <table:table-cell office:value-type="float" office:value="-1.0667" calcext:value-type="float">
            <text:p>-1.066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ltpond</text:p>
          </table:table-cell>
          <table:table-cell office:value-type="string" calcext:value-type="string">
            <text:p>Central </text:p>
          </table:table-cell>
        </table:table-row>
        <table:table-row table:style-name="ro1" table:visibility="filter">
          <table:table-cell office:value-type="string" calcext:value-type="string">
            <text:p>Samanhiya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anhyia</text:p>
          </table:table-cell>
          <table:table-cell office:value-type="string" calcext:value-type="string">
            <text:p>Eastern 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-2.5833" calcext:value-type="float">
            <text:p>-2.5833</text:p>
          </table:table-cell>
          <table:table-cell office:value-type="float" office:value="10.8333" calcext:value-type="float">
            <text:p>10.8333</text:p>
          </table:table-cell>
          <table:table-cell office:value-type="string" calcext:value-type="string">
            <text:p>Lambussie-Karni</text:p>
          </table:table-cell>
          <table:table-cell office:value-type="string" calcext:value-type="string">
            <text:p>Upper West </text:p>
          </table:table-cell>
        </table:table-row>
        <table:table-row table:style-name="ro1" table:visibility="filter">
          <table:table-cell office:value-type="string" calcext:value-type="string">
            <text:p>Sampa</text:p>
          </table:table-cell>
          <table:table-cell office:value-type="float" office:value="-2.7" calcext:value-type="float">
            <text:p>-2.7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Sampa</text:p>
          </table:table-cell>
          <table:table-cell office:value-type="string" calcext:value-type="string">
            <text:p>Bono </text:p>
          </table:table-cell>
        </table:table-row>
        <table:table-row table:style-name="ro1" table:visibility="filter">
          <table:table-cell office:value-type="string" calcext:value-type="string">
            <text:p>Samreboi</text:p>
          </table:table-cell>
          <table:table-cell office:value-type="float" office:value="-2.5667" calcext:value-type="float">
            <text:p>-2.5667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menfi West Municipal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Sandema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10.7333" calcext:value-type="float">
            <text:p>10.7333</text:p>
          </table:table-cell>
          <table:table-cell office:value-type="string" calcext:value-type="string">
            <text:p>Builsa North</text:p>
          </table:table-cell>
          <table:table-cell office:value-type="string" calcext:value-type="string">
            <text:p>Upper East </text:p>
          </table:table-cell>
        </table:table-row>
        <table:table-row table:style-name="ro1" table:visibility="filter">
          <table:table-cell office:value-type="string" calcext:value-type="string">
            <text:p>Sankpala</text:p>
          </table:table-cell>
          <table:table-cell office:value-type="float" office:value="-1.0167" calcext:value-type="float">
            <text:p>-1.0167</text:p>
          </table:table-cell>
          <table:table-cell office:value-type="float" office:value="9.2333" calcext:value-type="float">
            <text:p>9.2333</text:p>
          </table:table-cell>
          <table:table-cell office:value-type="string" calcext:value-type="string">
            <text:p>Central Gonja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Sasekpe</text:p>
          </table:table-cell>
          <table:table-cell office:value-type="float" office:value="0.6167" calcext:value-type="float">
            <text:p>0.6167</text:p>
          </table:table-cell>
          <table:table-cell office:value-type="float" office:value="6.2667" calcext:value-type="float">
            <text:p>6.2667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 </text:p>
          </table:table-cell>
        </table:table-row>
        <table:table-row table:style-name="ro1" table:visibility="filter">
          <table:table-cell office:value-type="string" calcext:value-type="string">
            <text:p>Savelugu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avelugu-Nanton</text:p>
          </table:table-cell>
          <table:table-cell office:value-type="string" calcext:value-type="string">
            <text:p>Northern </text:p>
          </table:table-cell>
        </table:table-row>
        <table:table-row table:style-name="ro1" table:visibility="filter">
          <table:table-cell office:value-type="string" calcext:value-type="string">
            <text:p>Sawla</text:p>
          </table:table-cell>
          <table:table-cell office:value-type="float" office:value="-2.4167" calcext:value-type="float">
            <text:p>-2.4167</text:p>
          </table:table-cell>
          <table:table-cell office:value-type="float" office:value="9.2833" calcext:value-type="float">
            <text:p>9.2833</text:p>
          </table:table-cell>
          <table:table-cell office:value-type="string" calcext:value-type="string">
            <text:p>Sawla-Tuna-Kalba</text:p>
          </table:table-cell>
          <table:table-cell office:value-type="string" calcext:value-type="string">
            <text:p>Savanna </text:p>
          </table:table-cell>
        </table:table-row>
        <table:table-row table:style-name="ro1" table:visibility="filter">
          <table:table-cell office:value-type="string" calcext:value-type="string">
            <text:p>Sefwi <text:s/>Wiawso</text:p>
          </table:table-cell>
          <table:table-cell office:value-type="float" office:value="-2.4833" calcext:value-type="float">
            <text:p>-2.483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efwi - Wiawso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Sefwi <text:s/>Wiawso</text:p>
          </table:table-cell>
          <table:table-cell office:value-type="float" office:value="-2.4833" calcext:value-type="float">
            <text:p>-2.483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efwi - Wiawso</text:p>
          </table:table-cell>
          <table:table-cell office:value-type="string" calcext:value-type="string">
            <text:p>Western </text:p>
          </table:table-cell>
        </table:table-row>
        <table:table-row table:style-name="ro1" table:visibility="filter">
          <table:table-cell office:value-type="string" calcext:value-type="string">
            <text:p>Sefwi Bekwai</text:p>
          </table:table-cell>
          <table:table-cell office:value-type="float" office:value="-2.3211" calcext:value-type="float">
            <text:p>-2.3211</text:p>
          </table:table-cell>
          <table:table-cell office:value-type="float" office:value="6.1965" calcext:value-type="float">
            <text:p>6.1965</text:p>
          </table:table-cell>
          <table:table-cell office:value-type="string" calcext:value-type="string">
            <text:p>Bibiani Anhwiase Bekwai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efwi Wiawso</text:p>
          </table:table-cell>
          <table:table-cell office:value-type="float" office:value="-2.4833" calcext:value-type="float">
            <text:p>-2.483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efwi - Wiawso</text:p>
          </table:table-cell>
          <table:table-cell office:value-type="string" calcext:value-type="string">
            <text:p>Western North</text:p>
          </table:table-cell>
        </table:table-row>
        <table:table-row table:style-name="ro1" table:visibility="filter">
          <table:table-cell office:value-type="string" calcext:value-type="string">
            <text:p>Sege</text:p>
          </table:table-cell>
          <table:table-cell office:value-type="float" office:value="0.35" calcext:value-type="float">
            <text:p>0.35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Ningo Prampram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Seikwa</text:p>
          </table:table-cell>
          <table:table-cell office:value-type="float" office:value="-2.5167" calcext:value-type="float">
            <text:p>-2.5167</text:p>
          </table:table-cell>
          <table:table-cell office:value-type="float" office:value="7.7167" calcext:value-type="float">
            <text:p>7.7167</text:p>
          </table:table-cell>
          <table:table-cell office:value-type="string" calcext:value-type="string">
            <text:p>Tain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Sekesua</text:p>
          </table:table-cell>
          <table:table-cell office:value-type="float" office:value="-1.3333" calcext:value-type="float">
            <text:p>-1.333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Bosome Freho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Sekodumasi</text:p>
          </table:table-cell>
          <table:table-cell office:value-type="float" office:value="-1.5833" calcext:value-type="float">
            <text:p>-1.583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Ejura-Sekyedumase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Sekondi</text:p>
          </table:table-cell>
          <table:table-cell office:value-type="float" office:value="-1.7167" calcext:value-type="float">
            <text:p>-1.7167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Sekondi-Takoradi Met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enchi</text:p>
          </table:table-cell>
          <table:table-cell office:value-type="float" office:value="0.0833" calcext:value-type="float">
            <text:p>0.083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suogyaman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Senya Bereku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5.3833" calcext:value-type="float">
            <text:p>5.3833</text:p>
          </table:table-cell>
          <table:table-cell office:value-type="string" calcext:value-type="string">
            <text:p>Awutu�Seny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Sese</text:p>
          </table:table-cell>
          <table:table-cell office:value-type="float" office:value="-1.9167" calcext:value-type="float">
            <text:p>-1.9167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Ahanta West Mu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hai Hills</text:p>
          </table:table-cell>
          <table:table-cell office:value-type="float" office:value="0.0333" calcext:value-type="float">
            <text:p>0.0333</text:p>
          </table:table-cell>
          <table:table-cell office:value-type="float" office:value="5.8833" calcext:value-type="float">
            <text:p>5.8833</text:p>
          </table:table-cell>
          <table:table-cell office:value-type="string" calcext:value-type="string">
            <text:p>Shai Osudoku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Shia</text:p>
          </table:table-cell>
          <table:table-cell office:value-type="float" office:value="0.5667" calcext:value-type="float">
            <text:p>0.566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H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Shiare</text:p>
          </table:table-cell>
          <table:table-cell office:value-type="float" office:value="-2.1" calcext:value-type="float">
            <text:p>-2.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Tarkwa Nsuaem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impa</text:p>
          </table:table-cell>
          <table:table-cell office:value-type="float" office:value="-2.56667" calcext:value-type="float">
            <text:p>-2.56667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Tarkwa Nsuaem Mi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ogakope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Sokode Bagble</text:p>
          </table:table-cell>
          <table:table-cell office:value-type="float" office:value="0.3833" calcext:value-type="float">
            <text:p>0.3833</text:p>
          </table:table-cell>
          <table:table-cell office:value-type="float" office:value="6.5667" calcext:value-type="float">
            <text:p>6.5667</text:p>
          </table:table-cell>
          <table:table-cell office:value-type="string" calcext:value-type="string">
            <text:p>Ho West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Somanya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Yilo Krob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Somanya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Yilo Krobo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Sovie</text:p>
          </table:table-cell>
          <table:table-cell office:value-type="float" office:value="0.3" calcext:value-type="float">
            <text:p>0.3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Kpando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Srogboe</text:p>
          </table:table-cell>
          <table:table-cell office:value-type="float" office:value="0.8333" calcext:value-type="float">
            <text:p>0.8333</text:p>
          </table:table-cell>
          <table:table-cell office:value-type="float" office:value="5.7833" calcext:value-type="float">
            <text:p>5.7833</text:p>
          </table:table-cell>
          <table:table-cell office:value-type="string" calcext:value-type="string">
            <text:p>Keta Municipal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Subri</text:p>
          </table:table-cell>
          <table:table-cell office:value-type="float" office:value="-1.75" calcext:value-type="float">
            <text:p>-1.75</text:p>
          </table:table-cell>
          <table:table-cell office:value-type="float" office:value="5.5333" calcext:value-type="float">
            <text:p>5.5333</text:p>
          </table:table-cell>
          <table:table-cell office:value-type="string" calcext:value-type="string">
            <text:p>Wassa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ubriso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Sene East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Suhia Asikuma</text:p>
          </table:table-cell>
          <table:table-cell office:value-type="float" office:value="-0.45" calcext:value-type="float">
            <text:p>-0.45</text:p>
          </table:table-cell>
          <table:table-cell office:value-type="float" office:value="7.1833" calcext:value-type="float">
            <text:p>7.1833</text:p>
          </table:table-cell>
          <table:table-cell office:value-type="string" calcext:value-type="string">
            <text:p>Sekyere Afram Plains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Suhum</text:p>
          </table:table-cell>
          <table:table-cell office:value-type="float" office:value="-0.45" calcext:value-type="float">
            <text:p>-0.45</text:p>
          </table:table-cell>
          <table:table-cell office:value-type="float" office:value="6.0333" calcext:value-type="float">
            <text:p>6.0333</text:p>
          </table:table-cell>
          <table:table-cell office:value-type="string" calcext:value-type="string">
            <text:p>Suhum Minicipal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Suku Suku</text:p>
          </table:table-cell>
          <table:table-cell office:value-type="float" office:value="-2.15" calcext:value-type="float">
            <text:p>-2.15</text:p>
          </table:table-cell>
          <table:table-cell office:value-type="float" office:value="5.0333" calcext:value-type="float">
            <text:p>5.0333</text:p>
          </table:table-cell>
          <table:table-cell office:value-type="string" calcext:value-type="string">
            <text:p>Nzema East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Sunyani</text:p>
          </table:table-cell>
          <table:table-cell office:value-type="float" office:value="-2.3333" calcext:value-type="float">
            <text:p>-2.3333</text:p>
          </table:table-cell>
          <table:table-cell office:value-type="float" office:value="7.3333" calcext:value-type="float">
            <text:p>7.3333</text:p>
          </table:table-cell>
          <table:table-cell office:value-type="string" calcext:value-type="string">
            <text:p>Sunyani Mi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Sunyani</text:p>
          </table:table-cell>
          <table:table-cell office:value-type="float" office:value="-2.3333" calcext:value-type="float">
            <text:p>-2.3333</text:p>
          </table:table-cell>
          <table:table-cell office:value-type="float" office:value="7.3333" calcext:value-type="float">
            <text:p>7.3333</text:p>
          </table:table-cell>
          <table:table-cell office:value-type="string" calcext:value-type="string">
            <text:p>Sunyani Mi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Sunyani</text:p>
          </table:table-cell>
          <table:table-cell office:value-type="float" office:value="-2.3333" calcext:value-type="float">
            <text:p>-2.3333</text:p>
          </table:table-cell>
          <table:table-cell office:value-type="float" office:value="7.3333" calcext:value-type="float">
            <text:p>7.3333</text:p>
          </table:table-cell>
          <table:table-cell office:value-type="string" calcext:value-type="string">
            <text:p>Sunyani Mi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Sunyani</text:p>
          </table:table-cell>
          <table:table-cell office:value-type="float" office:value="-2.3299" calcext:value-type="float">
            <text:p>-2.3299</text:p>
          </table:table-cell>
          <table:table-cell office:value-type="float" office:value="7.3592" calcext:value-type="float">
            <text:p>7.3592</text:p>
          </table:table-cell>
          <table:table-cell office:value-type="string" calcext:value-type="string">
            <text:p>Sunyani Mi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Tadzewu</text:p>
          </table:table-cell>
          <table:table-cell office:value-type="float" office:value="0.9" calcext:value-type="float">
            <text:p>0.9</text:p>
          </table:table-cell>
          <table:table-cell office:value-type="float" office:value="6.1833" calcext:value-type="float">
            <text:p>6.1833</text:p>
          </table:table-cell>
          <table:table-cell office:value-type="string" calcext:value-type="string">
            <text:p>Ketu North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Tafo</text:p>
          </table:table-cell>
          <table:table-cell office:value-type="float" office:value="-0.3667" calcext:value-type="float">
            <text:p>-0.3667</text:p>
          </table:table-cell>
          <table:table-cell office:value-type="float" office:value="6.2167" calcext:value-type="float">
            <text:p>6.2167</text:p>
          </table:table-cell>
          <table:table-cell office:value-type="string" calcext:value-type="string">
            <text:p>Abuakwa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Tafo Kwahu</text:p>
          </table:table-cell>
          <table:table-cell office:value-type="float" office:value="-0.6667" calcext:value-type="float">
            <text:p>-0.6667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Kwahu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Takinta Camp</text:p>
          </table:table-cell>
          <table:table-cell office:value-type="float" office:value="-2.8" calcext:value-type="float">
            <text:p>-2.8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Jomo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Takoradi</text:p>
          </table:table-cell>
          <table:table-cell office:value-type="float" office:value="-1.7744" calcext:value-type="float">
            <text:p>-1.7744</text:p>
          </table:table-cell>
          <table:table-cell office:value-type="float" office:value="4.8935" calcext:value-type="float">
            <text:p>4.8935</text:p>
          </table:table-cell>
          <table:table-cell office:value-type="string" calcext:value-type="string">
            <text:p>Sekondi-Takoradi Met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Takoradi</text:p>
          </table:table-cell>
          <table:table-cell office:value-type="float" office:value="-1.7665" calcext:value-type="float">
            <text:p>-1.7665</text:p>
          </table:table-cell>
          <table:table-cell office:value-type="float" office:value="4.8897" calcext:value-type="float">
            <text:p>4.8897</text:p>
          </table:table-cell>
          <table:table-cell office:value-type="string" calcext:value-type="string">
            <text:p>Sekondi-Takoradi Met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Takoradi</text:p>
          </table:table-cell>
          <table:table-cell office:value-type="float" office:value="-1.75" calcext:value-type="float">
            <text:p>-1.7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ekondi-Takoradi Met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Takrabe</text:p>
          </table:table-cell>
          <table:table-cell office:value-type="float" office:value="0.4" calcext:value-type="float">
            <text:p>0.4</text:p>
          </table:table-cell>
          <table:table-cell office:value-type="float" office:value="7.3667" calcext:value-type="float">
            <text:p>7.3667</text:p>
          </table:table-cell>
          <table:table-cell office:value-type="string" calcext:value-type="string">
            <text:p>Jasikan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Tamale</text:p>
          </table:table-cell>
          <table:table-cell office:value-type="float" office:value="-0.8624" calcext:value-type="float">
            <text:p>-0.8624</text:p>
          </table:table-cell>
          <table:table-cell office:value-type="float" office:value="9.5539" calcext:value-type="float">
            <text:p>9.5539</text:p>
          </table:table-cell>
          <table:table-cell office:value-type="string" calcext:value-type="string">
            <text:p>Tamale Metropolita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Tamale</text:p>
          </table:table-cell>
          <table:table-cell office:value-type="float" office:value="-0.85" calcext:value-type="float">
            <text:p>-0.85</text:p>
          </table:table-cell>
          <table:table-cell office:value-type="float" office:value="9.4167" calcext:value-type="float">
            <text:p>9.4167</text:p>
          </table:table-cell>
          <table:table-cell office:value-type="string" calcext:value-type="string">
            <text:p>Tamale Metropolita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Tamale</text:p>
          </table:table-cell>
          <table:table-cell office:value-type="float" office:value="-0.85" calcext:value-type="float">
            <text:p>-0.85</text:p>
          </table:table-cell>
          <table:table-cell office:value-type="float" office:value="9.4167" calcext:value-type="float">
            <text:p>9.4167</text:p>
          </table:table-cell>
          <table:table-cell office:value-type="string" calcext:value-type="string">
            <text:p>Tamale Metropolita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Tamale</text:p>
          </table:table-cell>
          <table:table-cell office:value-type="float" office:value="-0.85" calcext:value-type="float">
            <text:p>-0.85</text:p>
          </table:table-cell>
          <table:table-cell office:value-type="float" office:value="9.4167" calcext:value-type="float">
            <text:p>9.4167</text:p>
          </table:table-cell>
          <table:table-cell office:value-type="string" calcext:value-type="string">
            <text:p>Tamale Metropolita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Tamatoku</text:p>
          </table:table-cell>
          <table:table-cell office:value-type="float" office:value="0.5333" calcext:value-type="float">
            <text:p>0.5333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da East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Tanoso</text:p>
          </table:table-cell>
          <table:table-cell office:value-type="float" office:value="-1.9667" calcext:value-type="float">
            <text:p>-1.9667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Techiman Municipal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Tarkwa-U.M.A.T.</text:p>
          </table:table-cell>
          <table:table-cell office:value-type="float" office:value="-1.9833" calcext:value-type="float">
            <text:p>-1.9833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Tarkwa Nsuaem Minicipal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Tease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6.9333" calcext:value-type="float">
            <text:p>6.9333</text:p>
          </table:table-cell>
          <table:table-cell office:value-type="string" calcext:value-type="string">
            <text:p>Kwahu Afram Plains Sou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Techiman</text:p>
          </table:table-cell>
          <table:table-cell office:value-type="float" office:value="-1.9333" calcext:value-type="float">
            <text:p>-1.9333</text:p>
          </table:table-cell>
          <table:table-cell office:value-type="float" office:value="7.5667" calcext:value-type="float">
            <text:p>7.5667</text:p>
          </table:table-cell>
          <table:table-cell office:value-type="string" calcext:value-type="string">
            <text:p>Techiman Municipal</text:p>
          </table:table-cell>
          <table:table-cell office:value-type="string" calcext:value-type="string">
            <text:p>Bono East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0" calcext:value-type="float">
            <text:p>0</text:p>
          </table:table-cell>
          <table:table-cell office:value-type="float" office:value="5.6167" calcext:value-type="float">
            <text:p>5.6167</text:p>
          </table:table-cell>
          <table:table-cell office:value-type="string" calcext:value-type="string">
            <text:p>Tema Metropolitan</text:p>
          </table:table-cell>
          <table:table-cell office:value-type="string" calcext:value-type="string">
            <text:p>Greater Accra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0.0016" calcext:value-type="float">
            <text:p>0.0016</text:p>
          </table:table-cell>
          <table:table-cell office:value-type="float" office:value="5.6323" calcext:value-type="float">
            <text:p>5.6323</text:p>
          </table:table-cell>
          <table:table-cell office:value-type="string" calcext:value-type="string">
            <text:p>Tema Metropolitan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Tepa</text:p>
          </table:table-cell>
          <table:table-cell office:value-type="float" office:value="-2.1833" calcext:value-type="float">
            <text:p>-2.1833</text:p>
          </table:table-cell>
          <table:table-cell office:value-type="float" office:value="7.0167" calcext:value-type="float">
            <text:p>7.0167</text:p>
          </table:table-cell>
          <table:table-cell office:value-type="string" calcext:value-type="string">
            <text:p>Ahafo Ano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Teteman</text:p>
          </table:table-cell>
          <table:table-cell office:value-type="float" office:value="0.5091" calcext:value-type="float">
            <text:p>0.5091</text:p>
          </table:table-cell>
          <table:table-cell office:value-type="float" office:value="7.3047" calcext:value-type="float">
            <text:p>7.3047</text:p>
          </table:table-cell>
          <table:table-cell office:value-type="string" calcext:value-type="string">
            <text:p>Jasikan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Tetrim</text:p>
          </table:table-cell>
          <table:table-cell office:value-type="float" office:value="-1.6333" calcext:value-type="float">
            <text:p>-1.6333</text:p>
          </table:table-cell>
          <table:table-cell office:value-type="float" office:value="7.0333" calcext:value-type="float">
            <text:p>7.0333</text:p>
          </table:table-cell>
          <table:table-cell office:value-type="string" calcext:value-type="string">
            <text:p>Afigya Kwabre North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Tikobo</text:p>
          </table:table-cell>
          <table:table-cell office:value-type="float" office:value="-2.5333" calcext:value-type="float">
            <text:p>-2.5333</text:p>
          </table:table-cell>
          <table:table-cell office:value-type="float" office:value="5.0833" calcext:value-type="float">
            <text:p>5.0833</text:p>
          </table:table-cell>
          <table:table-cell office:value-type="string" calcext:value-type="string">
            <text:p>Jomoro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Tinkong</text:p>
          </table:table-cell>
          <table:table-cell office:value-type="float" office:value="-0.2333" calcext:value-type="float">
            <text:p>-0.2333</text:p>
          </table:table-cell>
          <table:table-cell office:value-type="float" office:value="5.9833" calcext:value-type="float">
            <text:p>5.9833</text:p>
          </table:table-cell>
          <table:table-cell office:value-type="string" calcext:value-type="string">
            <text:p>Akwapem North</text:p>
          </table:table-cell>
          <table:table-cell office:value-type="string" calcext:value-type="string">
            <text:p>Eastern</text:p>
          </table:table-cell>
        </table:table-row>
        <table:table-row table:style-name="ro1" table:visibility="filter">
          <table:table-cell office:value-type="string" calcext:value-type="string">
            <text:p>Tolon</text:p>
          </table:table-cell>
          <table:table-cell office:value-type="float" office:value="-1.0667" calcext:value-type="float">
            <text:p>-1.0667</text:p>
          </table:table-cell>
          <table:table-cell office:value-type="float" office:value="9.4167" calcext:value-type="float">
            <text:p>9.4167</text:p>
          </table:table-cell>
          <table:table-cell office:value-type="string" calcext:value-type="string">
            <text:p>Tolo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Tonkaw (Tongor)</text:p>
          </table:table-cell>
          <table:table-cell office:value-type="float" office:value="0.1833" calcext:value-type="float">
            <text:p>0.1833</text:p>
          </table:table-cell>
          <table:table-cell office:value-type="float" office:value="6.6167" calcext:value-type="float">
            <text:p>6.6167</text:p>
          </table:table-cell>
          <table:table-cell office:value-type="string" calcext:value-type="string">
            <text:p>South Dayi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Tono</text:p>
          </table:table-cell>
          <table:table-cell office:value-type="float" office:value="-1.1667" calcext:value-type="float">
            <text:p>-1.1667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Builsa North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Trumiso</text:p>
          </table:table-cell>
          <table:table-cell office:value-type="float" office:value="-2.15" calcext:value-type="float">
            <text:p>-2.15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Wenchi Mu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Tsito</text:p>
          </table:table-cell>
          <table:table-cell office:value-type="float" office:value="0.2833" calcext:value-type="float">
            <text:p>0.2833</text:p>
          </table:table-cell>
          <table:table-cell office:value-type="float" office:value="6.5333" calcext:value-type="float">
            <text:p>6.5333</text:p>
          </table:table-cell>
          <table:table-cell office:value-type="string" calcext:value-type="string">
            <text:p>Tsito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Tsito</text:p>
          </table:table-cell>
          <table:table-cell office:value-type="float" office:value="0.2833" calcext:value-type="float">
            <text:p>0.2833</text:p>
          </table:table-cell>
          <table:table-cell office:value-type="float" office:value="6.5333" calcext:value-type="float">
            <text:p>6.5333</text:p>
          </table:table-cell>
          <table:table-cell office:value-type="string" calcext:value-type="string">
            <text:p>Tsito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Tugu</text:p>
          </table:table-cell>
          <table:table-cell office:value-type="float" office:value="-0.6" calcext:value-type="float">
            <text:p>-0.6</text:p>
          </table:table-cell>
          <table:table-cell office:value-type="float" office:value="9.3667" calcext:value-type="float">
            <text:p>9.3667</text:p>
          </table:table-cell>
          <table:table-cell office:value-type="string" calcext:value-type="string">
            <text:p>Tamale Metropolita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Tumu</text:p>
          </table:table-cell>
          <table:table-cell office:value-type="float" office:value="-1.9833" calcext:value-type="float">
            <text:p>-1.9833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Tumu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Tuna</text:p>
          </table:table-cell>
          <table:table-cell office:value-type="float" office:value="-2.4167" calcext:value-type="float">
            <text:p>-2.4167</text:p>
          </table:table-cell>
          <table:table-cell office:value-type="float" office:value="9.4833" calcext:value-type="float">
            <text:p>9.4833</text:p>
          </table:table-cell>
          <table:table-cell office:value-type="string" calcext:value-type="string">
            <text:p>Sawla-Tuna-Kalb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Tutukpene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kwanta South Municipal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Twifo Praso</text:p>
          </table:table-cell>
          <table:table-cell office:value-type="float" office:value="-1.55" calcext:value-type="float">
            <text:p>-1.5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Twifo Atti Morkw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Twifo Praso</text:p>
          </table:table-cell>
          <table:table-cell office:value-type="float" office:value="-1.55" calcext:value-type="float">
            <text:p>-1.5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Twifo Atti Morkwa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Vea</text:p>
          </table:table-cell>
          <table:table-cell office:value-type="float" office:value="-0.85" calcext:value-type="float">
            <text:p>-0.85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Vere</text:p>
          </table:table-cell>
          <table:table-cell office:value-type="float" office:value="-2.6" calcext:value-type="float">
            <text:p>-2.6</text:p>
          </table:table-cell>
          <table:table-cell office:value-type="float" office:value="9.9333" calcext:value-type="float">
            <text:p>9.9333</text:p>
          </table:table-cell>
          <table:table-cell office:value-type="string" calcext:value-type="string">
            <text:p>Wa West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Volo</text:p>
          </table:table-cell>
          <table:table-cell office:value-type="float" office:value="0.3" calcext:value-type="float">
            <text:p>0.3</text:p>
          </table:table-cell>
          <table:table-cell office:value-type="float" office:value="6.0667" calcext:value-type="float">
            <text:p>6.0667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Wa</text:p>
          </table:table-cell>
          <table:table-cell office:value-type="float" office:value="-2.5" calcext:value-type="float">
            <text:p>-2.5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Wa Municipal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Walembele</text:p>
          </table:table-cell>
          <table:table-cell office:value-type="float" office:value="-1.9667" calcext:value-type="float">
            <text:p>-1.9667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llembelle</text:p>
          </table:table-cell>
          <table:table-cell office:value-type="string" calcext:value-type="string">
            <text:p>Western</text:p>
          </table:table-cell>
        </table:table-row>
        <table:table-row table:style-name="ro1" table:visibility="filter">
          <table:table-cell office:value-type="string" calcext:value-type="string">
            <text:p>Walewale</text:p>
          </table:table-cell>
          <table:table-cell office:value-type="float" office:value="-0.8" calcext:value-type="float">
            <text:p>-0.8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Mamprusi West Municipal</text:p>
          </table:table-cell>
          <table:table-cell office:value-type="string" calcext:value-type="string">
            <text:p>North East</text:p>
          </table:table-cell>
        </table:table-row>
        <table:table-row table:style-name="ro1" table:visibility="filter">
          <table:table-cell office:value-type="string" calcext:value-type="string">
            <text:p>Wamfie</text:p>
          </table:table-cell>
          <table:table-cell office:value-type="float" office:value="-2.7" calcext:value-type="float">
            <text:p>-2.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ormaa East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Wapuli</text:p>
          </table:table-cell>
          <table:table-cell office:value-type="float" office:value="0.1" calcext:value-type="float">
            <text:p>0.1</text:p>
          </table:table-cell>
          <table:table-cell office:value-type="float" office:value="9.1833" calcext:value-type="float">
            <text:p>9.1833</text:p>
          </table:table-cell>
          <table:table-cell office:value-type="string" calcext:value-type="string">
            <text:p>Mio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Wawjawga</text:p>
          </table:table-cell>
          <table:table-cell office:value-type="float" office:value="0.3333" calcext:value-type="float">
            <text:p>0.3333</text:p>
          </table:table-cell>
          <table:table-cell office:value-type="float" office:value="10.2167" calcext:value-type="float">
            <text:p>10.2167</text:p>
          </table:table-cell>
          <table:table-cell office:value-type="string" calcext:value-type="string">
            <text:p>Saboba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Wechiau</text:p>
          </table:table-cell>
          <table:table-cell office:value-type="float" office:value="-2.6833" calcext:value-type="float">
            <text:p>-2.6833</text:p>
          </table:table-cell>
          <table:table-cell office:value-type="float" office:value="9.8333" calcext:value-type="float">
            <text:p>9.8333</text:p>
          </table:table-cell>
          <table:table-cell office:value-type="string" calcext:value-type="string">
            <text:p>Wa West</text:p>
          </table:table-cell>
          <table:table-cell office:value-type="string" calcext:value-type="string">
            <text:p>Upper West</text:p>
          </table:table-cell>
        </table:table-row>
        <table:table-row table:style-name="ro1" table:visibility="filter">
          <table:table-cell office:value-type="string" calcext:value-type="string">
            <text:p>Weija</text:p>
          </table:table-cell>
          <table:table-cell office:value-type="float" office:value="-0.35" calcext:value-type="float">
            <text:p>-0.35</text:p>
          </table:table-cell>
          <table:table-cell office:value-type="float" office:value="5.5667" calcext:value-type="float">
            <text:p>5.5667</text:p>
          </table:table-cell>
          <table:table-cell office:value-type="string" calcext:value-type="string">
            <text:p>Ga South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Weija</text:p>
          </table:table-cell>
          <table:table-cell office:value-type="float" office:value="-0.4" calcext:value-type="float">
            <text:p>-0.4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Ga South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Weija-Accra</text:p>
          </table:table-cell>
          <table:table-cell office:value-type="float" office:value="-0.3422" calcext:value-type="float">
            <text:p>-0.3422</text:p>
          </table:table-cell>
          <table:table-cell office:value-type="float" office:value="5.5714" calcext:value-type="float">
            <text:p>5.5714</text:p>
          </table:table-cell>
          <table:table-cell office:value-type="string" calcext:value-type="string">
            <text:p>Gbawe Municipal</text:p>
          </table:table-cell>
          <table:table-cell office:value-type="string" calcext:value-type="string">
            <text:p>Greater Accra</text:p>
          </table:table-cell>
        </table:table-row>
        <table:table-row table:style-name="ro1" table:visibility="filter">
          <table:table-cell office:value-type="string" calcext:value-type="string">
            <text:p>Wenchi</text:p>
          </table:table-cell>
          <table:table-cell office:value-type="float" office:value="-2.1" calcext:value-type="float">
            <text:p>-2.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Wenchi Municipal</text:p>
          </table:table-cell>
          <table:table-cell office:value-type="string" calcext:value-type="string">
            <text:p>Bono</text:p>
          </table:table-cell>
        </table:table-row>
        <table:table-row table:style-name="ro1" table:visibility="filter">
          <table:table-cell office:value-type="string" calcext:value-type="string">
            <text:p>Wiaga</text:p>
          </table:table-cell>
          <table:table-cell office:value-type="float" office:value="-1.2667" calcext:value-type="float">
            <text:p>-1.2667</text:p>
          </table:table-cell>
          <table:table-cell office:value-type="float" office:value="10.65" calcext:value-type="float">
            <text:p>10.65</text:p>
          </table:table-cell>
          <table:table-cell office:value-type="string" calcext:value-type="string">
            <text:p>Builsa North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Wiawso</text:p>
          </table:table-cell>
          <table:table-cell office:value-type="float" office:value="-2.0333" calcext:value-type="float">
            <text:p>-2.0333</text:p>
          </table:table-cell>
          <table:table-cell office:value-type="float" office:value="6.9167" calcext:value-type="float">
            <text:p>6.9167</text:p>
          </table:table-cell>
          <table:table-cell office:value-type="string" calcext:value-type="string">
            <text:p>Ahafo Ano South West</text:p>
          </table:table-cell>
          <table:table-cell office:value-type="string" calcext:value-type="string">
            <text:p>Ashanti</text:p>
          </table:table-cell>
        </table:table-row>
        <table:table-row table:style-name="ro1" table:visibility="filter">
          <table:table-cell office:value-type="string" calcext:value-type="string">
            <text:p>Winneba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5.3333" calcext:value-type="float">
            <text:p>5.3333</text:p>
          </table:table-cell>
          <table:table-cell office:value-type="string" calcext:value-type="string">
            <text:p>Effutu Municipal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Winneba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5.3333" calcext:value-type="float">
            <text:p>5.3333</text:p>
          </table:table-cell>
          <table:table-cell office:value-type="string" calcext:value-type="string">
            <text:p>Effutu Municipal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Winneba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5.3333" calcext:value-type="float">
            <text:p>5.3333</text:p>
          </table:table-cell>
          <table:table-cell office:value-type="string" calcext:value-type="string">
            <text:p>Effutu Municipal</text:p>
          </table:table-cell>
          <table:table-cell office:value-type="string" calcext:value-type="string">
            <text:p>Central</text:p>
          </table:table-cell>
        </table:table-row>
        <table:table-row table:style-name="ro1" table:visibility="filter">
          <table:table-cell office:value-type="string" calcext:value-type="string">
            <text:p>Worawora</text:p>
          </table:table-cell>
          <table:table-cell office:value-type="float" office:value="0.3667" calcext:value-type="float">
            <text:p>0.3667</text:p>
          </table:table-cell>
          <table:table-cell office:value-type="float" office:value="7.5167" calcext:value-type="float">
            <text:p>7.5167</text:p>
          </table:table-cell>
          <table:table-cell office:value-type="string" calcext:value-type="string">
            <text:p>Biakoye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Workpe</text:p>
          </table:table-cell>
          <table:table-cell office:value-type="float" office:value="0.45" calcext:value-type="float">
            <text:p>0.45</text:p>
          </table:table-cell>
          <table:table-cell office:value-type="float" office:value="6.2167" calcext:value-type="float">
            <text:p>6.2167</text:p>
          </table:table-cell>
          <table:table-cell office:value-type="string" calcext:value-type="string">
            <text:p>Central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Wurinyaga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Tempane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Wurupong</text:p>
          </table:table-cell>
          <table:table-cell office:value-type="float" office:value="0.3333" calcext:value-type="float">
            <text:p>0.3333</text:p>
          </table:table-cell>
          <table:table-cell office:value-type="float" office:value="7.1833" calcext:value-type="float">
            <text:p>7.1833</text:p>
          </table:table-cell>
          <table:table-cell office:value-type="string" calcext:value-type="string">
            <text:p>Jasikan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Wusuta</text:p>
          </table:table-cell>
          <table:table-cell office:value-type="float" office:value="0.25" calcext:value-type="float">
            <text:p>0.25</text:p>
          </table:table-cell>
          <table:table-cell office:value-type="float" office:value="6.8333" calcext:value-type="float">
            <text:p>6.8333</text:p>
          </table:table-cell>
          <table:table-cell office:value-type="string" calcext:value-type="string">
            <text:p>Anfoega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Yapei</text:p>
          </table:table-cell>
          <table:table-cell office:value-type="float" office:value="-1.15" calcext:value-type="float">
            <text:p>-1.15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Central Gonja</text:p>
          </table:table-cell>
          <table:table-cell office:value-type="string" calcext:value-type="string">
            <text:p>Savannah</text:p>
          </table:table-cell>
        </table:table-row>
        <table:table-row table:style-name="ro1" table:visibility="filter">
          <table:table-cell office:value-type="string" calcext:value-type="string">
            <text:p>Yeji</text:p>
          </table:table-cell>
          <table:table-cell office:value-type="float" office:value="-0.65" calcext:value-type="float">
            <text:p>-0.65</text:p>
          </table:table-cell>
          <table:table-cell office:value-type="float" office:value="8.2167" calcext:value-type="float">
            <text:p>8.2167</text:p>
          </table:table-cell>
          <table:table-cell office:value-type="string" calcext:value-type="string">
            <text:p>Pru East</text:p>
          </table:table-cell>
          <table:table-cell office:value-type="string" calcext:value-type="string">
            <text:p>Bono East</text:p>
          </table:table-cell>
        </table:table-row>
        <table:table-row table:style-name="ro1" table:visibility="filter">
          <table:table-cell office:value-type="string" calcext:value-type="string">
            <text:p>Yendi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Yendi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Yendi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Yendi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Yendi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Yendi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Zabzungu</text:p>
          </table:table-cell>
          <table:table-cell office:value-type="float" office:value="0.3833" calcext:value-type="float">
            <text:p>0.3833</text:p>
          </table:table-cell>
          <table:table-cell office:value-type="float" office:value="9.2833" calcext:value-type="float">
            <text:p>9.2833</text:p>
          </table:table-cell>
          <table:table-cell office:value-type="string" calcext:value-type="string">
            <text:p>Zabzugu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Zan</text:p>
          </table:table-cell>
          <table:table-cell office:value-type="float" office:value="-0.2667" calcext:value-type="float">
            <text:p>-0.2667</text:p>
          </table:table-cell>
          <table:table-cell office:value-type="float" office:value="9.4167" calcext:value-type="float">
            <text:p>9.4167</text:p>
          </table:table-cell>
          <table:table-cell office:value-type="string" calcext:value-type="string">
            <text:p>Mion</text:p>
          </table:table-cell>
          <table:table-cell office:value-type="string" calcext:value-type="string">
            <text:p>Northern</text:p>
          </table:table-cell>
        </table:table-row>
        <table:table-row table:style-name="ro1" table:visibility="filter">
          <table:table-cell office:value-type="string" calcext:value-type="string">
            <text:p>Zawse Bawku</text:p>
          </table:table-cell>
          <table:table-cell office:value-type="float" office:value="-0.3" calcext:value-type="float">
            <text:p>-0.3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Bawku Municipal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Ziope</text:p>
          </table:table-cell>
          <table:table-cell office:value-type="float" office:value="0.75" calcext:value-type="float">
            <text:p>0.75</text:p>
          </table:table-cell>
          <table:table-cell office:value-type="float" office:value="6.4167" calcext:value-type="float">
            <text:p>6.4167</text:p>
          </table:table-cell>
          <table:table-cell office:value-type="string" calcext:value-type="string">
            <text:p>Ziope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Zomayi (Zuma)</text:p>
          </table:table-cell>
          <table:table-cell office:value-type="float" office:value="0.3833" calcext:value-type="float">
            <text:p>0.3833</text:p>
          </table:table-cell>
          <table:table-cell office:value-type="float" office:value="6.1167" calcext:value-type="float">
            <text:p>6.1167</text:p>
          </table:table-cell>
          <table:table-cell office:value-type="string" calcext:value-type="string">
            <text:p>North Tongu</text:p>
          </table:table-cell>
          <table:table-cell office:value-type="string" calcext:value-type="string">
            <text:p>Volta</text:p>
          </table:table-cell>
        </table:table-row>
        <table:table-row table:style-name="ro1" table:visibility="filter">
          <table:table-cell office:value-type="string" calcext:value-type="string">
            <text:p>Zongo Macheri</text:p>
          </table:table-cell>
          <table:table-cell office:value-type="float" office:value="-0.1167" calcext:value-type="float">
            <text:p>-0.1167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Krachi Nchumuru</text:p>
          </table:table-cell>
          <table:table-cell office:value-type="string" calcext:value-type="string">
            <text:p>Oti</text:p>
          </table:table-cell>
        </table:table-row>
        <table:table-row table:style-name="ro1" table:visibility="filter">
          <table:table-cell office:value-type="string" calcext:value-type="string">
            <text:p>Zongori</text:p>
          </table:table-cell>
          <table:table-cell office:value-type="float" office:value="-0.4167" calcext:value-type="float">
            <text:p>-0.4167</text:p>
          </table:table-cell>
          <table:table-cell office:value-type="float" office:value="10.6667" calcext:value-type="float">
            <text:p>10.6667</text:p>
          </table:table-cell>
          <table:table-cell office:value-type="string" calcext:value-type="string">
            <text:p>Bawku West</text:p>
          </table:table-cell>
          <table:table-cell office:value-type="string" calcext:value-type="string">
            <text:p>Upper East</text:p>
          </table:table-cell>
        </table:table-row>
        <table:table-row table:style-name="ro1" table:visibility="filter">
          <table:table-cell office:value-type="string" calcext:value-type="string">
            <text:p>Zuarungu</text:p>
          </table:table-cell>
          <table:table-cell office:value-type="float" office:value="-0.8" calcext:value-type="float">
            <text:p>-0.8</text:p>
          </table:table-cell>
          <table:table-cell office:value-type="float" office:value="10.7833" calcext:value-type="float">
            <text:p>10.7833</text:p>
          </table:table-cell>
          <table:table-cell office:value-type="string" calcext:value-type="string">
            <text:p>Bolga East</text:p>
          </table:table-cell>
          <table:table-cell office:value-type="string" calcext:value-type="string">
            <text:p>Upper East</text:p>
          </table:table-cell>
        </table:table-row>
      </table:table>
      <table:named-expressions/>
      <table:database-ranges>
        <table:database-range table:name="__Anonymous_Sheet_DB__0" table:target-range-address="regionmerge1.A1:regionmerge1.E683" table:display-filter-buttons="true">
          <table:filter>
            <table:filter-and>
              <table:filter-condition table:field-number="0" table:value="Tem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27T15:51:47.252254524</dc:date>
    <meta:editing-duration>PT57S</meta:editing-duration>
    <meta:editing-cycles>1</meta:editing-cycles>
    <meta:document-statistic meta:table-count="1" meta:cell-count="3415" meta:object-count="0"/>
    <meta:generator>LibreOffice/6.4.7.2$Linux_X86_64 LibreOffice_project/40$Build-2</meta:generator>
  </office:meta>
</office:document-meta>
</file>